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97.94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pple_5f_products.csv">
      <style:table-properties table:display="true" style:writing-mode="lr-tb"/>
    </style:style>
    <style:style style:name="ta2" style:family="table" style:master-page-name="PageStyle_5f_Flipkart_5f_Smartphone">
      <style:table-properties table:display="true" style:writing-mode="lr-tb"/>
    </style:style>
    <style:style style:name="ta3" style:family="table" style:master-page-name="PageStyle_5f_Annual_20_Revenue">
      <style:table-properties table:display="true" style:writing-mode="lr-tb"/>
    </style:style>
    <style:style style:name="ta4" style:family="table" style:master-page-name="PageStyle_5f_Market_20_Penetration_28_iphone_29_">
      <style:table-properties table:display="true" style:writing-mode="lr-tb"/>
    </style:style>
    <style:style style:name="ta5" style:family="table" style:master-page-name="PageStyle_5f_Country-wise_20_share">
      <style:table-properties table:display="true" style:writing-mode="lr-tb"/>
    </style:style>
    <style:style style:name="ta6" style:family="table" style:master-page-name="PageStyle_5f_Quarterly-share">
      <style:table-properties table:display="true" style:writing-mode="lr-tb"/>
    </style:style>
    <style:style style:name="ta7" style:family="table" style:master-page-name="PageStyle_5f_Model_20_share">
      <style:table-properties table:display="true" style:writing-mode="lr-tb"/>
    </style:style>
    <style:style style:name="ta8" style:family="table" style:master-page-name="PageStyle_5f_Apple_20__20_revenue_20_by_20_region">
      <style:table-properties table:display="fals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order-bottom="0.74pt solid #eaeaea" style:diagonal-bl-tr="none" style:diagonal-tl-br="none" style:text-align-source="fix" style:repeat-content="false" fo:wrap-option="no-wrap" fo:border-left="none" style:direction="ltr" fo:border-right="0.74pt solid #eaeaea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eaeaea" style:diagonal-bl-tr="none" style:diagonal-tl-br="none" style:text-align-source="fix" style:repeat-content="false" fo:wrap-option="no-wrap" fo:border-left="none" style:direction="ltr" fo:border-right="0.74pt solid #eaeaea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fo:border-bottom="0.74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le_products.csv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Product UR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ale Price</text:p>
          </table:table-cell>
          <table:table-cell table:style-name="ce1" office:value-type="string" calcext:value-type="string">
            <text:p>Mrp</text:p>
          </table:table-cell>
          <table:table-cell table:style-name="ce1" office:value-type="string" calcext:value-type="string">
            <text:p>Discount Percentage</text:p>
          </table:table-cell>
          <table:table-cell table:style-name="ce1" office:value-type="string" calcext:value-type="string">
            <text:p>Number Of Ratings</text:p>
          </table:table-cell>
          <table:table-cell table:style-name="ce1" office:value-type="string" calcext:value-type="string">
            <text:p>Number Of Reviews</text:p>
          </table:table-cell>
          <table:table-cell table:style-name="ce1" office:value-type="string" calcext:value-type="string">
            <text:p>Upc</text:p>
          </table:table-cell>
          <table:table-cell table:style-name="ce1" office:value-type="string" calcext:value-type="string">
            <text:p>Star Rating</text:p>
          </table:table-cell>
          <table:table-cell table:style-name="ce1" office:value-type="string" calcext:value-type="string">
            <text:p>Ra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Plus (Gold, 64 GB)</text:p>
          </table:table-cell>
          <table:table-cell table:style-name="ce2" office:value-type="string" calcext:value-type="string">
            <text:p><text:a xlink:href="https://www.flipkart.com/apple-iphone-8-plus-gold-64-gb/p/itmexrgvuzgzttzh?pid=MOBEXRGV7EHHTGUH" xlink:type="simple">https://www.flipkart.com/apple-iphone-8-plus-gold-64-gb/p/itmexrgvuzgzttzh?pid=MOBEXRGV7EHHTGUH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49900" calcext:value-type="float">
            <text:p>4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MOBEXRGV7EHHTGUH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Plus (Space Grey, 256 GB)</text:p>
          </table:table-cell>
          <table:table-cell table:style-name="ce2" office:value-type="string" calcext:value-type="string">
            <text:p><text:a xlink:href="https://www.flipkart.com/apple-iphone-8-plus-space-grey-256-gb/p/itmexrgvzkbyqgtf?pid=MOBEXRGVAC6TJT4F" xlink:type="simple">https://www.flipkart.com/apple-iphone-8-plus-space-grey-256-gb/p/itmexrgvzkbyqgtf?pid=MOBEXRGVAC6TJT4F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84900" calcext:value-type="float">
            <text:p>8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MOBEXRGVAC6TJT4F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Plus (Silver, 256 GB)</text:p>
          </table:table-cell>
          <table:table-cell table:style-name="ce2" office:value-type="string" calcext:value-type="string">
            <text:p><text:a xlink:href="https://www.flipkart.com/apple-iphone-8-plus-silver-256-gb/p/itmexrgvxatuyrqw?pid=MOBEXRGVGETABXWZ" xlink:type="simple">https://www.flipkart.com/apple-iphone-8-plus-silver-256-gb/p/itmexrgvxatuyrqw?pid=MOBEXRGVGETABXWZ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84900" calcext:value-type="float">
            <text:p>8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MOBEXRGVGETABXWZ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(Silver, 256 GB)</text:p>
          </table:table-cell>
          <table:table-cell table:style-name="ce2" office:value-type="string" calcext:value-type="string">
            <text:p><text:a xlink:href="https://www.flipkart.com/apple-iphone-8-silver-256-gb/p/itmexrgvae48gzhp?pid=MOBEXRGVMZWUHCBA" xlink:type="simple">https://www.flipkart.com/apple-iphone-8-silver-256-gb/p/itmexrgvae48gzhp?pid=MOBEXRGVMZWUHCBA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77000" calcext:value-type="float">
            <text:p>7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02" calcext:value-type="float">
            <text:p>11202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MOBEXRGVMZWUHCBA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(Gold, 256 GB)</text:p>
          </table:table-cell>
          <table:table-cell table:style-name="ce2" office:value-type="string" calcext:value-type="string">
            <text:p><text:a xlink:href="https://www.flipkart.com/apple-iphone-8-gold-256-gb/p/itmexrgv8bvfbzgw?pid=MOBEXRGVPK7PFEJZ" xlink:type="simple">https://www.flipkart.com/apple-iphone-8-gold-256-gb/p/itmexrgv8bvfbzgw?pid=MOBEXRGVPK7PFEJZ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77000" calcext:value-type="float">
            <text:p>7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02" calcext:value-type="float">
            <text:p>11202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MOBEXRGVPK7PFEJZ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Plus (Silver, 64 GB)</text:p>
          </table:table-cell>
          <table:table-cell table:style-name="ce2" office:value-type="string" calcext:value-type="string">
            <text:p><text:a xlink:href="https://www.flipkart.com/apple-iphone-8-plus-silver-64-gb/p/itmexrgv7yfjbryy?pid=MOBEXRGVQGYYP8FV" xlink:type="simple">https://www.flipkart.com/apple-iphone-8-plus-silver-64-gb/p/itmexrgv7yfjbryy?pid=MOBEXRGVQGYYP8FV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49900" calcext:value-type="float">
            <text:p>4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MOBEXRGVQGYYP8FV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Plus (Space Grey, 64 GB)</text:p>
          </table:table-cell>
          <table:table-cell table:style-name="ce2" office:value-type="string" calcext:value-type="string">
            <text:p><text:a xlink:href="https://www.flipkart.com/apple-iphone-8-plus-space-grey-64-gb/p/itmexrgvehtzhh9v?pid=MOBEXRGVQKBREZP8" xlink:type="simple">https://www.flipkart.com/apple-iphone-8-plus-space-grey-64-gb/p/itmexrgvehtzhh9v?pid=MOBEXRGVQKBREZP8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49900" calcext:value-type="float">
            <text:p>4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31" calcext:value-type="float">
            <text:p>343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MOBEXRGVQKBREZP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8 (Space Grey, 256 GB)</text:p>
          </table:table-cell>
          <table:table-cell table:style-name="ce2" office:value-type="string" calcext:value-type="string">
            <text:p><text:a xlink:href="https://www.flipkart.com/apple-iphone-8-space-grey-256-gb/p/itmexrgvypzqw6df?pid=MOBEXRGVZFZGZEWV" xlink:type="simple">https://www.flipkart.com/apple-iphone-8-space-grey-256-gb/p/itmexrgvypzqw6df?pid=MOBEXRGVZFZGZEWV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77000" calcext:value-type="float">
            <text:p>77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02" calcext:value-type="float">
            <text:p>11202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MOBEXRGVZFZGZEWV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S Max (Silver, 64 GB)</text:p>
          </table:table-cell>
          <table:table-cell table:style-name="ce2" office:value-type="string" calcext:value-type="string">
            <text:p><text:a xlink:href="https://www.flipkart.com/apple-iphone-xs-max-silver-64-gb/p/itmf944ehzsh7emx?pid=MOBF944E2XAHW8V5" xlink:type="simple">https://www.flipkart.com/apple-iphone-xs-max-silver-64-gb/p/itmf944ehzsh7emx?pid=MOBF944E2XAHW8V5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89900" calcext:value-type="float">
            <text:p>8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4" calcext:value-type="float">
            <text:p>145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MOBF944E2XAHW8V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R ((PRODUCT)RED, 128 GB) (Includes EarPods, Power Adapter)</text:p>
          </table:table-cell>
          <table:table-cell table:style-name="ce2" office:value-type="string" calcext:value-type="string">
            <text:p><text:a xlink:href="https://www.flipkart.com/apple-iphone-xr-product-red-128-gb-includes-earpods-power-adapter/p/itmf9z7zbkvjzegf?pid=MOBF9Z7ZHQC23PWQ" xlink:type="simple">https://www.flipkart.com/apple-iphone-xr-product-red-128-gb-includes-earpods-power-adapter/p/itmf9z7zbkvjzegf?pid=MOBF9Z7ZHQC23PWQ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1999" calcext:value-type="float">
            <text:p>41999</text:p>
          </table:table-cell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512" calcext:value-type="float">
            <text:p>79512</text:p>
          </table:table-cell>
          <table:table-cell table:style-name="ce1" office:value-type="float" office:value="6796" calcext:value-type="float">
            <text:p>6796</text:p>
          </table:table-cell>
          <table:table-cell table:style-name="ce1" office:value-type="string" calcext:value-type="string">
            <text:p>MOBF9Z7ZHQC23PWQ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R (Black, 64 GB) (Includes EarPods, Power Adapter)</text:p>
          </table:table-cell>
          <table:table-cell table:style-name="ce2" office:value-type="string" calcext:value-type="string">
            <text:p><text:a xlink:href="https://www.flipkart.com/apple-iphone-xr-black-64-gb-includes-earpods-power-adapter/p/itmf9z7zxu4uqyz2?pid=MOBF9Z7ZPHGV4GNH" xlink:type="simple">https://www.flipkart.com/apple-iphone-xr-black-64-gb-includes-earpods-power-adapter/p/itmf9z7zxu4uqyz2?pid=MOBF9Z7ZPHGV4GNH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39999" calcext:value-type="float">
            <text:p>39999</text:p>
          </table:table-cell>
          <table:table-cell table:style-name="ce1" office:value-type="float" office:value="47900" calcext:value-type="float">
            <text:p>479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9512" calcext:value-type="float">
            <text:p>79512</text:p>
          </table:table-cell>
          <table:table-cell table:style-name="ce1" office:value-type="float" office:value="6796" calcext:value-type="float">
            <text:p>6796</text:p>
          </table:table-cell>
          <table:table-cell table:style-name="ce1" office:value-type="string" calcext:value-type="string">
            <text:p>MOBF9Z7ZPHGV4GNH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R (Coral, 128 GB) (Includes EarPods, Power Adapter)</text:p>
          </table:table-cell>
          <table:table-cell table:style-name="ce2" office:value-type="string" calcext:value-type="string">
            <text:p><text:a xlink:href="https://www.flipkart.com/apple-iphone-xr-coral-128-gb-includes-earpods-power-adapter/p/itmf9z7zgxx5wgez?pid=MOBF9Z7ZS6GF5UAP" xlink:type="simple">https://www.flipkart.com/apple-iphone-xr-coral-128-gb-includes-earpods-power-adapter/p/itmf9z7zgxx5wgez?pid=MOBF9Z7ZS6GF5UAP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1999" calcext:value-type="float">
            <text:p>41999</text:p>
          </table:table-cell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582" calcext:value-type="float">
            <text:p>79582</text:p>
          </table:table-cell>
          <table:table-cell table:style-name="ce1" office:value-type="float" office:value="6804" calcext:value-type="float">
            <text:p>6804</text:p>
          </table:table-cell>
          <table:table-cell table:style-name="ce1" office:value-type="string" calcext:value-type="string">
            <text:p>MOBF9Z7ZS6GF5UAP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R (Black, 128 GB) (Includes EarPods, Power Adapter)</text:p>
          </table:table-cell>
          <table:table-cell table:style-name="ce2" office:value-type="string" calcext:value-type="string">
            <text:p><text:a xlink:href="https://www.flipkart.com/apple-iphone-xr-black-128-gb-includes-earpods-power-adapter/p/itmf9z7zhdgzwmzm?pid=MOBF9Z7ZYWNFGZUC" xlink:type="simple">https://www.flipkart.com/apple-iphone-xr-black-128-gb-includes-earpods-power-adapter/p/itmf9z7zhdgzwmzm?pid=MOBF9Z7ZYWNFGZUC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1999" calcext:value-type="float">
            <text:p>41999</text:p>
          </table:table-cell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512" calcext:value-type="float">
            <text:p>79512</text:p>
          </table:table-cell>
          <table:table-cell table:style-name="ce1" office:value-type="float" office:value="6796" calcext:value-type="float">
            <text:p>6796</text:p>
          </table:table-cell>
          <table:table-cell table:style-name="ce1" office:value-type="string" calcext:value-type="string">
            <text:p>MOBF9Z7ZYWNFGZUC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3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XR (White, 128 GB) (Includes EarPods, Power Adapter)</text:p>
          </table:table-cell>
          <table:table-cell table:style-name="ce2" office:value-type="string" calcext:value-type="string">
            <text:p><text:a xlink:href="https://www.flipkart.com/apple-iphone-xr-white-128-gb-includes-earpods-power-adapter/p/itmf9z7zrz4tbhwm?pid=MOBF9Z7ZZY3HCDZZ" xlink:type="simple">https://www.flipkart.com/apple-iphone-xr-white-128-gb-includes-earpods-power-adapter/p/itmf9z7zrz4tbhwm?pid=MOBF9Z7ZZY3HCDZZ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1999" calcext:value-type="float">
            <text:p>41999</text:p>
          </table:table-cell>
          <table:table-cell table:style-name="ce1" office:value-type="float" office:value="52900" calcext:value-type="float">
            <text:p>52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512" calcext:value-type="float">
            <text:p>79512</text:p>
          </table:table-cell>
          <table:table-cell table:style-name="ce1" office:value-type="float" office:value="6796" calcext:value-type="float">
            <text:p>6796</text:p>
          </table:table-cell>
          <table:table-cell table:style-name="ce1" office:value-type="string" calcext:value-type="string">
            <text:p>MOBF9Z7ZZY3HCDZZ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Max (Gold, 256 GB)</text:p>
          </table:table-cell>
          <table:table-cell table:style-name="ce2" office:value-type="string" calcext:value-type="string">
            <text:p><text:a xlink:href="https://www.flipkart.com/apple-iphone-11-pro-max-gold-256-gb/p/itm94c6536eefc46?pid=MOBFKCTS7HCHSPFH" xlink:type="simple">https://www.flipkart.com/apple-iphone-11-pro-max-gold-256-gb/p/itm94c6536eefc46?pid=MOBFKCTS7HCHSPFH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131900" calcext:value-type="float">
            <text:p>131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BFKCTS7HCHSPFH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Max (Gold, 64 GB)</text:p>
          </table:table-cell>
          <table:table-cell table:style-name="ce2" office:value-type="string" calcext:value-type="string">
            <text:p><text:a xlink:href="https://www.flipkart.com/apple-iphone-11-pro-max-gold-64-gb/p/itm6ef18218efdf6?pid=MOBFKCTSAPAYNSGG" xlink:type="simple">https://www.flipkart.com/apple-iphone-11-pro-max-gold-64-gb/p/itm6ef18218efdf6?pid=MOBFKCTSAPAYNSGG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117100" calcext:value-type="float">
            <text:p>11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BFKCTSAPAYNSGG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Max (Midnight Green, 256 GB)</text:p>
          </table:table-cell>
          <table:table-cell table:style-name="ce2" office:value-type="string" calcext:value-type="string">
            <text:p><text:a xlink:href="https://www.flipkart.com/apple-iphone-11-pro-max-midnight-green-256-gb/p/itm68e0db18f9ecc?pid=MOBFKCTSCAAKGQV7" xlink:type="simple">https://www.flipkart.com/apple-iphone-11-pro-max-midnight-green-256-gb/p/itm68e0db18f9ecc?pid=MOBFKCTSCAAKGQV7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131900" calcext:value-type="float">
            <text:p>131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BFKCTSCAAKGQV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Max (Space Grey, 64 GB)</text:p>
          </table:table-cell>
          <table:table-cell table:style-name="ce2" office:value-type="string" calcext:value-type="string">
            <text:p><text:a xlink:href="https://www.flipkart.com/apple-iphone-11-pro-max-space-grey-64-gb/p/itme0101031155f8?pid=MOBFKCTSKDMKCGQS" xlink:type="simple">https://www.flipkart.com/apple-iphone-11-pro-max-space-grey-64-gb/p/itme0101031155f8?pid=MOBFKCTSKDMKCGQS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117100" calcext:value-type="float">
            <text:p>11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BFKCTSKDMKCGQS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(Midnight Green, 64 GB)</text:p>
          </table:table-cell>
          <table:table-cell table:style-name="ce2" office:value-type="string" calcext:value-type="string">
            <text:p><text:a xlink:href="https://www.flipkart.com/apple-iphone-11-pro-midnight-green-64-gb/p/itm471de0d2e8474?pid=MOBFKCTSN3TG3RFJ" xlink:type="simple">https://www.flipkart.com/apple-iphone-11-pro-midnight-green-64-gb/p/itm471de0d2e8474?pid=MOBFKCTSN3TG3RFJ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4999" calcext:value-type="float">
            <text:p>74999</text:p>
          </table:table-cell>
          <table:table-cell table:style-name="ce1" office:value-type="float" office:value="106600" calcext:value-type="float">
            <text:p>1066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88" calcext:value-type="float">
            <text:p>7088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MOBFKCTSN3TG3RFJ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(Space Grey, 512 GB)</text:p>
          </table:table-cell>
          <table:table-cell table:style-name="ce2" office:value-type="string" calcext:value-type="string">
            <text:p><text:a xlink:href="https://www.flipkart.com/apple-iphone-11-pro-space-grey-512-gb/p/itmcd1f0ddbf1c21?pid=MOBFKCTSRTHRQTFT" xlink:type="simple">https://www.flipkart.com/apple-iphone-11-pro-space-grey-512-gb/p/itmcd1f0ddbf1c21?pid=MOBFKCTSRTHRQTFT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17900" calcext:value-type="float">
            <text:p>117900</text:p>
          </table:table-cell>
          <table:table-cell table:style-name="ce1" office:value-type="float" office:value="140300" calcext:value-type="float">
            <text:p>1403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88" calcext:value-type="float">
            <text:p>7088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MOBFKCTSRTHRQTFT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Max (Midnight Green, 64 GB)</text:p>
          </table:table-cell>
          <table:table-cell table:style-name="ce2" office:value-type="string" calcext:value-type="string">
            <text:p><text:a xlink:href="https://www.flipkart.com/apple-iphone-11-pro-max-midnight-green-64-gb/p/itmab1763b5ca244?pid=MOBFKCTSRYPAQNYT" xlink:type="simple">https://www.flipkart.com/apple-iphone-11-pro-max-midnight-green-64-gb/p/itmab1763b5ca244?pid=MOBFKCTSRYPAQNYT</text:a></text:p>
          </table:table-cell>
          <table:table-cell table:style-name="ce1" office:value-type="string" calcext:value-type="string">
            <text:p>Apple</text:p>
          </table:table-cell>
          <table:table-cell table:number-columns-repeated="2" table:style-name="ce1" office:value-type="float" office:value="117100" calcext:value-type="float">
            <text:p>117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OBFKCTSRYPAQNYT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(Midnight Green, 512 GB)</text:p>
          </table:table-cell>
          <table:table-cell table:style-name="ce2" office:value-type="string" calcext:value-type="string">
            <text:p><text:a xlink:href="https://www.flipkart.com/apple-iphone-11-pro-midnight-green-512-gb/p/itm0bdd954387ca9?pid=MOBFKCTSSJCWYGCC" xlink:type="simple">https://www.flipkart.com/apple-iphone-11-pro-midnight-green-512-gb/p/itm0bdd954387ca9?pid=MOBFKCTSSJCWYGCC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17900" calcext:value-type="float">
            <text:p>117900</text:p>
          </table:table-cell>
          <table:table-cell table:style-name="ce1" office:value-type="float" office:value="140300" calcext:value-type="float">
            <text:p>1403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88" calcext:value-type="float">
            <text:p>7088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MOBFKCTSSJCWYGCC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Pro (Space Grey, 256 GB)</text:p>
          </table:table-cell>
          <table:table-cell table:style-name="ce2" office:value-type="string" calcext:value-type="string">
            <text:p><text:a xlink:href="https://www.flipkart.com/apple-iphone-11-pro-space-grey-256-gb/p/itmbecef22a95790?pid=MOBFKCTSWGYSAS9X" xlink:type="simple">https://www.flipkart.com/apple-iphone-11-pro-space-grey-256-gb/p/itmbecef22a95790?pid=MOBFKCTSWGYSAS9X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99900" calcext:value-type="float">
            <text:p>99900</text:p>
          </table:table-cell>
          <table:table-cell table:style-name="ce1" office:value-type="float" office:value="121300" calcext:value-type="float">
            <text:p>1213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81" calcext:value-type="float">
            <text:p>708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MOBFKCTSWGYSAS9X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White, 256 GB) (Includes EarPods, Power Adapter)</text:p>
          </table:table-cell>
          <table:table-cell table:style-name="ce2" office:value-type="string" calcext:value-type="string">
            <text:p><text:a xlink:href="https://www.flipkart.com/apple-iphone-se-white-256-gb-includes-earpods-power-adapter/p/itm4d73793c30c4c?pid=MOBFRFXHPZCHAPEH" xlink:type="simple">https://www.flipkart.com/apple-iphone-se-white-256-gb-includes-earpods-power-adapter/p/itm4d73793c30c4c?pid=MOBFRFXHPZCHAPEH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4999" calcext:value-type="float">
            <text:p>44999</text:p>
          </table:table-cell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5909" calcext:value-type="float">
            <text:p>95909</text:p>
          </table:table-cell>
          <table:table-cell table:style-name="ce1" office:value-type="float" office:value="8161" calcext:value-type="float">
            <text:p>8161</text:p>
          </table:table-cell>
          <table:table-cell table:style-name="ce1" office:value-type="string" calcext:value-type="string">
            <text:p>MOBFRFXHPZCHAPEH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(Silver, 512 GB)</text:p>
          </table:table-cell>
          <table:table-cell table:style-name="ce2" office:value-type="string" calcext:value-type="string">
            <text:p><text:a xlink:href="https://www.flipkart.com/apple-iphone-12-pro-silver-512-gb/p/itm0ccf9fc219a71?pid=MOBFWBYZ5UY6ZBVA" xlink:type="simple">https://www.flipkart.com/apple-iphone-12-pro-silver-512-gb/p/itm0ccf9fc219a71?pid=MOBFWBYZ5UY6ZBVA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40900" calcext:value-type="float">
            <text:p>140900</text:p>
          </table:table-cell>
          <table:table-cell table:style-name="ce1" office:value-type="float" office:value="149900" calcext:value-type="float">
            <text:p>14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BFWBYZ5UY6ZBVA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Pacific Blue, 256 GB)</text:p>
          </table:table-cell>
          <table:table-cell table:style-name="ce2" office:value-type="string" calcext:value-type="string">
            <text:p><text:a xlink:href="https://www.flipkart.com/apple-iphone-12-pro-max-pacific-blue-256-gb/p/itm3a0860c94250e?pid=MOBFWBYZ8STJXCVT" xlink:type="simple">https://www.flipkart.com/apple-iphone-12-pro-max-pacific-blue-256-gb/p/itm3a0860c94250e?pid=MOBFWBYZ8STJXCVT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30900" calcext:value-type="float">
            <text:p>130900</text:p>
          </table:table-cell>
          <table:table-cell table:style-name="ce1" office:value-type="float" office:value="139900" calcext:value-type="float">
            <text:p>13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8STJXCVT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White, 128 GB)</text:p>
          </table:table-cell>
          <table:table-cell table:style-name="ce2" office:value-type="string" calcext:value-type="string">
            <text:p><text:a xlink:href="https://www.flipkart.com/apple-iphone-12-mini-white-128-gb/p/itm9098fa76548ba?pid=MOBFWBYZAGXJRDGB" xlink:type="simple">https://www.flipkart.com/apple-iphone-12-mini-white-128-gb/p/itm9098fa76548ba?pid=MOBFWBYZAGXJRDGB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64900" calcext:value-type="float">
            <text:p>64900</text:p>
          </table:table-cell>
          <table:table-cell table:style-name="ce1" office:value-type="float" office:value="74900" calcext:value-type="float">
            <text:p>749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OBFWBYZAGXJRDGB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(Graphite, 256 GB)</text:p>
          </table:table-cell>
          <table:table-cell table:style-name="ce2" office:value-type="string" calcext:value-type="string">
            <text:p><text:a xlink:href="https://www.flipkart.com/apple-iphone-12-pro-graphite-256-gb/p/itm4fa4da575698c?pid=MOBFWBYZBA36UB7G" xlink:type="simple">https://www.flipkart.com/apple-iphone-12-pro-graphite-256-gb/p/itm4fa4da575698c?pid=MOBFWBYZBA36UB7G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20900" calcext:value-type="float">
            <text:p>120900</text:p>
          </table:table-cell>
          <table:table-cell table:style-name="ce1" office:value-type="float" office:value="129900" calcext:value-type="float">
            <text:p>12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BFWBYZBA36UB7G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White, 64 GB)</text:p>
          </table:table-cell>
          <table:table-cell table:style-name="ce2" office:value-type="string" calcext:value-type="string">
            <text:p><text:a xlink:href="https://www.flipkart.com/apple-iphone-12-mini-white-64-gb/p/itmf3b16d1640898?pid=MOBFWBYZBH4CEC4C" xlink:type="simple">https://www.flipkart.com/apple-iphone-12-mini-white-64-gb/p/itmf3b16d1640898?pid=MOBFWBYZBH4CEC4C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69900" calcext:value-type="float">
            <text:p>69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OBFWBYZBH4CEC4C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White, 128 GB)</text:p>
          </table:table-cell>
          <table:table-cell table:style-name="ce2" office:value-type="string" calcext:value-type="string">
            <text:p><text:a xlink:href="https://www.flipkart.com/apple-iphone-12-white-128-gb/p/itm95393f4c6cc59?pid=MOBFWBYZBTZFGJF9" xlink:type="simple">https://www.flipkart.com/apple-iphone-12-white-128-gb/p/itm95393f4c6cc59?pid=MOBFWBYZBTZFGJF9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OBFWBYZBTZFGJF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(Graphite, 128 GB)</text:p>
          </table:table-cell>
          <table:table-cell table:style-name="ce2" office:value-type="string" calcext:value-type="string">
            <text:p><text:a xlink:href="https://www.flipkart.com/apple-iphone-12-pro-graphite-128-gb/p/itm03e5f2595d843?pid=MOBFWBYZBZ7Y56WD" xlink:type="simple">https://www.flipkart.com/apple-iphone-12-pro-graphite-128-gb/p/itm03e5f2595d843?pid=MOBFWBYZBZ7Y56WD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10900" calcext:value-type="float">
            <text:p>110900</text:p>
          </table:table-cell>
          <table:table-cell table:style-name="ce1" office:value-type="float" office:value="119900" calcext:value-type="float">
            <text:p>1199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BFWBYZBZ7Y56WD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Graphite, 256 GB)</text:p>
          </table:table-cell>
          <table:table-cell table:style-name="ce2" office:value-type="string" calcext:value-type="string">
            <text:p><text:a xlink:href="https://www.flipkart.com/apple-iphone-12-pro-max-graphite-256-gb/p/itm8dbdf0b986725?pid=MOBFWBYZEF6XQ5ZW" xlink:type="simple">https://www.flipkart.com/apple-iphone-12-pro-max-graphite-256-gb/p/itm8dbdf0b986725?pid=MOBFWBYZEF6XQ5ZW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30900" calcext:value-type="float">
            <text:p>130900</text:p>
          </table:table-cell>
          <table:table-cell table:style-name="ce1" office:value-type="float" office:value="139900" calcext:value-type="float">
            <text:p>13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EF6XQ5ZW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Graphite, 128 GB)</text:p>
          </table:table-cell>
          <table:table-cell table:style-name="ce2" office:value-type="string" calcext:value-type="string">
            <text:p><text:a xlink:href="https://www.flipkart.com/apple-iphone-12-pro-max-graphite-128-gb/p/itm973c298184f51?pid=MOBFWBYZFDGQSDWS" xlink:type="simple">https://www.flipkart.com/apple-iphone-12-pro-max-graphite-128-gb/p/itm973c298184f51?pid=MOBFWBYZFDGQSDWS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20900" calcext:value-type="float">
            <text:p>120900</text:p>
          </table:table-cell>
          <table:table-cell table:style-name="ce1" office:value-type="float" office:value="129900" calcext:value-type="float">
            <text:p>12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FDGQSDWS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Black, 128 GB)</text:p>
          </table:table-cell>
          <table:table-cell table:style-name="ce2" office:value-type="string" calcext:value-type="string">
            <text:p><text:a xlink:href="https://www.flipkart.com/apple-iphone-12-mini-black-128-gb/p/itm0eb512c195bdf?pid=MOBFWBYZH2AMPNPD" xlink:type="simple">https://www.flipkart.com/apple-iphone-12-mini-black-128-gb/p/itm0eb512c195bdf?pid=MOBFWBYZH2AMPNPD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64900" calcext:value-type="float">
            <text:p>64900</text:p>
          </table:table-cell>
          <table:table-cell table:style-name="ce1" office:value-type="float" office:value="74900" calcext:value-type="float">
            <text:p>749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OBFWBYZH2AMPNPD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Blue, 128 GB)</text:p>
          </table:table-cell>
          <table:table-cell table:style-name="ce2" office:value-type="string" calcext:value-type="string">
            <text:p><text:a xlink:href="https://www.flipkart.com/apple-iphone-12-mini-blue-128-gb/p/itm9b6cdec9700ee?pid=MOBFWBYZHU58PHCZ" xlink:type="simple">https://www.flipkart.com/apple-iphone-12-mini-blue-128-gb/p/itm9b6cdec9700ee?pid=MOBFWBYZHU58PHCZ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64900" calcext:value-type="float">
            <text:p>64900</text:p>
          </table:table-cell>
          <table:table-cell table:style-name="ce1" office:value-type="float" office:value="74900" calcext:value-type="float">
            <text:p>749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OBFWBYZHU58PHCZ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Black, 128 GB)</text:p>
          </table:table-cell>
          <table:table-cell table:style-name="ce2" office:value-type="string" calcext:value-type="string">
            <text:p><text:a xlink:href="https://www.flipkart.com/apple-iphone-12-black-128-gb/p/itmf1f0a58f1ecd7?pid=MOBFWBYZK3HACR72" xlink:type="simple">https://www.flipkart.com/apple-iphone-12-black-128-gb/p/itmf1f0a58f1ecd7?pid=MOBFWBYZK3HACR72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OBFWBYZK3HACR7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Blue, 128 GB)</text:p>
          </table:table-cell>
          <table:table-cell table:style-name="ce2" office:value-type="string" calcext:value-type="string">
            <text:p><text:a xlink:href="https://www.flipkart.com/apple-iphone-12-blue-128-gb/p/itm02853ae92e90a?pid=MOBFWBYZKPTZF9VG" xlink:type="simple">https://www.flipkart.com/apple-iphone-12-blue-128-gb/p/itm02853ae92e90a?pid=MOBFWBYZKPTZF9VG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OBFWBYZKPTZF9VG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Silver, 128 GB)</text:p>
          </table:table-cell>
          <table:table-cell table:style-name="ce2" office:value-type="string" calcext:value-type="string">
            <text:p><text:a xlink:href="https://www.flipkart.com/apple-iphone-12-pro-max-silver-128-gb/p/itm5a51ba742a17e?pid=MOBFWBYZNSNVGGZC" xlink:type="simple">https://www.flipkart.com/apple-iphone-12-pro-max-silver-128-gb/p/itm5a51ba742a17e?pid=MOBFWBYZNSNVGGZC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20900" calcext:value-type="float">
            <text:p>120900</text:p>
          </table:table-cell>
          <table:table-cell table:style-name="ce1" office:value-type="float" office:value="129900" calcext:value-type="float">
            <text:p>12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NSNVGGZC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Red, 64 GB)</text:p>
          </table:table-cell>
          <table:table-cell table:style-name="ce2" office:value-type="string" calcext:value-type="string">
            <text:p><text:a xlink:href="https://www.flipkart.com/apple-iphone-12-mini-red-64-gb/p/itm255dd64643767?pid=MOBFWBYZNVWGWN2U" xlink:type="simple">https://www.flipkart.com/apple-iphone-12-mini-red-64-gb/p/itm255dd64643767?pid=MOBFWBYZNVWGWN2U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69900" calcext:value-type="float">
            <text:p>69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OBFWBYZNVWGWN2U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Gold, 128 GB)</text:p>
          </table:table-cell>
          <table:table-cell table:style-name="ce2" office:value-type="string" calcext:value-type="string">
            <text:p><text:a xlink:href="https://www.flipkart.com/apple-iphone-12-pro-max-gold-128-gb/p/itme3ae592065711?pid=MOBFWBYZQVKT77YH" xlink:type="simple">https://www.flipkart.com/apple-iphone-12-pro-max-gold-128-gb/p/itme3ae592065711?pid=MOBFWBYZQVKT77YH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20900" calcext:value-type="float">
            <text:p>120900</text:p>
          </table:table-cell>
          <table:table-cell table:style-name="ce1" office:value-type="float" office:value="129900" calcext:value-type="float">
            <text:p>12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QVKT77YH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Green, 128 GB)</text:p>
          </table:table-cell>
          <table:table-cell table:style-name="ce2" office:value-type="string" calcext:value-type="string">
            <text:p><text:a xlink:href="https://www.flipkart.com/apple-iphone-12-green-128-gb/p/itm4e0a120f7d9c4?pid=MOBFWBYZQXUEHF48" xlink:type="simple">https://www.flipkart.com/apple-iphone-12-green-128-gb/p/itm4e0a120f7d9c4?pid=MOBFWBYZQXUEHF48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MOBFWBYZQXUEHF4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(Pacific Blue, 512 GB)</text:p>
          </table:table-cell>
          <table:table-cell table:style-name="ce2" office:value-type="string" calcext:value-type="string">
            <text:p><text:a xlink:href="https://www.flipkart.com/apple-iphone-12-pro-pacific-blue-512-gb/p/itm8a39d6779b04e?pid=MOBFWBYZTHSXKMGW" xlink:type="simple">https://www.flipkart.com/apple-iphone-12-pro-pacific-blue-512-gb/p/itm8a39d6779b04e?pid=MOBFWBYZTHSXKMGW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40900" calcext:value-type="float">
            <text:p>140900</text:p>
          </table:table-cell>
          <table:table-cell table:style-name="ce1" office:value-type="float" office:value="149900" calcext:value-type="float">
            <text:p>14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BFWBYZTHSXKMGW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White, 64 GB)</text:p>
          </table:table-cell>
          <table:table-cell table:style-name="ce2" office:value-type="string" calcext:value-type="string">
            <text:p><text:a xlink:href="https://www.flipkart.com/apple-iphone-12-white-64-gb/p/itm8b88bdc03cd79?pid=MOBFWBYZTK33MBG9" xlink:type="simple">https://www.flipkart.com/apple-iphone-12-white-64-gb/p/itm8b88bdc03cd79?pid=MOBFWBYZTK33MBG9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0900" calcext:value-type="float">
            <text:p>70900</text:p>
          </table:table-cell>
          <table:table-cell table:style-name="ce1" office:value-type="float" office:value="79900" calcext:value-type="float">
            <text:p>799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OBFWBYZTK33MBG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Black, 64 GB)</text:p>
          </table:table-cell>
          <table:table-cell table:style-name="ce2" office:value-type="string" calcext:value-type="string">
            <text:p><text:a xlink:href="https://www.flipkart.com/apple-iphone-12-black-64-gb/p/itma2559422bf7c7?pid=MOBFWBYZU5FWK2VP" xlink:type="simple">https://www.flipkart.com/apple-iphone-12-black-64-gb/p/itma2559422bf7c7?pid=MOBFWBYZU5FWK2VP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0900" calcext:value-type="float">
            <text:p>70900</text:p>
          </table:table-cell>
          <table:table-cell table:style-name="ce1" office:value-type="float" office:value="79900" calcext:value-type="float">
            <text:p>799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MOBFWBYZU5FWK2VP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(Red, 128 GB)</text:p>
          </table:table-cell>
          <table:table-cell table:style-name="ce2" office:value-type="string" calcext:value-type="string">
            <text:p><text:a xlink:href="https://www.flipkart.com/apple-iphone-12-red-128-gb/p/itma7bd86885ed98?pid=MOBFWBYZUHPFWQRD" xlink:type="simple">https://www.flipkart.com/apple-iphone-12-red-128-gb/p/itma7bd86885ed98?pid=MOBFWBYZUHPFWQRD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75900" calcext:value-type="float">
            <text:p>75900</text:p>
          </table:table-cell>
          <table:table-cell table:style-name="ce1" office:value-type="float" office:value="84900" calcext:value-type="float">
            <text:p>849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OBFWBYZUHPFWQRD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Mini (Black, 64 GB)</text:p>
          </table:table-cell>
          <table:table-cell table:style-name="ce2" office:value-type="string" calcext:value-type="string">
            <text:p><text:a xlink:href="https://www.flipkart.com/apple-iphone-12-mini-black-64-gb/p/itm38b727191eb08?pid=MOBFWBYZXSEGBS6F" xlink:type="simple">https://www.flipkart.com/apple-iphone-12-mini-black-64-gb/p/itm38b727191eb08?pid=MOBFWBYZXSEGBS6F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69900" calcext:value-type="float">
            <text:p>69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OBFWBYZXSEGBS6F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(Pacific Blue, 128 GB)</text:p>
          </table:table-cell>
          <table:table-cell table:style-name="ce2" office:value-type="string" calcext:value-type="string">
            <text:p><text:a xlink:href="https://www.flipkart.com/apple-iphone-12-pro-pacific-blue-128-gb/p/itm97c833296c221?pid=MOBFWBYZXYSCEEEH" xlink:type="simple">https://www.flipkart.com/apple-iphone-12-pro-pacific-blue-128-gb/p/itm97c833296c221?pid=MOBFWBYZXYSCEEEH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10900" calcext:value-type="float">
            <text:p>110900</text:p>
          </table:table-cell>
          <table:table-cell table:style-name="ce1" office:value-type="float" office:value="119900" calcext:value-type="float">
            <text:p>1199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BFWBYZXYSCEEEH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Pacific Blue, 128 GB)</text:p>
          </table:table-cell>
          <table:table-cell table:style-name="ce2" office:value-type="string" calcext:value-type="string">
            <text:p><text:a xlink:href="https://www.flipkart.com/apple-iphone-12-pro-max-pacific-blue-128-gb/p/itmd89812b558a03?pid=MOBFWBYZZABKHZQA" xlink:type="simple">https://www.flipkart.com/apple-iphone-12-pro-max-pacific-blue-128-gb/p/itmd89812b558a03?pid=MOBFWBYZZABKHZQA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20900" calcext:value-type="float">
            <text:p>120900</text:p>
          </table:table-cell>
          <table:table-cell table:style-name="ce1" office:value-type="float" office:value="129900" calcext:value-type="float">
            <text:p>12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ZABKHZQA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Silver, 256 GB)</text:p>
          </table:table-cell>
          <table:table-cell table:style-name="ce2" office:value-type="string" calcext:value-type="string">
            <text:p><text:a xlink:href="https://www.flipkart.com/apple-iphone-12-pro-max-silver-256-gb/p/itm30faf74442adb?pid=MOBFWBYZZH4AM8FE" xlink:type="simple">https://www.flipkart.com/apple-iphone-12-pro-max-silver-256-gb/p/itm30faf74442adb?pid=MOBFWBYZZH4AM8FE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30900" calcext:value-type="float">
            <text:p>130900</text:p>
          </table:table-cell>
          <table:table-cell table:style-name="ce1" office:value-type="float" office:value="139900" calcext:value-type="float">
            <text:p>13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ZH4AM8FE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2 Pro Max (Gold, 256 GB)</text:p>
          </table:table-cell>
          <table:table-cell table:style-name="ce2" office:value-type="string" calcext:value-type="string">
            <text:p><text:a xlink:href="https://www.flipkart.com/apple-iphone-12-pro-max-gold-256-gb/p/itm1e0354f5bbc8c?pid=MOBFWBYZZPW8JHQF" xlink:type="simple">https://www.flipkart.com/apple-iphone-12-pro-max-gold-256-gb/p/itm1e0354f5bbc8c?pid=MOBFWBYZZPW8JHQF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130900" calcext:value-type="float">
            <text:p>130900</text:p>
          </table:table-cell>
          <table:table-cell table:style-name="ce1" office:value-type="float" office:value="139900" calcext:value-type="float">
            <text:p>139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OBFWBYZZPW8JHQF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6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White, 128 GB)</text:p>
          </table:table-cell>
          <table:table-cell table:style-name="ce2" office:value-type="string" calcext:value-type="string">
            <text:p><text:a xlink:href="https://www.flipkart.com/apple-iphone-11-white-128-gb/p/itme32df47ea6742?pid=MOBFWQ6B7KKRXDDS" xlink:type="simple">https://www.flipkart.com/apple-iphone-11-white-128-gb/p/itme32df47ea6742?pid=MOBFWQ6B7KKRXDDS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4999" calcext:value-type="float">
            <text:p>54999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707" calcext:value-type="float">
            <text:p>4370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string" calcext:value-type="string">
            <text:p>MOBFWQ6B7KKRXDDS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Red, 128 GB)</text:p>
          </table:table-cell>
          <table:table-cell table:style-name="ce2" office:value-type="string" calcext:value-type="string">
            <text:p><text:a xlink:href="https://www.flipkart.com/apple-iphone-11-red-128-gb/p/itm8d14bd0e33a1c?pid=MOBFWQ6BEZTNK59G" xlink:type="simple">https://www.flipkart.com/apple-iphone-11-red-128-gb/p/itm8d14bd0e33a1c?pid=MOBFWQ6BEZTNK59G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4999" calcext:value-type="float">
            <text:p>54999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707" calcext:value-type="float">
            <text:p>4370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string" calcext:value-type="string">
            <text:p>MOBFWQ6BEZTNK59G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White, 64 GB)</text:p>
          </table:table-cell>
          <table:table-cell table:style-name="ce2" office:value-type="string" calcext:value-type="string">
            <text:p><text:a xlink:href="https://www.flipkart.com/apple-iphone-se-white-64-gb/p/itma00a19e11c81b?pid=MOBFWQ6BGWDVGF3E" xlink:type="simple">https://www.flipkart.com/apple-iphone-se-white-64-gb/p/itma00a19e11c81b?pid=MOBFWQ6BGWDVGF3E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29999" calcext:value-type="float">
            <text:p>29999</text:p>
          </table:table-cell>
          <table:table-cell table:style-name="ce1" office:value-type="float" office:value="39900" calcext:value-type="float">
            <text:p>399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5807" calcext:value-type="float">
            <text:p>95807</text:p>
          </table:table-cell>
          <table:table-cell table:style-name="ce1" office:value-type="float" office:value="8154" calcext:value-type="float">
            <text:p>8154</text:p>
          </table:table-cell>
          <table:table-cell table:style-name="ce1" office:value-type="string" calcext:value-type="string">
            <text:p>MOBFWQ6BGWDVGF3E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Black, 128 GB)</text:p>
          </table:table-cell>
          <table:table-cell table:style-name="ce2" office:value-type="string" calcext:value-type="string">
            <text:p><text:a xlink:href="https://www.flipkart.com/apple-iphone-se-black-128-gb/p/itma9285ccc6af28?pid=MOBFWQ6BHUEVZPXD" xlink:type="simple">https://www.flipkart.com/apple-iphone-se-black-128-gb/p/itma9285ccc6af28?pid=MOBFWQ6BHUEVZPXD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34999" calcext:value-type="float">
            <text:p>34999</text:p>
          </table:table-cell>
          <table:table-cell table:style-name="ce1" office:value-type="float" office:value="44900" calcext:value-type="float">
            <text:p>44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909" calcext:value-type="float">
            <text:p>95909</text:p>
          </table:table-cell>
          <table:table-cell table:style-name="ce1" office:value-type="float" office:value="8161" calcext:value-type="float">
            <text:p>8161</text:p>
          </table:table-cell>
          <table:table-cell table:style-name="ce1" office:value-type="string" calcext:value-type="string">
            <text:p>MOBFWQ6BHUEVZPXD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White, 128 GB)</text:p>
          </table:table-cell>
          <table:table-cell table:style-name="ce2" office:value-type="string" calcext:value-type="string">
            <text:p><text:a xlink:href="https://www.flipkart.com/apple-iphone-se-white-128-gb/p/itmc2a0f593a4ad8?pid=MOBFWQ6BJEHMUUZY" xlink:type="simple">https://www.flipkart.com/apple-iphone-se-white-128-gb/p/itmc2a0f593a4ad8?pid=MOBFWQ6BJEHMUUZY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34999" calcext:value-type="float">
            <text:p>34999</text:p>
          </table:table-cell>
          <table:table-cell table:style-name="ce1" office:value-type="float" office:value="44900" calcext:value-type="float">
            <text:p>44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807" calcext:value-type="float">
            <text:p>95807</text:p>
          </table:table-cell>
          <table:table-cell table:style-name="ce1" office:value-type="float" office:value="8154" calcext:value-type="float">
            <text:p>8154</text:p>
          </table:table-cell>
          <table:table-cell table:style-name="ce1" office:value-type="string" calcext:value-type="string">
            <text:p>MOBFWQ6BJEHMUUZY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Red, 128 GB)</text:p>
          </table:table-cell>
          <table:table-cell table:style-name="ce2" office:value-type="string" calcext:value-type="string">
            <text:p><text:a xlink:href="https://www.flipkart.com/apple-iphone-se-red-128-gb/p/itma4202509da171?pid=MOBFWQ6BJTVFKPEJ" xlink:type="simple">https://www.flipkart.com/apple-iphone-se-red-128-gb/p/itma4202509da171?pid=MOBFWQ6BJTVFKPEJ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34999" calcext:value-type="float">
            <text:p>34999</text:p>
          </table:table-cell>
          <table:table-cell table:style-name="ce1" office:value-type="float" office:value="44900" calcext:value-type="float">
            <text:p>449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909" calcext:value-type="float">
            <text:p>95909</text:p>
          </table:table-cell>
          <table:table-cell table:style-name="ce1" office:value-type="float" office:value="8161" calcext:value-type="float">
            <text:p>8161</text:p>
          </table:table-cell>
          <table:table-cell table:style-name="ce1" office:value-type="string" calcext:value-type="string">
            <text:p>MOBFWQ6BJTVFKPEJ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2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Black, 128 GB)</text:p>
          </table:table-cell>
          <table:table-cell table:style-name="ce2" office:value-type="string" calcext:value-type="string">
            <text:p><text:a xlink:href="https://www.flipkart.com/apple-iphone-11-black-128-gb/p/itm8244e8d955aba?pid=MOBFWQ6BKRYBP5X8" xlink:type="simple">https://www.flipkart.com/apple-iphone-11-black-128-gb/p/itm8244e8d955aba?pid=MOBFWQ6BKRYBP5X8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54999" calcext:value-type="float">
            <text:p>54999</text:p>
          </table:table-cell>
          <table:table-cell table:style-name="ce1" office:value-type="float" office:value="59900" calcext:value-type="float">
            <text:p>599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470" calcext:value-type="float">
            <text:p>43470</text:p>
          </table:table-cell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MOBFWQ6BKRYBP5X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SE (Black, 64 GB)</text:p>
          </table:table-cell>
          <table:table-cell table:style-name="ce2" office:value-type="string" calcext:value-type="string">
            <text:p><text:a xlink:href="https://www.flipkart.com/apple-iphone-se-black-64-gb/p/itm4d3d5718a5c95?pid=MOBFWQ6BR3MK7AUG" xlink:type="simple">https://www.flipkart.com/apple-iphone-se-black-64-gb/p/itm4d3d5718a5c95?pid=MOBFWQ6BR3MK7AUG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29999" calcext:value-type="float">
            <text:p>29999</text:p>
          </table:table-cell>
          <table:table-cell table:style-name="ce1" office:value-type="float" office:value="39900" calcext:value-type="float">
            <text:p>399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5909" calcext:value-type="float">
            <text:p>95909</text:p>
          </table:table-cell>
          <table:table-cell table:style-name="ce1" office:value-type="float" office:value="8161" calcext:value-type="float">
            <text:p>8161</text:p>
          </table:table-cell>
          <table:table-cell table:style-name="ce1" office:value-type="string" calcext:value-type="string">
            <text:p>MOBFWQ6BR3MK7AUG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Purple, 64 GB)</text:p>
          </table:table-cell>
          <table:table-cell table:style-name="ce2" office:value-type="string" calcext:value-type="string">
            <text:p><text:a xlink:href="https://www.flipkart.com/apple-iphone-11-purple-64-gb/p/itm2b8d03427ddac?pid=MOBFWQ6BTFFJKGKE" xlink:type="simple">https://www.flipkart.com/apple-iphone-11-purple-64-gb/p/itm2b8d03427ddac?pid=MOBFWQ6BTFFJKGKE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6999" calcext:value-type="float">
            <text:p>46999</text:p>
          </table:table-cell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470" calcext:value-type="float">
            <text:p>43470</text:p>
          </table:table-cell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MOBFWQ6BTFFJKGKE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White, 64 GB)</text:p>
          </table:table-cell>
          <table:table-cell table:style-name="ce2" office:value-type="string" calcext:value-type="string">
            <text:p><text:a xlink:href="https://www.flipkart.com/apple-iphone-11-white-64-gb/p/itmfc6a7091eb20b?pid=MOBFWQ6BVWVEH3XE" xlink:type="simple">https://www.flipkart.com/apple-iphone-11-white-64-gb/p/itmfc6a7091eb20b?pid=MOBFWQ6BVWVEH3XE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6999" calcext:value-type="float">
            <text:p>46999</text:p>
          </table:table-cell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470" calcext:value-type="float">
            <text:p>43470</text:p>
          </table:table-cell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MOBFWQ6BVWVEH3XE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Black, 64 GB)</text:p>
          </table:table-cell>
          <table:table-cell table:style-name="ce2" office:value-type="string" calcext:value-type="string">
            <text:p><text:a xlink:href="https://www.flipkart.com/apple-iphone-11-black-64-gb/p/itm4e5041ba101fd?pid=MOBFWQ6BXGJCEYNY" xlink:type="simple">https://www.flipkart.com/apple-iphone-11-black-64-gb/p/itm4e5041ba101fd?pid=MOBFWQ6BXGJCEYNY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6999" calcext:value-type="float">
            <text:p>46999</text:p>
          </table:table-cell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470" calcext:value-type="float">
            <text:p>43470</text:p>
          </table:table-cell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MOBFWQ6BXGJCEYNY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iPhone 11 (Red, 64 GB)</text:p>
          </table:table-cell>
          <table:table-cell table:style-name="ce2" office:value-type="string" calcext:value-type="string">
            <text:p><text:a xlink:href="https://www.flipkart.com/apple-iphone-11-red-64-gb/p/itmc3935326f2feb?pid=MOBFWQ6BYYV3FCU7" xlink:type="simple">https://www.flipkart.com/apple-iphone-11-red-64-gb/p/itmc3935326f2feb?pid=MOBFWQ6BYYV3FCU7</text:a>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float" office:value="46999" calcext:value-type="float">
            <text:p>46999</text:p>
          </table:table-cell>
          <table:table-cell table:style-name="ce1" office:value-type="float" office:value="54900" calcext:value-type="float">
            <text:p>549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470" calcext:value-type="float">
            <text:p>43470</text:p>
          </table:table-cell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MOBFWQ6BYYV3FCU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4 GB</text:p>
          </table:table-cell>
          <table:table-cell table:number-columns-repeated="1013"/>
        </table:table-row>
        <table:table-row table:style-name="ro1" table:number-rows-repeated="93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pple_products.csv'.$A$1" table:cell-range-address="$'apple_products.csv'.$A$1:.$K$63"/>
        </table:named-expressions>
      </table:table>
      <table:table table:name="Flipkart_Smartphone" table:style-name="ta2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olour</text:p>
          </table:table-cell>
          <table:table-cell table:style-name="ce3" office:value-type="string" calcext:value-type="string">
            <text:p>original_price</text:p>
          </table:table-cell>
          <table:table-cell table:style-name="ce3" office:value-type="string" calcext:value-type="string">
            <text:p>discounted_price</text:p>
          </table:table-cell>
          <table:table-cell table:style-name="ce3" office:value-type="string" calcext:value-type="string">
            <text:p>ratings</text:p>
          </table:table-cell>
          <table:table-cell table:style-name="ce3" office:value-type="string" calcext:value-type="string">
            <text:p>rating_count</text:p>
          </table:table-cell>
          <table:table-cell table:style-name="ce3" office:value-type="string" calcext:value-type="string">
            <text:p>reviews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processor</text:p>
          </table:table-cell>
          <table:table-cell table:style-name="ce3" office:value-type="string" calcext:value-type="string">
            <text:p>rear_camera</text:p>
          </table:table-cell>
          <table:table-cell table:style-name="ce3" office:value-type="string" calcext:value-type="string">
            <text:p>front_camera</text:p>
          </table:table-cell>
          <table:table-cell table:style-name="ce3" office:value-type="string" calcext:value-type="string">
            <text:p>display_size</text:p>
          </table:table-cell>
          <table:table-cell table:style-name="ce3" office:value-type="string" calcext:value-type="string">
            <text:p>battery_capacity</text:p>
          </table:table-cell>
          <table:table-cell table:style-name="ce3" office:value-type="string" calcext:value-type="string">
            <text:p>battery_type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44W</text:p>
          </table:table-cell>
          <table:table-cell table:style-name="ce3" office:value-type="string" calcext:value-type="string">
            <text:p>Starry Sky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7331" calcext:value-type="float">
            <text:p>87331</text:p>
          </table:table-cell>
          <table:table-cell table:style-name="ce4" office:value-type="float" office:value="6044" calcext:value-type="float">
            <text:p>60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White</text:p>
          </table:table-cell>
          <table:table-cell table:style-name="ce4" office:value-type="float" office:value="48900" calcext:value-type="float">
            <text:p>48900</text:p>
          </table:table-cell>
          <table:table-cell table:style-name="ce4" office:value-type="float" office:value="47199" calcext:value-type="float">
            <text:p>471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44W</text:p>
          </table:table-cell>
          <table:table-cell table:style-name="ce3" office:value-type="string" calcext:value-type="string">
            <text:p>Midnight Galaxy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1365" calcext:value-type="float">
            <text:p>51365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3448" calcext:value-type="float">
            <text:p>53448</text:p>
          </table:table-cell>
          <table:table-cell table:style-name="ce4" office:value-type="float" office:value="4185" calcext:value-type="float">
            <text:p>41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</text:p>
          </table:table-cell>
          <table:table-cell table:style-name="ce3" office:value-type="string" calcext:value-type="string">
            <text:p>Caribbean Gree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7787" calcext:value-type="float">
            <text:p>187787</text:p>
          </table:table-cell>
          <table:table-cell table:style-name="ce4" office:value-type="float" office:value="12084" calcext:value-type="float">
            <text:p>1208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3448" calcext:value-type="float">
            <text:p>53448</text:p>
          </table:table-cell>
          <table:table-cell table:style-name="ce4" office:value-type="float" office:value="4185" calcext:value-type="float">
            <text:p>41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1</text:p>
          </table:table-cell>
          <table:table-cell table:style-name="ce3" office:value-type="string" calcext:value-type="string">
            <text:p>Shadow Gray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2727" calcext:value-type="float">
            <text:p>202727</text:p>
          </table:table-cell>
          <table:table-cell table:style-name="ce4" office:value-type="float" office:value="11672" calcext:value-type="float">
            <text:p>116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3448" calcext:value-type="float">
            <text:p>53448</text:p>
          </table:table-cell>
          <table:table-cell table:style-name="ce4" office:value-type="float" office:value="4185" calcext:value-type="float">
            <text:p>41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7787" calcext:value-type="float">
            <text:p>187787</text:p>
          </table:table-cell>
          <table:table-cell table:style-name="ce4" office:value-type="float" office:value="12084" calcext:value-type="float">
            <text:p>1208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44W</text:p>
          </table:table-cell>
          <table:table-cell table:style-name="ce3" office:value-type="string" calcext:value-type="string">
            <text:p>Midnight Galaxy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798" calcext:value-type="float">
            <text:p>5798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44W</text:p>
          </table:table-cell>
          <table:table-cell table:style-name="ce3" office:value-type="string" calcext:value-type="string">
            <text:p>Starry Sky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1365" calcext:value-type="float">
            <text:p>51365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PLAY</text:p>
          </table:table-cell>
          <table:table-cell table:style-name="ce3" office:value-type="string" calcext:value-type="string">
            <text:p>Racing Black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298" calcext:value-type="float">
            <text:p>829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7</text:p>
          </table:table-cell>
          <table:table-cell table:style-name="ce3" office:value-type="string" calcext:value-type="string">
            <text:p>13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PLAY</text:p>
          </table:table-cell>
          <table:table-cell table:style-name="ce3" office:value-type="string" calcext:value-type="string">
            <text:p>Luna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298" calcext:value-type="float">
            <text:p>829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7</text:p>
          </table:table-cell>
          <table:table-cell table:style-name="ce3" office:value-type="string" calcext:value-type="string">
            <text:p>13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PLAY</text:p>
          </table:table-cell>
          <table:table-cell table:style-name="ce3" office:value-type="string" calcext:value-type="string">
            <text:p>Fantasy Purpl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298" calcext:value-type="float">
            <text:p>829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7</text:p>
          </table:table-cell>
          <table:table-cell table:style-name="ce3" office:value-type="string" calcext:value-type="string">
            <text:p>13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I SPORT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36239" calcext:value-type="float">
            <text:p>236239</text:p>
          </table:table-cell>
          <table:table-cell table:style-name="ce4" office:value-type="float" office:value="13755" calcext:value-type="float">
            <text:p>137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PLAY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298" calcext:value-type="float">
            <text:p>829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7</text:p>
          </table:table-cell>
          <table:table-cell table:style-name="ce3" office:value-type="string" calcext:value-type="string">
            <text:p>13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1</text:p>
          </table:table-cell>
          <table:table-cell table:style-name="ce3" office:value-type="string" calcext:value-type="string">
            <text:p>Shadow Gray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34382" calcext:value-type="float">
            <text:p>134382</text:p>
          </table:table-cell>
          <table:table-cell table:style-name="ce4" office:value-type="float" office:value="8481" calcext:value-type="float">
            <text:p>84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1</text:p>
          </table:table-cell>
          <table:table-cell table:style-name="ce3" office:value-type="string" calcext:value-type="string">
            <text:p>Royal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2727" calcext:value-type="float">
            <text:p>202727</text:p>
          </table:table-cell>
          <table:table-cell table:style-name="ce4" office:value-type="float" office:value="11672" calcext:value-type="float">
            <text:p>116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White</text:p>
          </table:table-cell>
          <table:table-cell table:style-name="ce4" office:value-type="float" office:value="43900" calcext:value-type="float">
            <text:p>43900</text:p>
          </table:table-cell>
          <table:table-cell table:style-name="ce4" office:value-type="float" office:value="40999" calcext:value-type="float">
            <text:p>40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52</text:p>
          </table:table-cell>
          <table:table-cell table:style-name="ce3" office:value-type="string" calcext:value-type="string">
            <text:p>Charcoal Grey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106" calcext:value-type="float">
            <text:p>10106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2 5G</text:p>
          </table:table-cell>
          <table:table-cell table:style-name="ce3" office:value-type="string" calcext:value-type="string">
            <text:p>Midnight Gray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375" calcext:value-type="float">
            <text:p>4375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Bamboo Green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6749" calcext:value-type="float">
            <text:p>674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8925" calcext:value-type="float">
            <text:p>38925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Lake Blue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5749" calcext:value-type="float">
            <text:p>574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3016" calcext:value-type="float">
            <text:p>83016</text:p>
          </table:table-cell>
          <table:table-cell table:style-name="ce4" office:value-type="float" office:value="4466" calcext:value-type="float">
            <text:p>44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44W</text:p>
          </table:table-cell>
          <table:table-cell table:style-name="ce3" office:value-type="string" calcext:value-type="string">
            <text:p>Starry Sky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798" calcext:value-type="float">
            <text:p>5798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Lake Blue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6749" calcext:value-type="float">
            <text:p>674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8925" calcext:value-type="float">
            <text:p>38925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Denim Black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6749" calcext:value-type="float">
            <text:p>674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8925" calcext:value-type="float">
            <text:p>38925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2</text:p>
          </table:table-cell>
          <table:table-cell table:style-name="ce3" office:value-type="string" calcext:value-type="string">
            <text:p>Mineral Gray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7486" calcext:value-type="float">
            <text:p>27486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Waterfall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099" calcext:value-type="float">
            <text:p>11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52</text:p>
          </table:table-cell>
          <table:table-cell table:style-name="ce3" office:value-type="string" calcext:value-type="string">
            <text:p>Metallic Whit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7454" calcext:value-type="float">
            <text:p>27454</text:p>
          </table:table-cell>
          <table:table-cell table:style-name="ce4" office:value-type="float" office:value="3250" calcext:value-type="float">
            <text:p>3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2</text:p>
          </table:table-cell>
          <table:table-cell table:style-name="ce3" office:value-type="string" calcext:value-type="string">
            <text:p>Satin Silver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7486" calcext:value-type="float">
            <text:p>27486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Midnight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Nightsky Green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099" calcext:value-type="float">
            <text:p>12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91" calcext:value-type="float">
            <text:p>24991</text:p>
          </table:table-cell>
          <table:table-cell table:style-name="ce4" office:value-type="float" office:value="1816" calcext:value-type="float">
            <text:p>18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7939" calcext:value-type="float">
            <text:p>47939</text:p>
          </table:table-cell>
          <table:table-cell table:style-name="ce4" office:value-type="float" office:value="4182" calcext:value-type="float">
            <text:p>41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1</text:p>
          </table:table-cell>
          <table:table-cell table:style-name="ce3" office:value-type="string" calcext:value-type="string">
            <text:p>Baby Blu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4024" calcext:value-type="float">
            <text:p>34024</text:p>
          </table:table-cell>
          <table:table-cell table:style-name="ce4" office:value-type="float" office:value="3859" calcext:value-type="float">
            <text:p>38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Nightsky Gree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099" calcext:value-type="float">
            <text:p>11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6886" calcext:value-type="float">
            <text:p>26886</text:p>
          </table:table-cell>
          <table:table-cell table:style-name="ce4" office:value-type="float" office:value="2123" calcext:value-type="float">
            <text:p>21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1</text:p>
          </table:table-cell>
          <table:table-cell table:style-name="ce3" office:value-type="string" calcext:value-type="string">
            <text:p>Royal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34382" calcext:value-type="float">
            <text:p>134382</text:p>
          </table:table-cell>
          <table:table-cell table:style-name="ce4" office:value-type="float" office:value="8481" calcext:value-type="float">
            <text:p>84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I</text:p>
          </table:table-cell>
          <table:table-cell table:style-name="ce3" office:value-type="string" calcext:value-type="string">
            <text:p>Metaverse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 MP + 2 MP + QVGA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I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 MP + 2 MP + QVGA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</text:p>
          </table:table-cell>
          <table:table-cell table:style-name="ce3" office:value-type="string" calcext:value-type="string">
            <text:p>7° Purpl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01" calcext:value-type="float">
            <text:p>18601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tek Helio G37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</text:p>
          </table:table-cell>
          <table:table-cell table:style-name="ce3" office:value-type="string" calcext:value-type="string">
            <text:p>Exploratory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01" calcext:value-type="float">
            <text:p>18601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tek Helio G37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</text:p>
          </table:table-cell>
          <table:table-cell table:style-name="ce3" office:value-type="string" calcext:value-type="string">
            <text:p>Pacific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7787" calcext:value-type="float">
            <text:p>187787</text:p>
          </table:table-cell>
          <table:table-cell table:style-name="ce4" office:value-type="float" office:value="12084" calcext:value-type="float">
            <text:p>1208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43900" calcext:value-type="float">
            <text:p>43900</text:p>
          </table:table-cell>
          <table:table-cell table:style-name="ce4" office:value-type="float" office:value="40999" calcext:value-type="float">
            <text:p>40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Forest Green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22690" calcext:value-type="float">
            <text:p>226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2 5G</text:p>
          </table:table-cell>
          <table:table-cell table:style-name="ce3" office:value-type="string" calcext:value-type="string">
            <text:p>Frosted Blu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375" calcext:value-type="float">
            <text:p>4375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1</text:p>
          </table:table-cell>
          <table:table-cell table:style-name="ce3" office:value-type="string" calcext:value-type="string">
            <text:p>Meteorite Grey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4024" calcext:value-type="float">
            <text:p>34024</text:p>
          </table:table-cell>
          <table:table-cell table:style-name="ce4" office:value-type="float" office:value="3859" calcext:value-type="float">
            <text:p>38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HD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5799" calcext:value-type="float">
            <text:p>57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440" calcext:value-type="float">
            <text:p>22440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HD</text:p>
          </table:table-cell>
          <table:table-cell table:style-name="ce3" office:value-type="string" calcext:value-type="string">
            <text:p>Aqua Sky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5799" calcext:value-type="float">
            <text:p>57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440" calcext:value-type="float">
            <text:p>22440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HD</text:p>
          </table:table-cell>
          <table:table-cell table:style-name="ce3" office:value-type="string" calcext:value-type="string">
            <text:p>Origin Blue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5799" calcext:value-type="float">
            <text:p>57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440" calcext:value-type="float">
            <text:p>22440</text:p>
          </table:table-cell>
          <table:table-cell table:style-name="ce4" office:value-type="float" office:value="1267" calcext:value-type="float">
            <text:p>12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Sunrise Copper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099" calcext:value-type="float">
            <text:p>11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6886" calcext:value-type="float">
            <text:p>26886</text:p>
          </table:table-cell>
          <table:table-cell table:style-name="ce4" office:value-type="float" office:value="2123" calcext:value-type="float">
            <text:p>21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Waterfall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099" calcext:value-type="float">
            <text:p>12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40</text:p>
          </table:table-cell>
          <table:table-cell table:style-name="ce3" office:value-type="string" calcext:value-type="string">
            <text:p>Carbon Gray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0754" calcext:value-type="float">
            <text:p>70754</text:p>
          </table:table-cell>
          <table:table-cell table:style-name="ce4" office:value-type="float" office:value="6695" calcext:value-type="float">
            <text:p>66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70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01" calcext:value-type="float">
            <text:p>18601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tek Helio G37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</text:p>
          </table:table-cell>
          <table:table-cell table:style-name="ce3" office:value-type="string" calcext:value-type="string">
            <text:p>Turquoise Cyan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01" calcext:value-type="float">
            <text:p>18601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tek Helio G37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I SPORT</text:p>
          </table:table-cell>
          <table:table-cell table:style-name="ce3" office:value-type="string" calcext:value-type="string">
            <text:p>Coral Green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36239" calcext:value-type="float">
            <text:p>236239</text:p>
          </table:table-cell>
          <table:table-cell table:style-name="ce4" office:value-type="float" office:value="13755" calcext:value-type="float">
            <text:p>137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Copper Blush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Cosmic Black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 - LOCKED WITH AIRTEL PREPAID</text:p>
          </table:table-cell>
          <table:table-cell table:style-name="ce3" office:value-type="string" calcext:value-type="string">
            <text:p>Denim Black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5299" calcext:value-type="float">
            <text:p>5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3016" calcext:value-type="float">
            <text:p>83016</text:p>
          </table:table-cell>
          <table:table-cell table:style-name="ce4" office:value-type="float" office:value="4466" calcext:value-type="float">
            <text:p>44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Creamy Whit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36" calcext:value-type="float">
            <text:p>12436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955" calcext:value-type="float">
            <text:p>39955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Laser Black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220" calcext:value-type="float">
            <text:p>73220</text:p>
          </table:table-cell>
          <table:table-cell table:style-name="ce4" office:value-type="float" office:value="7392" calcext:value-type="float">
            <text:p>7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04</text:p>
          </table:table-cell>
          <table:table-cell table:style-name="ce3" office:value-type="string" calcext:value-type="string">
            <text:p>Opal Green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792" calcext:value-type="float">
            <text:p>279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Laser Blue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220" calcext:value-type="float">
            <text:p>73220</text:p>
          </table:table-cell>
          <table:table-cell table:style-name="ce4" office:value-type="float" office:value="7392" calcext:value-type="float">
            <text:p>7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Bamboo Green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5749" calcext:value-type="float">
            <text:p>574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3016" calcext:value-type="float">
            <text:p>83016</text:p>
          </table:table-cell>
          <table:table-cell table:style-name="ce4" office:value-type="float" office:value="4466" calcext:value-type="float">
            <text:p>44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</text:p>
          </table:table-cell>
          <table:table-cell table:style-name="ce3" office:value-type="string" calcext:value-type="string">
            <text:p>Denim Black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5749" calcext:value-type="float">
            <text:p>574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3016" calcext:value-type="float">
            <text:p>83016</text:p>
          </table:table-cell>
          <table:table-cell table:style-name="ce4" office:value-type="float" office:value="4466" calcext:value-type="float">
            <text:p>44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04</text:p>
          </table:table-cell>
          <table:table-cell table:style-name="ce3" office:value-type="string" calcext:value-type="string">
            <text:p>Jade Purple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792" calcext:value-type="float">
            <text:p>279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I</text:p>
          </table:table-cell>
          <table:table-cell table:style-name="ce3" office:value-type="string" calcext:value-type="string">
            <text:p>Alpine Whit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 MP + 2 MP + QVGA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7K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+ 5G</text:p>
          </table:table-cell>
          <table:table-cell table:style-name="ce3" office:value-type="string" calcext:value-type="string">
            <text:p>Dark Matter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5792" calcext:value-type="float">
            <text:p>5792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 5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Frost Whit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4168" calcext:value-type="float">
            <text:p>84168</text:p>
          </table:table-cell>
          <table:table-cell table:style-name="ce4" office:value-type="float" office:value="5715" calcext:value-type="float">
            <text:p>57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Laser Blu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160" calcext:value-type="float">
            <text:p>17160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82 5G</text:p>
          </table:table-cell>
          <table:table-cell table:style-name="ce3" office:value-type="string" calcext:value-type="string">
            <text:p>Meterorite Grey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048" calcext:value-type="float">
            <text:p>7048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50</text:p>
          </table:table-cell>
          <table:table-cell table:style-name="ce3" office:value-type="string" calcext:value-type="string">
            <text:p>Country Green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, Upto 2.0 GHz</text:p>
          </table:table-cell>
          <table:table-cell table:style-name="ce3" office:value-type="string" calcext:value-type="string">
            <text:p>8MP Dual Camera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82 5G</text:p>
          </table:table-cell>
          <table:table-cell table:style-name="ce3" office:value-type="string" calcext:value-type="string">
            <text:p>White Lily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1499" calcext:value-type="float">
            <text:p>21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Gravity Black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8071" calcext:value-type="float">
            <text:p>78071</text:p>
          </table:table-cell>
          <table:table-cell table:style-name="ce4" office:value-type="float" office:value="4429" calcext:value-type="float">
            <text:p>4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Space Blue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8071" calcext:value-type="float">
            <text:p>78071</text:p>
          </table:table-cell>
          <table:table-cell table:style-name="ce4" office:value-type="float" office:value="4429" calcext:value-type="float">
            <text:p>4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Gravity Black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8071" calcext:value-type="float">
            <text:p>78071</text:p>
          </table:table-cell>
          <table:table-cell table:style-name="ce4" office:value-type="float" office:value="4429" calcext:value-type="float">
            <text:p>4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</text:p>
          </table:table-cell>
          <table:table-cell table:style-name="ce3" office:value-type="string" calcext:value-type="string">
            <text:p>Slate grey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585" calcext:value-type="float">
            <text:p>858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435" calcext:value-type="float">
            <text:p>6435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SE</text:p>
          </table:table-cell>
          <table:table-cell table:style-name="ce3" office:value-type="string" calcext:value-type="string">
            <text:p>Cosmic Whit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454" calcext:value-type="float">
            <text:p>39454</text:p>
          </table:table-cell>
          <table:table-cell table:style-name="ce4" office:value-type="float" office:value="2459" calcext:value-type="float">
            <text:p>24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5 Octa Core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ue Tid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985" calcext:value-type="float">
            <text:p>1998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Night Sea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9530" calcext:value-type="float">
            <text:p>19530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Sandy Gold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9530" calcext:value-type="float">
            <text:p>19530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9530" calcext:value-type="float">
            <text:p>19530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GOOGLE PIXEL 6A</text:p>
          </table:table-cell>
          <table:table-cell table:style-name="ce3" office:value-type="string" calcext:value-type="string">
            <text:p>Chalk</text:p>
          </table:table-cell>
          <table:table-cell table:style-name="ce4" office:value-type="float" office:value="43999" calcext:value-type="float">
            <text:p>43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9306" calcext:value-type="float">
            <text:p>29306</text:p>
          </table:table-cell>
          <table:table-cell table:style-name="ce4" office:value-type="float" office:value="3682" calcext:value-type="float">
            <text:p>36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Google Tensor</text:p>
          </table:table-cell>
          <table:table-cell table:style-name="ce3" office:value-type="string" calcext:value-type="string">
            <text:p>12.2MP + 1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4410" calcext:value-type="float">
            <text:p>441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1</text:p>
          </table:table-cell>
          <table:table-cell table:style-name="ce3" office:value-type="string" calcext:value-type="string">
            <text:p>Baby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407" calcext:value-type="float">
            <text:p>13407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</text:p>
          </table:table-cell>
          <table:table-cell table:style-name="ce3" office:value-type="string" calcext:value-type="string">
            <text:p>Speed Blu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534" calcext:value-type="float">
            <text:p>11534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5538" calcext:value-type="float">
            <text:p>15538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</text:p>
          </table:table-cell>
          <table:table-cell table:style-name="ce3" office:value-type="string" calcext:value-type="string">
            <text:p>Speed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745" calcext:value-type="float">
            <text:p>1174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5538" calcext:value-type="float">
            <text:p>15538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50</text:p>
          </table:table-cell>
          <table:table-cell table:style-name="ce3" office:value-type="string" calcext:value-type="string">
            <text:p>Royal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, Upto 2.0 GHz</text:p>
          </table:table-cell>
          <table:table-cell table:style-name="ce3" office:value-type="string" calcext:value-type="string">
            <text:p>8MP Dual Camera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19 PRO+ 5G</text:p>
          </table:table-cell>
          <table:table-cell table:style-name="ce3" office:value-type="string" calcext:value-type="string">
            <text:p>Fluid Black</text:p>
          </table:table-cell>
          <table:table-cell table:style-name="ce4" office:value-type="float" office:value="29990" calcext:value-type="float">
            <text:p>29990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8057" calcext:value-type="float">
            <text:p>28057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310" calcext:value-type="float">
            <text:p>431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955" calcext:value-type="float">
            <text:p>39955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K10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218" calcext:value-type="float">
            <text:p>61218</text:p>
          </table:table-cell>
          <table:table-cell table:style-name="ce4" office:value-type="float" office:value="4533" calcext:value-type="float">
            <text:p>45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4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Space Blue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8071" calcext:value-type="float">
            <text:p>78071</text:p>
          </table:table-cell>
          <table:table-cell table:style-name="ce4" office:value-type="float" office:value="4429" calcext:value-type="float">
            <text:p>4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22</text:p>
          </table:table-cell>
          <table:table-cell table:style-name="ce3" office:value-type="string" calcext:value-type="string">
            <text:p>Cosmic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29477" calcext:value-type="float">
            <text:p>29477</text:p>
          </table:table-cell>
          <table:table-cell table:style-name="ce4" office:value-type="float" office:value="3466" calcext:value-type="float">
            <text:p>34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50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5G</text:p>
          </table:table-cell>
          <table:table-cell table:style-name="ce3" office:value-type="string" calcext:value-type="string">
            <text:p>Blaster Green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Dimensity 810</text:p>
          </table:table-cell>
          <table:table-cell table:style-name="ce3" office:value-type="string" calcext:value-type="string">
            <text:p>50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Space Blue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 5G</text:p>
          </table:table-cell>
          <table:table-cell table:style-name="ce3" office:value-type="string" calcext:value-type="string">
            <text:p>Nebula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932" calcext:value-type="float">
            <text:p>5932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10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7" calcext:value-type="float">
            <text:p>17.0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 5G</text:p>
          </table:table-cell>
          <table:table-cell table:style-name="ce3" office:value-type="string" calcext:value-type="string">
            <text:p>Hyperspac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577" calcext:value-type="float">
            <text:p>9577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10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7" calcext:value-type="float">
            <text:p>17.0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 5G</text:p>
          </table:table-cell>
          <table:table-cell table:style-name="ce3" office:value-type="string" calcext:value-type="string">
            <text:p>Dark Matter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577" calcext:value-type="float">
            <text:p>9577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10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7" calcext:value-type="float">
            <text:p>17.0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 5G</text:p>
          </table:table-cell>
          <table:table-cell table:style-name="ce3" office:value-type="string" calcext:value-type="string">
            <text:p>Nebula Blu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577" calcext:value-type="float">
            <text:p>9577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10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7" calcext:value-type="float">
            <text:p>17.0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ack Dus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922" calcext:value-type="float">
            <text:p>1992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48900" calcext:value-type="float">
            <text:p>48900</text:p>
          </table:table-cell>
          <table:table-cell table:style-name="ce4" office:value-type="float" office:value="47999" calcext:value-type="float">
            <text:p>47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</text:p>
          </table:table-cell>
          <table:table-cell table:style-name="ce3" office:value-type="string" calcext:value-type="string">
            <text:p>Charcoal Black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7673" calcext:value-type="float">
            <text:p>767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64900" calcext:value-type="float">
            <text:p>64900</text:p>
          </table:table-cell>
          <table:table-cell table:style-name="ce4" office:value-type="float" office:value="56999" calcext:value-type="float">
            <text:p>56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9098" calcext:value-type="float">
            <text:p>169098</text:p>
          </table:table-cell>
          <table:table-cell table:style-name="ce4" office:value-type="float" office:value="9781" calcext:value-type="float">
            <text:p>978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S</text:p>
          </table:table-cell>
          <table:table-cell table:style-name="ce3" office:value-type="string" calcext:value-type="string">
            <text:p>Stripe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730" calcext:value-type="float">
            <text:p>473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/ Unisoc SC9863A1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82 5G</text:p>
          </table:table-cell>
          <table:table-cell table:style-name="ce3" office:value-type="string" calcext:value-type="string">
            <text:p>Meterorite Grey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0499" calcext:value-type="float">
            <text:p>20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9027" calcext:value-type="float">
            <text:p>59027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 PRIME</text:p>
          </table:table-cell>
          <table:table-cell table:style-name="ce3" office:value-type="string" calcext:value-type="string">
            <text:p>Astral Whit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11" calcext:value-type="float">
            <text:p>12411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Helio G88</text:p>
          </table:table-cell>
          <table:table-cell table:style-name="ce3" office:value-type="string" calcext:value-type="string">
            <text:p>50MP + 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Night Sea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9027" calcext:value-type="float">
            <text:p>59027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3</text:p>
          </table:table-cell>
          <table:table-cell table:style-name="ce3" office:value-type="string" calcext:value-type="string">
            <text:p>Sandy Gold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9027" calcext:value-type="float">
            <text:p>59027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50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I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77272" calcext:value-type="float">
            <text:p>577272</text:p>
          </table:table-cell>
          <table:table-cell table:style-name="ce4" office:value-type="float" office:value="33908" calcext:value-type="float">
            <text:p>339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32" calcext:value-type="float">
            <text:p>14132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22</text:p>
          </table:table-cell>
          <table:table-cell table:style-name="ce3" office:value-type="string" calcext:value-type="string">
            <text:p>Iceberg Blu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9699" calcext:value-type="float">
            <text:p>96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29477" calcext:value-type="float">
            <text:p>29477</text:p>
          </table:table-cell>
          <table:table-cell table:style-name="ce4" office:value-type="float" office:value="3466" calcext:value-type="float">
            <text:p>34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50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X</text:p>
          </table:table-cell>
          <table:table-cell table:style-name="ce3" office:value-type="string" calcext:value-type="string">
            <text:p>Gravity Black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Stardust Purple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Green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9098" calcext:value-type="float">
            <text:p>169098</text:p>
          </table:table-cell>
          <table:table-cell table:style-name="ce4" office:value-type="float" office:value="9781" calcext:value-type="float">
            <text:p>978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42</text:p>
          </table:table-cell>
          <table:table-cell table:style-name="ce3" office:value-type="string" calcext:value-type="string">
            <text:p>Metallic Ros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670" calcext:value-type="float">
            <text:p>567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43" calcext:value-type="float">
            <text:p>16.4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7939" calcext:value-type="float">
            <text:p>47939</text:p>
          </table:table-cell>
          <table:table-cell table:style-name="ce4" office:value-type="float" office:value="4182" calcext:value-type="float">
            <text:p>41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50</text:p>
          </table:table-cell>
          <table:table-cell table:style-name="ce3" office:value-type="string" calcext:value-type="string">
            <text:p>Country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249" calcext:value-type="float">
            <text:p>624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416" calcext:value-type="float">
            <text:p>241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, Upto 2.0 GHz</text:p>
          </table:table-cell>
          <table:table-cell table:style-name="ce3" office:value-type="string" calcext:value-type="string">
            <text:p>8MP Dual Camera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50</text:p>
          </table:table-cell>
          <table:table-cell table:style-name="ce3" office:value-type="string" calcext:value-type="string">
            <text:p>Royal Blue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249" calcext:value-type="float">
            <text:p>624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416" calcext:value-type="float">
            <text:p>241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, Upto 2.0 GHz</text:p>
          </table:table-cell>
          <table:table-cell table:style-name="ce3" office:value-type="string" calcext:value-type="string">
            <text:p>8MP Dual Camera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Coral Green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042" calcext:value-type="float">
            <text:p>504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32</text:p>
          </table:table-cell>
          <table:table-cell table:style-name="ce3" office:value-type="string" calcext:value-type="string">
            <text:p>Arctic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</text:p>
          </table:table-cell>
          <table:table-cell table:style-name="ce3" office:value-type="string" calcext:value-type="string">
            <text:p>Aqua Gree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044" calcext:value-type="float">
            <text:p>1104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4" calcext:value-type="float">
            <text:p>249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Starburst Whit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680" calcext:value-type="float">
            <text:p>126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89" calcext:value-type="float">
            <text:p>1198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GOOGLE PIXEL 6A</text:p>
          </table:table-cell>
          <table:table-cell table:style-name="ce3" office:value-type="string" calcext:value-type="string">
            <text:p>Charcoal</text:p>
          </table:table-cell>
          <table:table-cell table:style-name="ce4" office:value-type="float" office:value="43999" calcext:value-type="float">
            <text:p>43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9306" calcext:value-type="float">
            <text:p>29306</text:p>
          </table:table-cell>
          <table:table-cell table:style-name="ce4" office:value-type="float" office:value="3682" calcext:value-type="float">
            <text:p>36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Google Tensor</text:p>
          </table:table-cell>
          <table:table-cell table:style-name="ce3" office:value-type="string" calcext:value-type="string">
            <text:p>12.2MP + 1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4410" calcext:value-type="float">
            <text:p>441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 PRO</text:p>
          </table:table-cell>
          <table:table-cell table:style-name="ce3" office:value-type="string" calcext:value-type="string">
            <text:p>Sunset Orange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68" calcext:value-type="float">
            <text:p>256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Lightsaber Green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129" calcext:value-type="float">
            <text:p>7129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00" calcext:value-type="float">
            <text:p>36500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Pink</text:p>
          </table:table-cell>
          <table:table-cell table:style-name="ce4" office:value-type="float" office:value="69900" calcext:value-type="float">
            <text:p>69900</text:p>
          </table:table-cell>
          <table:table-cell table:style-name="ce4" office:value-type="float" office:value="61999" calcext:value-type="float">
            <text:p>6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Electric Blu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129" calcext:value-type="float">
            <text:p>7129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69900" calcext:value-type="float">
            <text:p>69900</text:p>
          </table:table-cell>
          <table:table-cell table:style-name="ce4" office:value-type="float" office:value="61999" calcext:value-type="float">
            <text:p>6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</text:p>
          </table:table-cell>
          <table:table-cell table:style-name="ce3" office:value-type="string" calcext:value-type="string">
            <text:p>Speed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639" calcext:value-type="float">
            <text:p>7639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Rocking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0920" calcext:value-type="float">
            <text:p>40920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</text:p>
          </table:table-cell>
          <table:table-cell table:style-name="ce3" office:value-type="string" calcext:value-type="string">
            <text:p>Speed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639" calcext:value-type="float">
            <text:p>7639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5G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3099" calcext:value-type="float">
            <text:p>130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950" calcext:value-type="float">
            <text:p>14950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5G</text:p>
          </table:table-cell>
          <table:table-cell table:style-name="ce3" office:value-type="string" calcext:value-type="string">
            <text:p>Snowfall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3099" calcext:value-type="float">
            <text:p>130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950" calcext:value-type="float">
            <text:p>14950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K10 5G</text:p>
          </table:table-cell>
          <table:table-cell table:style-name="ce3" office:value-type="string" calcext:value-type="string">
            <text:p>Ocean Blu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218" calcext:value-type="float">
            <text:p>61218</text:p>
          </table:table-cell>
          <table:table-cell table:style-name="ce4" office:value-type="float" office:value="4533" calcext:value-type="float">
            <text:p>45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4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I SPORT</text:p>
          </table:table-cell>
          <table:table-cell table:style-name="ce3" office:value-type="string" calcext:value-type="string">
            <text:p>Metallic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36239" calcext:value-type="float">
            <text:p>236239</text:p>
          </table:table-cell>
          <table:table-cell table:style-name="ce4" office:value-type="float" office:value="13755" calcext:value-type="float">
            <text:p>137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ue Tid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975" calcext:value-type="float">
            <text:p>1997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19 PRO+ 5G</text:p>
          </table:table-cell>
          <table:table-cell table:style-name="ce3" office:value-type="string" calcext:value-type="string">
            <text:p>Space Silver</text:p>
          </table:table-cell>
          <table:table-cell table:style-name="ce4" office:value-type="float" office:value="29990" calcext:value-type="float">
            <text:p>29990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8057" calcext:value-type="float">
            <text:p>28057</text:p>
          </table:table-cell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310" calcext:value-type="float">
            <text:p>431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 CORE</text:p>
          </table:table-cell>
          <table:table-cell table:style-name="ce3" office:value-type="string" calcext:value-type="string">
            <text:p>Mint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6600" calcext:value-type="float">
            <text:p>6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7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2499" calcext:value-type="float">
            <text:p>12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727" calcext:value-type="float">
            <text:p>172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0.3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Gree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9098" calcext:value-type="float">
            <text:p>169098</text:p>
          </table:table-cell>
          <table:table-cell table:style-name="ce4" office:value-type="float" office:value="9781" calcext:value-type="float">
            <text:p>978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9098" calcext:value-type="float">
            <text:p>169098</text:p>
          </table:table-cell>
          <table:table-cell table:style-name="ce4" office:value-type="float" office:value="9781" calcext:value-type="float">
            <text:p>978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815" calcext:value-type="float">
            <text:p>14815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Starlight Black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3968" calcext:value-type="float">
            <text:p>63968</text:p>
          </table:table-cell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</text:p>
          </table:table-cell>
          <table:table-cell table:style-name="ce3" office:value-type="string" calcext:value-type="string">
            <text:p>Caribbean Green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91" calcext:value-type="float">
            <text:p>24991</text:p>
          </table:table-cell>
          <table:table-cell table:style-name="ce4" office:value-type="float" office:value="1816" calcext:value-type="float">
            <text:p>18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5G</text:p>
          </table:table-cell>
          <table:table-cell table:style-name="ce3" office:value-type="string" calcext:value-type="string">
            <text:p>Space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Dimensity 810</text:p>
          </table:table-cell>
          <table:table-cell table:style-name="ce3" office:value-type="string" calcext:value-type="string">
            <text:p>50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69900" calcext:value-type="float">
            <text:p>69900</text:p>
          </table:table-cell>
          <table:table-cell table:style-name="ce4" office:value-type="float" office:value="61999" calcext:value-type="float">
            <text:p>6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S</text:p>
          </table:table-cell>
          <table:table-cell table:style-name="ce3" office:value-type="string" calcext:value-type="string">
            <text:p>Stripe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730" calcext:value-type="float">
            <text:p>473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/ Unisoc SC9863A1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Metallica Gol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0920" calcext:value-type="float">
            <text:p>40920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2 5G</text:p>
          </table:table-cell>
          <table:table-cell table:style-name="ce3" office:value-type="string" calcext:value-type="string">
            <text:p>Frosted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8256" calcext:value-type="float">
            <text:p>18256</text:p>
          </table:table-cell>
          <table:table-cell table:style-name="ce4" office:value-type="float" office:value="1818" calcext:value-type="float">
            <text:p>18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</text:p>
          </table:table-cell>
          <table:table-cell table:style-name="ce3" office:value-type="string" calcext:value-type="string">
            <text:p>Clash Whit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424" calcext:value-type="float">
            <text:p>342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9 Octa Core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</text:p>
          </table:table-cell>
          <table:table-cell table:style-name="ce3" office:value-type="string" calcext:value-type="string">
            <text:p>Rush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424" calcext:value-type="float">
            <text:p>342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9 Octa Core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</text:p>
          </table:table-cell>
          <table:table-cell table:style-name="ce3" office:value-type="string" calcext:value-type="string">
            <text:p>Rush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 Octa Core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</text:p>
          </table:table-cell>
          <table:table-cell table:style-name="ce3" office:value-type="string" calcext:value-type="string">
            <text:p>Light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275" calcext:value-type="float">
            <text:p>627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176" calcext:value-type="float">
            <text:p>417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5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72</text:p>
          </table:table-cell>
          <table:table-cell table:style-name="ce3" office:value-type="string" calcext:value-type="string">
            <text:p>Polar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0081" calcext:value-type="float">
            <text:p>10081</text:p>
          </table:table-cell>
          <table:table-cell table:style-name="ce4" office:value-type="float" office:value="1427" calcext:value-type="float">
            <text:p>14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5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+ 5G</text:p>
          </table:table-cell>
          <table:table-cell table:style-name="ce3" office:value-type="string" calcext:value-type="string">
            <text:p>Dark Matter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1341" calcext:value-type="float">
            <text:p>11341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 5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Copper Blush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00" calcext:value-type="float">
            <text:p>36500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82 5G</text:p>
          </table:table-cell>
          <table:table-cell table:style-name="ce3" office:value-type="string" calcext:value-type="string">
            <text:p>White Lily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048" calcext:value-type="float">
            <text:p>7048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5 PRO 5G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489" calcext:value-type="float">
            <text:p>648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176" calcext:value-type="float">
            <text:p>417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5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1</text:p>
          </table:table-cell>
          <table:table-cell table:style-name="ce3" office:value-type="string" calcext:value-type="string">
            <text:p>Light Silver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6544" calcext:value-type="float">
            <text:p>46544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13MP + 2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1</text:p>
          </table:table-cell>
          <table:table-cell table:style-name="ce3" office:value-type="string" calcext:value-type="string">
            <text:p>Dark Green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6544" calcext:value-type="float">
            <text:p>46544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13MP + 2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36" calcext:value-type="float">
            <text:p>12436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7</text:p>
          </table:table-cell>
          <table:table-cell table:style-name="ce3" office:value-type="string" calcext:value-type="string">
            <text:p>Sunlight Orang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2499" calcext:value-type="float">
            <text:p>12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727" calcext:value-type="float">
            <text:p>172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0.3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042" calcext:value-type="float">
            <text:p>504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5 PRO 5G</text:p>
          </table:table-cell>
          <table:table-cell table:style-name="ce3" office:value-type="string" calcext:value-type="string">
            <text:p>Astral Black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RENO8T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108MP + 2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800" calcext:value-type="float">
            <text:p>48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19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4990" calcext:value-type="float">
            <text:p>14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5035" calcext:value-type="float">
            <text:p>25035</text:p>
          </table:table-cell>
          <table:table-cell table:style-name="ce4" office:value-type="float" office:value="1801" calcext:value-type="float">
            <text:p>18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62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160" calcext:value-type="float">
            <text:p>17160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495" calcext:value-type="float">
            <text:p>1449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Steller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2380" calcext:value-type="float">
            <text:p>1238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Soulful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0920" calcext:value-type="float">
            <text:p>40920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3 5G</text:p>
          </table:table-cell>
          <table:table-cell table:style-name="ce3" office:value-type="string" calcext:value-type="string">
            <text:p>Mystique Green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771" calcext:value-type="float">
            <text:p>1677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3</text:p>
          </table:table-cell>
          <table:table-cell table:style-name="ce3" office:value-type="string" calcext:value-type="string">
            <text:p>Sunrise Copper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099" calcext:value-type="float">
            <text:p>12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2678" calcext:value-type="float">
            <text:p>122678</text:p>
          </table:table-cell>
          <table:table-cell table:style-name="ce4" office:value-type="float" office:value="7131" calcext:value-type="float">
            <text:p>7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50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Halo Whit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90" calcext:value-type="float">
            <text:p>459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Light Green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</text:p>
          </table:table-cell>
          <table:table-cell table:style-name="ce3" office:value-type="string" calcext:value-type="string">
            <text:p>Sea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751" calcext:value-type="float">
            <text:p>875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435" calcext:value-type="float">
            <text:p>6435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</text:p>
          </table:table-cell>
          <table:table-cell table:style-name="ce3" office:value-type="string" calcext:value-type="string">
            <text:p>Sea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5 PRO 5G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2 5G</text:p>
          </table:table-cell>
          <table:table-cell table:style-name="ce3" office:value-type="string" calcext:value-type="string">
            <text:p>Midnight Gray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8256" calcext:value-type="float">
            <text:p>18256</text:p>
          </table:table-cell>
          <table:table-cell table:style-name="ce4" office:value-type="float" office:value="1818" calcext:value-type="float">
            <text:p>18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Forest Green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42</text:p>
          </table:table-cell>
          <table:table-cell table:style-name="ce3" office:value-type="string" calcext:value-type="string">
            <text:p>Atlantic Green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670" calcext:value-type="float">
            <text:p>567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43" calcext:value-type="float">
            <text:p>16.4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36" calcext:value-type="float">
            <text:p>12436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1</text:p>
          </table:table-cell>
          <table:table-cell table:style-name="ce3" office:value-type="string" calcext:value-type="string">
            <text:p>Light Silver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796" calcext:value-type="float">
            <text:p>61796</text:p>
          </table:table-cell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13MP + 2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1</text:p>
          </table:table-cell>
          <table:table-cell table:style-name="ce3" office:value-type="string" calcext:value-type="string">
            <text:p>Dark Green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796" calcext:value-type="float">
            <text:p>61796</text:p>
          </table:table-cell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13MP + 2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01</text:p>
          </table:table-cell>
          <table:table-cell table:style-name="ce3" office:value-type="string" calcext:value-type="string">
            <text:p>Sapphire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75" calcext:value-type="float">
            <text:p>127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1</text:p>
          </table:table-cell>
          <table:table-cell table:style-name="ce3" office:value-type="string" calcext:value-type="string">
            <text:p>Diamond Glow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2630" calcext:value-type="float">
            <text:p>1263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580" calcext:value-type="float">
            <text:p>14580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Forest Green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00" calcext:value-type="float">
            <text:p>36500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50G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220" calcext:value-type="float">
            <text:p>73220</text:p>
          </table:table-cell>
          <table:table-cell table:style-name="ce4" office:value-type="float" office:value="7392" calcext:value-type="float">
            <text:p>7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 PRIME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11" calcext:value-type="float">
            <text:p>12411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Helio G88</text:p>
          </table:table-cell>
          <table:table-cell table:style-name="ce3" office:value-type="string" calcext:value-type="string">
            <text:p>50MP + 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5G</text:p>
          </table:table-cell>
          <table:table-cell table:style-name="ce3" office:value-type="string" calcext:value-type="string">
            <text:p>Racing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Dimensity 810</text:p>
          </table:table-cell>
          <table:table-cell table:style-name="ce3" office:value-type="string" calcext:value-type="string">
            <text:p>50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02</text:p>
          </table:table-cell>
          <table:table-cell table:style-name="ce3" office:value-type="string" calcext:value-type="string">
            <text:p>Cosmic Grey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P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6886" calcext:value-type="float">
            <text:p>26886</text:p>
          </table:table-cell>
          <table:table-cell table:style-name="ce4" office:value-type="float" office:value="2123" calcext:value-type="float">
            <text:p>21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Drizzling Gold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5</text:p>
          </table:table-cell>
          <table:table-cell table:style-name="ce3" office:value-type="string" calcext:value-type="string">
            <text:p>Glowing Green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815" calcext:value-type="float">
            <text:p>14815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iger T616</text:p>
          </table:table-cell>
          <table:table-cell table:style-name="ce3" office:value-type="string" calcext:value-type="string">
            <text:p>50MP + 2MP + 0.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Onyx Black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Rainbow Fantasy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249" calcext:value-type="float">
            <text:p>16249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Starlight Black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249" calcext:value-type="float">
            <text:p>16249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Stardust Purple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PRO 5G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9595" calcext:value-type="float">
            <text:p>19595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108MP + 2MP (Depth) + 2MP (Macro)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30999" calcext:value-type="float">
            <text:p>30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266" calcext:value-type="float">
            <text:p>8266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Plus</text:p>
          </table:table-cell>
          <table:table-cell table:style-name="ce3" office:value-type="string" calcext:value-type="string">
            <text:p>50MP + 50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020" calcext:value-type="float">
            <text:p>402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NOTHING PHONE</text:p>
          </table:table-cell>
          <table:table-cell table:style-name="ce3"/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35999" calcext:value-type="float">
            <text:p>3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616" calcext:value-type="float">
            <text:p>6616</text:p>
          </table:table-cell>
          <table:table-cell table:style-name="ce4" office:value-type="float" office:value="753" calcext:value-type="float">
            <text:p>753</text:p>
          </table:table-cell>
          <table:table-cell table:style-name="ce3" table:number-columns-repeated="2"/>
          <table:table-cell table:style-name="ce3" office:value-type="string" calcext:value-type="string">
            <text:p>Qualcomm Snapdragon 778G+</text:p>
          </table:table-cell>
          <table:table-cell table:style-name="ce3" office:value-type="string" calcext:value-type="string">
            <text:p>50MP + 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PRO 5G</text:p>
          </table:table-cell>
          <table:table-cell table:style-name="ce3" office:value-type="string" calcext:value-type="string">
            <text:p>Snowfall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9595" calcext:value-type="float">
            <text:p>19595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108MP + 2MP (Depth) + 2MP (Macro)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Laser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220" calcext:value-type="float">
            <text:p>73220</text:p>
          </table:table-cell>
          <table:table-cell table:style-name="ce4" office:value-type="float" office:value="7392" calcext:value-type="float">
            <text:p>7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Glacier Blue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</text:p>
          </table:table-cell>
          <table:table-cell table:style-name="ce3" office:value-type="string" calcext:value-type="string">
            <text:p>Light Sea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140" calcext:value-type="float">
            <text:p>30140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 5G</text:p>
          </table:table-cell>
          <table:table-cell table:style-name="ce3" office:value-type="string" calcext:value-type="string">
            <text:p>Aqua Gree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2639" calcext:value-type="float">
            <text:p>126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K10</text:p>
          </table:table-cell>
          <table:table-cell table:style-name="ce3" office:value-type="string" calcext:value-type="string">
            <text:p>Blue Flam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3802" calcext:value-type="float">
            <text:p>103802</text:p>
          </table:table-cell>
          <table:table-cell table:style-name="ce4" office:value-type="float" office:value="7606" calcext:value-type="float">
            <text:p>76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PRO 5G</text:p>
          </table:table-cell>
          <table:table-cell table:style-name="ce3" office:value-type="string" calcext:value-type="string">
            <text:p>Turbo Black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982" calcext:value-type="float">
            <text:p>798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5G Mobile Platform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1 2021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34364" calcext:value-type="float">
            <text:p>234364</text:p>
          </table:table-cell>
          <table:table-cell table:style-name="ce4" office:value-type="float" office:value="10135" calcext:value-type="float">
            <text:p>101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Octa-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1 2021</text:p>
          </table:table-cell>
          <table:table-cell table:style-name="ce3" office:value-type="string" calcext:value-type="string">
            <text:p>Cool Grey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34364" calcext:value-type="float">
            <text:p>234364</text:p>
          </table:table-cell>
          <table:table-cell table:style-name="ce4" office:value-type="float" office:value="10135" calcext:value-type="float">
            <text:p>101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Octa-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Racing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129" calcext:value-type="float">
            <text:p>7129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20 5G</text:p>
          </table:table-cell>
          <table:table-cell table:style-name="ce3" office:value-type="string" calcext:value-type="string">
            <text:p>Frosted Pearl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964" calcext:value-type="float">
            <text:p>8964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16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32</text:p>
          </table:table-cell>
          <table:table-cell table:style-name="ce3" office:value-type="string" calcext:value-type="string">
            <text:p>Eco Black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Halo Whit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129" calcext:value-type="float">
            <text:p>7129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Electric Blu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90" calcext:value-type="float">
            <text:p>459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5</text:p>
          </table:table-cell>
          <table:table-cell table:style-name="ce3" office:value-type="string" calcext:value-type="string">
            <text:p>Dawn Gold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+ 5G</text:p>
          </table:table-cell>
          <table:table-cell table:style-name="ce3" office:value-type="string" calcext:value-type="string">
            <text:p>Hyperspac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1341" calcext:value-type="float">
            <text:p>11341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 5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+ 5G</text:p>
          </table:table-cell>
          <table:table-cell table:style-name="ce3" office:value-type="string" calcext:value-type="string">
            <text:p>Nebula Blu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1341" calcext:value-type="float">
            <text:p>11341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 5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 PRO+ 5G</text:p>
          </table:table-cell>
          <table:table-cell table:style-name="ce3" office:value-type="string" calcext:value-type="string">
            <text:p>Hyperspace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5792" calcext:value-type="float">
            <text:p>5792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 5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1 FE 5G</text:p>
          </table:table-cell>
          <table:table-cell table:style-name="ce3" office:value-type="string" calcext:value-type="string">
            <text:p>Lavender</text:p>
          </table:table-cell>
          <table:table-cell table:style-name="ce4" office:value-type="float" office:value="74999" calcext:value-type="float">
            <text:p>74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6083" calcext:value-type="float">
            <text:p>36083</text:p>
          </table:table-cell>
          <table:table-cell table:style-name="ce4" office:value-type="float" office:value="3525" calcext:value-type="float">
            <text:p>35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2MP + 12MP + 8MP (OIS)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/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 table:number-columns-repeated="2"/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5G 2023</text:p>
          </table:table-cell>
          <table:table-cell table:style-name="ce3" office:value-type="string" calcext:value-type="string">
            <text:p>Coral Orang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 KALL</text:p>
          </table:table-cell>
          <table:table-cell table:style-name="ce3" office:value-type="string" calcext:value-type="string">
            <text:p>I KALL Z19PRO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Onyx Black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5G 2023</text:p>
          </table:table-cell>
          <table:table-cell table:style-name="ce3" office:value-type="string" calcext:value-type="string">
            <text:p>Submariner Black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 - LOCKED WITH AIRTEL PREPAID</text:p>
          </table:table-cell>
          <table:table-cell table:style-name="ce3" office:value-type="string" calcext:value-type="string">
            <text:p>Bamboo Green</text:p>
          </table:table-cell>
          <table:table-cell table:style-name="ce4" office:value-type="float" office:value="9299" calcext:value-type="float">
            <text:p>9299</text:p>
          </table:table-cell>
          <table:table-cell table:style-name="ce4" office:value-type="float" office:value="6299" calcext:value-type="float">
            <text:p>62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8925" calcext:value-type="float">
            <text:p>38925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Glacier Blue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Midnight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0999" calcext:value-type="float">
            <text:p>8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Dark Red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0999" calcext:value-type="float">
            <text:p>8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RENO8T 5G</text:p>
          </table:table-cell>
          <table:table-cell table:style-name="ce3" office:value-type="string" calcext:value-type="string">
            <text:p>Sunrise Gold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108MP + 2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800" calcext:value-type="float">
            <text:p>48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</text:p>
          </table:table-cell>
          <table:table-cell table:style-name="ce3" office:value-type="string" calcext:value-type="string">
            <text:p>Meteor Grey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457" calcext:value-type="float">
            <text:p>4457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Plus</text:p>
          </table:table-cell>
          <table:table-cell table:style-name="ce3" office:value-type="string" calcext:value-type="string">
            <text:p>50MP + 50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020" calcext:value-type="float">
            <text:p>402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Creamy Whit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0999" calcext:value-type="float">
            <text:p>8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5G</text:p>
          </table:table-cell>
          <table:table-cell table:style-name="ce3" office:value-type="string" calcext:value-type="string">
            <text:p>Blaster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241" calcext:value-type="float">
            <text:p>324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Dimensity 810</text:p>
          </table:table-cell>
          <table:table-cell table:style-name="ce3" office:value-type="string" calcext:value-type="string">
            <text:p>50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</text:p>
          </table:table-cell>
          <table:table-cell table:style-name="ce3" office:value-type="string" calcext:value-type="string">
            <text:p>Slate Grey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478" calcext:value-type="float">
            <text:p>7478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5S</text:p>
          </table:table-cell>
          <table:table-cell table:style-name="ce3" office:value-type="string" calcext:value-type="string">
            <text:p>Wave Green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742" calcext:value-type="float">
            <text:p>374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Steller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Drizzling Gold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2499" calcext:value-type="float">
            <text:p>12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1999" calcext:value-type="float">
            <text:p>8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140" calcext:value-type="float">
            <text:p>30140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</text:p>
          </table:table-cell>
          <table:table-cell table:style-name="ce3" office:value-type="string" calcext:value-type="string">
            <text:p>Heart Of Ocea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140" calcext:value-type="float">
            <text:p>30140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</text:p>
          </table:table-cell>
          <table:table-cell table:style-name="ce3" office:value-type="string" calcext:value-type="string">
            <text:p>Starry Purple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140" calcext:value-type="float">
            <text:p>30140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ue Tid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998" calcext:value-type="float">
            <text:p>19998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ue Tid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895" calcext:value-type="float">
            <text:p>3895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Laser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160" calcext:value-type="float">
            <text:p>17160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</text:p>
          </table:table-cell>
          <table:table-cell table:style-name="ce3" office:value-type="string" calcext:value-type="string">
            <text:p>Meteor Grey</text:p>
          </table:table-cell>
          <table:table-cell table:style-name="ce4" office:value-type="float" office:value="30999" calcext:value-type="float">
            <text:p>30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266" calcext:value-type="float">
            <text:p>8266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Plus</text:p>
          </table:table-cell>
          <table:table-cell table:style-name="ce3" office:value-type="string" calcext:value-type="string">
            <text:p>50MP + 50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020" calcext:value-type="float">
            <text:p>402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699" calcext:value-type="float">
            <text:p>146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44W</text:p>
          </table:table-cell>
          <table:table-cell table:style-name="ce3" office:value-type="string" calcext:value-type="string">
            <text:p>Raven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239" calcext:value-type="float">
            <text:p>1623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 + 50MP + 2MP + 2MP</text:p>
          </table:table-cell>
          <table:table-cell table:style-name="ce3" office:value-type="string" calcext:value-type="string">
            <text:p>16MP + 16MP Dual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RO</text:p>
          </table:table-cell>
          <table:table-cell table:style-name="ce3" office:value-type="string" calcext:value-type="string">
            <text:p>Lightsaber Green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90" calcext:value-type="float">
            <text:p>459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616</text:p>
          </table:table-cell>
          <table:table-cell table:style-name="ce3" office:value-type="string" calcext:value-type="string">
            <text:p>50 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ICROMAX</text:p>
          </table:table-cell>
          <table:table-cell table:style-name="ce3" office:value-type="string" calcext:value-type="string">
            <text:p>MICROMAX IN 2C</text:p>
          </table:table-cell>
          <table:table-cell table:style-name="ce3" office:value-type="string" calcext:value-type="string">
            <text:p>Silver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156" calcext:value-type="float">
            <text:p>3156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19</text:p>
          </table:table-cell>
          <table:table-cell table:style-name="ce3" office:value-type="string" calcext:value-type="string">
            <text:p>Prism Black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4990" calcext:value-type="float">
            <text:p>14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5035" calcext:value-type="float">
            <text:p>25035</text:p>
          </table:table-cell>
          <table:table-cell table:style-name="ce4" office:value-type="float" office:value="1801" calcext:value-type="float">
            <text:p>18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62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3 5G</text:p>
          </table:table-cell>
          <table:table-cell table:style-name="ce3" office:value-type="string" calcext:value-type="string">
            <text:p>Deep Ocean Blue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8634" calcext:value-type="float">
            <text:p>1863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Cosmic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PRO</text:p>
          </table:table-cell>
          <table:table-cell table:style-name="ce3" office:value-type="string" calcext:value-type="string">
            <text:p>Volcanic Grey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108MP + 2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PRO</text:p>
          </table:table-cell>
          <table:table-cell table:style-name="ce3" office:value-type="string" calcext:value-type="string">
            <text:p>Tuscany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108MP + 2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8690" calcext:value-type="float">
            <text:p>8690</text:p>
          </table:table-cell>
          <table:table-cell table:style-name="ce4" office:value-type="float" office:value="8149" calcext:value-type="float">
            <text:p>814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UMS9230</text:p>
          </table:table-cell>
          <table:table-cell table:style-name="ce3" office:value-type="string" calcext:value-type="string">
            <text:p>48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Rocking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416" calcext:value-type="float">
            <text:p>5416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K10</text:p>
          </table:table-cell>
          <table:table-cell table:style-name="ce3" office:value-type="string" calcext:value-type="string">
            <text:p>Black Carbon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3802" calcext:value-type="float">
            <text:p>103802</text:p>
          </table:table-cell>
          <table:table-cell table:style-name="ce4" office:value-type="float" office:value="7606" calcext:value-type="float">
            <text:p>76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A SPORT</text:p>
          </table:table-cell>
          <table:table-cell table:style-name="ce3" office:value-type="string" calcext:value-type="string">
            <text:p>SLATE GREY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989" calcext:value-type="float">
            <text:p>1098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1 FE 5G</text:p>
          </table:table-cell>
          <table:table-cell table:style-name="ce3" office:value-type="string" calcext:value-type="string">
            <text:p>Graphite</text:p>
          </table:table-cell>
          <table:table-cell table:style-name="ce4" office:value-type="float" office:value="74999" calcext:value-type="float">
            <text:p>74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6083" calcext:value-type="float">
            <text:p>36083</text:p>
          </table:table-cell>
          <table:table-cell table:style-name="ce4" office:value-type="float" office:value="3525" calcext:value-type="float">
            <text:p>35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2MP + 12MP + 8MP (OIS)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5 PRO 5G</text:p>
          </table:table-cell>
          <table:table-cell table:style-name="ce3" office:value-type="string" calcext:value-type="string">
            <text:p>Astral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3</text:p>
          </table:table-cell>
          <table:table-cell table:style-name="ce3" office:value-type="string" calcext:value-type="string">
            <text:p>Jewel Blu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899" calcext:value-type="float">
            <text:p>58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A PRIME</text:p>
          </table:table-cell>
          <table:table-cell table:style-name="ce3" office:value-type="string" calcext:value-type="string">
            <text:p>Flash Black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10977" calcext:value-type="float">
            <text:p>10977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7S</text:p>
          </table:table-cell>
          <table:table-cell table:style-name="ce3" office:value-type="string" calcext:value-type="string">
            <text:p>Starry Black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13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5033" calcext:value-type="float">
            <text:p>25033</text:p>
          </table:table-cell>
          <table:table-cell table:style-name="ce4" office:value-type="float" office:value="2495" calcext:value-type="float">
            <text:p>24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Depth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</text:p>
          </table:table-cell>
          <table:table-cell table:style-name="ce3" office:value-type="string" calcext:value-type="string">
            <text:p>Jewel Blu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5033" calcext:value-type="float">
            <text:p>25033</text:p>
          </table:table-cell>
          <table:table-cell table:style-name="ce4" office:value-type="float" office:value="2495" calcext:value-type="float">
            <text:p>24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Depth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Starlight Black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7235" calcext:value-type="float">
            <text:p>167235</text:p>
          </table:table-cell>
          <table:table-cell table:style-name="ce4" office:value-type="float" office:value="12790" calcext:value-type="float">
            <text:p>127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Rainbow Fantasy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3968" calcext:value-type="float">
            <text:p>63968</text:p>
          </table:table-cell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Turbo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5G</text:p>
          </table:table-cell>
          <table:table-cell table:style-name="ce3" office:value-type="string" calcext:value-type="string">
            <text:p>Rainbow Fantasy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7235" calcext:value-type="float">
            <text:p>167235</text:p>
          </table:table-cell>
          <table:table-cell table:style-name="ce4" office:value-type="float" office:value="12790" calcext:value-type="float">
            <text:p>127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VA 3</text:p>
          </table:table-cell>
          <table:table-cell table:style-name="ce3" office:value-type="string" calcext:value-type="string">
            <text:p>Eco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0869" calcext:value-type="float">
            <text:p>1086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office:value-type="float" office:value="7000" calcext:value-type="float">
            <text:p>7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VA 3</text:p>
          </table:table-cell>
          <table:table-cell table:style-name="ce3" office:value-type="string" calcext:value-type="string">
            <text:p>Electric Blue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12490" calcext:value-type="float">
            <text:p>12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office:value-type="float" office:value="7000" calcext:value-type="float">
            <text:p>7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1 2021</text:p>
          </table:table-cell>
          <table:table-cell table:style-name="ce3" office:value-type="string" calcext:value-type="string">
            <text:p>Cool Grey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6885" calcext:value-type="float">
            <text:p>206885</text:p>
          </table:table-cell>
          <table:table-cell table:style-name="ce4" office:value-type="float" office:value="11043" calcext:value-type="float">
            <text:p>110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Octa-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1 2021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6885" calcext:value-type="float">
            <text:p>206885</text:p>
          </table:table-cell>
          <table:table-cell table:style-name="ce4" office:value-type="float" office:value="11043" calcext:value-type="float">
            <text:p>110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Octa-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PLUS</text:p>
          </table:table-cell>
          <table:table-cell table:style-name="ce3" office:value-type="string" calcext:value-type="string">
            <text:p>Tranquil Sea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620" calcext:value-type="float">
            <text:p>11620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 PRO</text:p>
          </table:table-cell>
          <table:table-cell table:style-name="ce3" office:value-type="string" calcext:value-type="string">
            <text:p>Vintage Bronz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2313" calcext:value-type="float">
            <text:p>42313</text:p>
          </table:table-cell>
          <table:table-cell table:style-name="ce4" office:value-type="float" office:value="3963" calcext:value-type="float">
            <text:p>39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5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20" calcext:value-type="float">
            <text:p>502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Midnight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1999" calcext:value-type="float">
            <text:p>8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1 FE 5G</text:p>
          </table:table-cell>
          <table:table-cell table:style-name="ce3" office:value-type="string" calcext:value-type="string">
            <text:p>Olive</text:p>
          </table:table-cell>
          <table:table-cell table:style-name="ce4" office:value-type="float" office:value="74999" calcext:value-type="float">
            <text:p>74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6083" calcext:value-type="float">
            <text:p>36083</text:p>
          </table:table-cell>
          <table:table-cell table:style-name="ce4" office:value-type="float" office:value="3525" calcext:value-type="float">
            <text:p>35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2MP + 12MP + 8MP (OIS)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S</text:p>
          </table:table-cell>
          <table:table-cell table:style-name="ce3" office:value-type="string" calcext:value-type="string">
            <text:p>Stripe Black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596" calcext:value-type="float">
            <text:p>459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SC9863A/ Unisoc SC9863A1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30S</text:p>
          </table:table-cell>
          <table:table-cell table:style-name="ce3" office:value-type="string" calcext:value-type="string">
            <text:p>Stripe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596" calcext:value-type="float">
            <text:p>459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SC9863A/ Unisoc SC9863A1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04</text:p>
          </table:table-cell>
          <table:table-cell table:style-name="ce3" office:value-type="string" calcext:value-type="string">
            <text:p>Dark Blue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8966" calcext:value-type="float">
            <text:p>8966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20 5G</text:p>
          </table:table-cell>
          <table:table-cell table:style-name="ce3" office:value-type="string" calcext:value-type="string">
            <text:p>Racing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241" calcext:value-type="float">
            <text:p>324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Dimensity 810</text:p>
          </table:table-cell>
          <table:table-cell table:style-name="ce3" office:value-type="string" calcext:value-type="string">
            <text:p>50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 5G</text:p>
          </table:table-cell>
          <table:table-cell table:style-name="ce3" office:value-type="string" calcext:value-type="string">
            <text:p>Silver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(SM6375)</text:p>
          </table:table-cell>
          <table:table-cell table:style-name="ce3" office:value-type="string" calcext:value-type="string">
            <text:p>50MP + 5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44W</text:p>
          </table:table-cell>
          <table:table-cell table:style-name="ce3" office:value-type="string" calcext:value-type="string">
            <text:p>Ravan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824" calcext:value-type="float">
            <text:p>1582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ack Dus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980" calcext:value-type="float">
            <text:p>199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</text:p>
          </table:table-cell>
          <table:table-cell table:style-name="ce3" office:value-type="string" calcext:value-type="string">
            <text:p>Cross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1737" calcext:value-type="float">
            <text:p>71737</text:p>
          </table:table-cell>
          <table:table-cell table:style-name="ce4" office:value-type="float" office:value="3906" calcext:value-type="float">
            <text:p>39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</text:p>
          </table:table-cell>
          <table:table-cell table:style-name="ce3" office:value-type="string" calcext:value-type="string">
            <text:p>Cross Black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47339" calcext:value-type="float">
            <text:p>147339</text:p>
          </table:table-cell>
          <table:table-cell table:style-name="ce4" office:value-type="float" office:value="7086" calcext:value-type="float">
            <text:p>70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S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5900" calcext:value-type="float">
            <text:p>159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1999" calcext:value-type="float">
            <text:p>8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3</text:p>
          </table:table-cell>
          <table:table-cell table:style-name="ce3" office:value-type="string" calcext:value-type="string">
            <text:p>Multi Green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899" calcext:value-type="float">
            <text:p>58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20</text:p>
          </table:table-cell>
          <table:table-cell table:style-name="ce3" office:value-type="string" calcext:value-type="string">
            <text:p>Glitter Gold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G99</text:p>
          </table:table-cell>
          <table:table-cell table:style-name="ce3" office:value-type="string" calcext:value-type="string">
            <text:p>108MP + 13MP + 2MP</text:p>
          </table:table-cell>
          <table:table-cell table:style-name="ce3" office:value-type="string" calcext:value-type="string">
            <text:p>60 MP with OIS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20</text:p>
          </table:table-cell>
          <table:table-cell table:style-name="ce3" office:value-type="string" calcext:value-type="string">
            <text:p>DEEP GRAY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G99</text:p>
          </table:table-cell>
          <table:table-cell table:style-name="ce3" office:value-type="string" calcext:value-type="string">
            <text:p>108MP + 13MP + 2MP</text:p>
          </table:table-cell>
          <table:table-cell table:style-name="ce3" office:value-type="string" calcext:value-type="string">
            <text:p>60 MP with OIS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01</text:p>
          </table:table-cell>
          <table:table-cell table:style-name="ce3" office:value-type="string" calcext:value-type="string">
            <text:p>Elegant Black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75" calcext:value-type="float">
            <text:p>127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7S</text:p>
          </table:table-cell>
          <table:table-cell table:style-name="ce3" office:value-type="string" calcext:value-type="string">
            <text:p>Sunset Orang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LITE 5G</text:p>
          </table:table-cell>
          <table:table-cell table:style-name="ce3" office:value-type="string" calcext:value-type="string">
            <text:p>Mystic Night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76" calcext:value-type="float">
            <text:p>13976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97" calcext:value-type="float">
            <text:p>16.9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3" office:value-type="string" calcext:value-type="string">
            <text:p>Black Dus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9888" calcext:value-type="float">
            <text:p>19888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10" calcext:value-type="float">
            <text:p>47110</text:p>
          </table:table-cell>
          <table:table-cell table:style-name="ce4" office:value-type="float" office:value="3685" calcext:value-type="float">
            <text:p>36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3S</text:p>
          </table:table-cell>
          <table:table-cell table:style-name="ce3" office:value-type="string" calcext:value-type="string">
            <text:p>Mirror Black</text:p>
          </table:table-cell>
          <table:table-cell table:style-name="ce4" office:value-type="float" office:value="21990" calcext:value-type="float">
            <text:p>21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159" calcext:value-type="float">
            <text:p>12159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1 PRIME 5G</text:p>
          </table:table-cell>
          <table:table-cell table:style-name="ce3" office:value-type="string" calcext:value-type="string">
            <text:p>Meadow Green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525" calcext:value-type="float">
            <text:p>1352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MP</text:p>
          </table:table-cell>
          <table:table-cell table:style-name="ce3"/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5</text:p>
          </table:table-cell>
          <table:table-cell table:style-name="ce3" office:value-type="string" calcext:value-type="string">
            <text:p>Agate Black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1 PRIME 5G</text:p>
          </table:table-cell>
          <table:table-cell table:style-name="ce3" office:value-type="string" calcext:value-type="string">
            <text:p>Meadow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MP</text:p>
          </table:table-cell>
          <table:table-cell table:style-name="ce3"/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LAY</text:p>
          </table:table-cell>
          <table:table-cell table:style-name="ce3" office:value-type="string" calcext:value-type="string">
            <text:p>Champagne Gold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2223" calcext:value-type="float">
            <text:p>112223</text:p>
          </table:table-cell>
          <table:table-cell table:style-name="ce4" office:value-type="float" office:value="8237" calcext:value-type="float">
            <text:p>82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LAY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2223" calcext:value-type="float">
            <text:p>112223</text:p>
          </table:table-cell>
          <table:table-cell table:style-name="ce4" office:value-type="float" office:value="8237" calcext:value-type="float">
            <text:p>82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LAY</text:p>
          </table:table-cell>
          <table:table-cell table:style-name="ce3" office:value-type="string" calcext:value-type="string">
            <text:p>Daylight Green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2223" calcext:value-type="float">
            <text:p>112223</text:p>
          </table:table-cell>
          <table:table-cell table:style-name="ce4" office:value-type="float" office:value="8237" calcext:value-type="float">
            <text:p>82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75</text:p>
          </table:table-cell>
          <table:table-cell table:style-name="ce3" office:value-type="string" calcext:value-type="string">
            <text:p>Dancing waves</text:p>
          </table:table-cell>
          <table:table-cell table:style-name="ce4" office:value-type="float" office:value="25990" calcext:value-type="float">
            <text:p>25990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G96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44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050" calcext:value-type="float">
            <text:p>405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NOTHING PHONE</text:p>
          </table:table-cell>
          <table:table-cell table:style-name="ce3"/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28499" calcext:value-type="float">
            <text:p>28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1215" calcext:value-type="float">
            <text:p>51215</text:p>
          </table:table-cell>
          <table:table-cell table:style-name="ce4" office:value-type="float" office:value="6659" calcext:value-type="float">
            <text:p>6659</text:p>
          </table:table-cell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Qualcomm Snapdragon 778G+</text:p>
          </table:table-cell>
          <table:table-cell table:style-name="ce3" office:value-type="string" calcext:value-type="string">
            <text:p>50MP + 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NOTHING PHONE</text:p>
          </table:table-cell>
          <table:table-cell table:style-name="ce3"/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35999" calcext:value-type="float">
            <text:p>3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616" calcext:value-type="float">
            <text:p>6616</text:p>
          </table:table-cell>
          <table:table-cell table:style-name="ce4" office:value-type="float" office:value="753" calcext:value-type="float">
            <text:p>753</text:p>
          </table:table-cell>
          <table:table-cell table:style-name="ce3" table:number-columns-repeated="2"/>
          <table:table-cell table:style-name="ce3" office:value-type="string" calcext:value-type="string">
            <text:p>Qualcomm Snapdragon 778G+</text:p>
          </table:table-cell>
          <table:table-cell table:style-name="ce3" office:value-type="string" calcext:value-type="string">
            <text:p>50MP + 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NOTHING PHONE</text:p>
          </table:table-cell>
          <table:table-cell table:style-name="ce3"/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1215" calcext:value-type="float">
            <text:p>51215</text:p>
          </table:table-cell>
          <table:table-cell table:style-name="ce4" office:value-type="float" office:value="6659" calcext:value-type="float">
            <text:p>6659</text:p>
          </table:table-cell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Qualcomm Snapdragon 778G+</text:p>
          </table:table-cell>
          <table:table-cell table:style-name="ce3" office:value-type="string" calcext:value-type="string">
            <text:p>50MP + 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Glacier Blue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NOTHING PHONE</text:p>
          </table:table-cell>
          <table:table-cell table:style-name="ce3"/>
          <table:table-cell table:style-name="ce4" office:value-type="float" office:value="37999" calcext:value-type="float">
            <text:p>37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1215" calcext:value-type="float">
            <text:p>51215</text:p>
          </table:table-cell>
          <table:table-cell table:style-name="ce4" office:value-type="float" office:value="6659" calcext:value-type="float">
            <text:p>6659</text:p>
          </table:table-cell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Qualcomm Snapdragon 778G+</text:p>
          </table:table-cell>
          <table:table-cell table:style-name="ce3" office:value-type="string" calcext:value-type="string">
            <text:p>50MP + 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/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90999" calcext:value-type="float">
            <text:p>9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 table:number-columns-repeated="2"/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 PRIME EDITION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890" calcext:value-type="float">
            <text:p>128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+ 5G</text:p>
          </table:table-cell>
          <table:table-cell table:style-name="ce3" office:value-type="string" calcext:value-type="string">
            <text:p>Iceberg Blue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42" calcext:value-type="float">
            <text:p>242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20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00 5G</text:p>
          </table:table-cell>
          <table:table-cell table:style-name="ce3" office:value-type="string" calcext:value-type="string">
            <text:p>Metal Black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(OIS)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1" calcext:value-type="float">
            <text:p>16.2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00 5G</text:p>
          </table:table-cell>
          <table:table-cell table:style-name="ce3" office:value-type="string" calcext:value-type="string">
            <text:p>Pacific Blue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(OIS)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1" calcext:value-type="float">
            <text:p>16.2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00 5G</text:p>
          </table:table-cell>
          <table:table-cell table:style-name="ce3" office:value-type="string" calcext:value-type="string">
            <text:p>Twilight Gold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(OIS)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1" calcext:value-type="float">
            <text:p>16.2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PLUS</text:p>
          </table:table-cell>
          <table:table-cell table:style-name="ce3" office:value-type="string" calcext:value-type="string">
            <text:p>Miracle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620" calcext:value-type="float">
            <text:p>11620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263" calcext:value-type="float">
            <text:p>12263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ICROMAX</text:p>
          </table:table-cell>
          <table:table-cell table:style-name="ce3" office:value-type="string" calcext:value-type="string">
            <text:p>MICROMAX IN 2C</text:p>
          </table:table-cell>
          <table:table-cell table:style-name="ce3" office:value-type="string" calcext:value-type="string">
            <text:p>Brown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156" calcext:value-type="float">
            <text:p>3156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20</text:p>
          </table:table-cell>
          <table:table-cell table:style-name="ce3" office:value-type="string" calcext:value-type="string">
            <text:p>Green Fantasy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G99</text:p>
          </table:table-cell>
          <table:table-cell table:style-name="ce3" office:value-type="string" calcext:value-type="string">
            <text:p>108MP + 13MP + 2MP</text:p>
          </table:table-cell>
          <table:table-cell table:style-name="ce3" office:value-type="string" calcext:value-type="string">
            <text:p>60 MP with OIS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5G</text:p>
          </table:table-cell>
          <table:table-cell table:style-name="ce3" office:value-type="string" calcext:value-type="string">
            <text:p>Frosted Green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7290" calcext:value-type="float">
            <text:p>172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Onyx Black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 POWER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639" calcext:value-type="float">
            <text:p>1263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+ 5G</text:p>
          </table:table-cell>
          <table:table-cell table:style-name="ce3" office:value-type="string" calcext:value-type="string">
            <text:p>Iceberg Blue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404" calcext:value-type="float">
            <text:p>5404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20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3 5G</text:p>
          </table:table-cell>
          <table:table-cell table:style-name="ce3" office:value-type="string" calcext:value-type="string">
            <text:p>Emarld Brown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64" calcext:value-type="float">
            <text:p>1696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19S</text:p>
          </table:table-cell>
          <table:table-cell table:style-name="ce3" office:value-type="string" calcext:value-type="string">
            <text:p>Glowing Gold</text:p>
          </table:table-cell>
          <table:table-cell table:style-name="ce4" office:value-type="float" office:value="22990" calcext:value-type="float">
            <text:p>22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0073" calcext:value-type="float">
            <text:p>1007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62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0</text:p>
          </table:table-cell>
          <table:table-cell table:style-name="ce3" office:value-type="string" calcext:value-type="string">
            <text:p>Moonless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3640" calcext:value-type="float">
            <text:p>133640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3 5G</text:p>
          </table:table-cell>
          <table:table-cell table:style-name="ce3" office:value-type="string" calcext:value-type="string">
            <text:p>Deep Ocean Blu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6965" calcext:value-type="float">
            <text:p>1696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62" calcext:value-type="float">
            <text:p>786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10</text:p>
          </table:table-cell>
          <table:table-cell table:style-name="ce3" office:value-type="string" calcext:value-type="string">
            <text:p>Clash Whit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 Octa Core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PRO 5G</text:p>
          </table:table-cell>
          <table:table-cell table:style-name="ce3" office:value-type="string" calcext:value-type="string">
            <text:p>Turbo Black</text:p>
          </table:table-cell>
          <table:table-cell table:style-name="ce4" office:value-type="float" office:value="30990" calcext:value-type="float">
            <text:p>30990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255" calcext:value-type="float">
            <text:p>16255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5G Mobile Platform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A SPORT</text:p>
          </table:table-cell>
          <table:table-cell table:style-name="ce3" office:value-type="string" calcext:value-type="string">
            <text:p>Coral Green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7284" calcext:value-type="float">
            <text:p>728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A SPORT</text:p>
          </table:table-cell>
          <table:table-cell table:style-name="ce3" office:value-type="string" calcext:value-type="string">
            <text:p>Coral Green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7095" calcext:value-type="float">
            <text:p>7095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5145" calcext:value-type="float">
            <text:p>25145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A SPORT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7189" calcext:value-type="float">
            <text:p>718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5145" calcext:value-type="float">
            <text:p>25145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9</text:p>
          </table:table-cell>
          <table:table-cell table:style-name="ce3" office:value-type="string" calcext:value-type="string">
            <text:p>Infinity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9990" calcext:value-type="float">
            <text:p>99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5</text:p>
          </table:table-cell>
          <table:table-cell table:style-name="ce3" office:value-type="string" calcext:value-type="string">
            <text:p>Icy Blu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50MP + 2MP Depth Sensor + 2MP Macro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CAMON 19</text:p>
          </table:table-cell>
          <table:table-cell table:style-name="ce3" office:value-type="string" calcext:value-type="string">
            <text:p>Memphis Green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3977" calcext:value-type="float">
            <text:p>13977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64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2 PLAY</text:p>
          </table:table-cell>
          <table:table-cell table:style-name="ce3" office:value-type="string" calcext:value-type="string">
            <text:p>Racing Black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2223" calcext:value-type="float">
            <text:p>112223</text:p>
          </table:table-cell>
          <table:table-cell table:style-name="ce4" office:value-type="float" office:value="8237" calcext:value-type="float">
            <text:p>82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 PRIME EDITION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700" calcext:value-type="float">
            <text:p>157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5G 2023 TURBO</text:p>
          </table:table-cell>
          <table:table-cell table:style-name="ce3" office:value-type="string" calcext:value-type="string">
            <text:p>Coral Orang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02</text:p>
          </table:table-cell>
          <table:table-cell table:style-name="ce3" office:value-type="string" calcext:value-type="string">
            <text:p>Orchid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P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</text:p>
          </table:table-cell>
          <table:table-cell table:style-name="ce3" office:value-type="string" calcext:value-type="string">
            <text:p>Jewel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499" calcext:value-type="float">
            <text:p>12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428" calcext:value-type="float">
            <text:p>12428</text:p>
          </table:table-cell>
          <table:table-cell table:style-name="ce4" office:value-type="float" office:value="1196" calcext:value-type="float">
            <text:p>11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Depth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59900" calcext:value-type="float">
            <text:p>59900</text:p>
          </table:table-cell>
          <table:table-cell table:style-name="ce4" office:value-type="float" office:value="51999" calcext:value-type="float">
            <text:p>51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 FUSION</text:p>
          </table:table-cell>
          <table:table-cell table:style-name="ce3" office:value-type="string" calcext:value-type="string">
            <text:p>Solar Gold</text:p>
          </table:table-cell>
          <table:table-cell table:style-name="ce4" office:value-type="float" office:value="49999" calcext:value-type="float">
            <text:p>49999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621" calcext:value-type="float">
            <text:p>2621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 +</text:p>
          </table:table-cell>
          <table:table-cell table:style-name="ce3" office:value-type="string" calcext:value-type="string">
            <text:p>50MP + 13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400" calcext:value-type="float">
            <text:p>44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32" calcext:value-type="float">
            <text:p>14132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2</text:p>
          </table:table-cell>
          <table:table-cell table:style-name="ce3" office:value-type="string" calcext:value-type="string">
            <text:p>Denim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02798" calcext:value-type="float">
            <text:p>102798</text:p>
          </table:table-cell>
          <table:table-cell table:style-name="ce4" office:value-type="float" office:value="9876" calcext:value-type="float">
            <text:p>98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A PRIME</text:p>
          </table:table-cell>
          <table:table-cell table:style-name="ce3" office:value-type="string" calcext:value-type="string">
            <text:p>FLASH BLUE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1</text:p>
          </table:table-cell>
          <table:table-cell table:style-name="ce3" office:value-type="string" calcext:value-type="string">
            <text:p>Meteorite Grey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407" calcext:value-type="float">
            <text:p>13407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0</text:p>
          </table:table-cell>
          <table:table-cell table:style-name="ce3" office:value-type="string" calcext:value-type="string">
            <text:p>Cool Grey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6873" calcext:value-type="float">
            <text:p>296873</text:p>
          </table:table-cell>
          <table:table-cell table:style-name="ce4" office:value-type="float" office:value="14013" calcext:value-type="float">
            <text:p>140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 5G</text:p>
          </table:table-cell>
          <table:table-cell table:style-name="ce3" office:value-type="string" calcext:value-type="string">
            <text:p>Silver</text:p>
          </table:table-cell>
          <table:table-cell table:style-name="ce4" office:value-type="float" office:value="30990" calcext:value-type="float">
            <text:p>30990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(SM6375)</text:p>
          </table:table-cell>
          <table:table-cell table:style-name="ce3" office:value-type="string" calcext:value-type="string">
            <text:p>50MP + 5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40</text:p>
          </table:table-cell>
          <table:table-cell table:style-name="ce3" office:value-type="string" calcext:value-type="string">
            <text:p>Pink Clay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0754" calcext:value-type="float">
            <text:p>70754</text:p>
          </table:table-cell>
          <table:table-cell table:style-name="ce4" office:value-type="float" office:value="6695" calcext:value-type="float">
            <text:p>66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70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P 6 PRO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799" calcext:value-type="float">
            <text:p>67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 CORE</text:p>
          </table:table-cell>
          <table:table-cell table:style-name="ce3" office:value-type="string" calcext:value-type="string">
            <text:p>Onyx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6700" calcext:value-type="float">
            <text:p>67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GOOGLE PIXEL 7</text:p>
          </table:table-cell>
          <table:table-cell table:style-name="ce3" office:value-type="string" calcext:value-type="string">
            <text:p>Lemongrass</text:p>
          </table:table-cell>
          <table:table-cell table:style-name="ce4" office:value-type="float" office:value="59999" calcext:value-type="float">
            <text:p>59999</text:p>
          </table:table-cell>
          <table:table-cell table:style-name="ce4" office:value-type="float" office:value="57099" calcext:value-type="float">
            <text:p>57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Google Tensor G2</text:p>
          </table:table-cell>
          <table:table-cell table:style-name="ce3" office:value-type="string" calcext:value-type="string">
            <text:p>50MP + 12MP</text:p>
          </table:table-cell>
          <table:table-cell table:style-name="ce3" office:value-type="string" calcext:value-type="string">
            <text:p>10.8M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70" calcext:value-type="float">
            <text:p>427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GOOGLE</text:p>
          </table:table-cell>
          <table:table-cell table:style-name="ce3" office:value-type="string" calcext:value-type="string">
            <text:p>GOOGLE PIXEL 7</text:p>
          </table:table-cell>
          <table:table-cell table:style-name="ce3" office:value-type="string" calcext:value-type="string">
            <text:p>Obsidian</text:p>
          </table:table-cell>
          <table:table-cell table:style-name="ce4" office:value-type="float" office:value="59999" calcext:value-type="float">
            <text:p>59999</text:p>
          </table:table-cell>
          <table:table-cell table:style-name="ce4" office:value-type="float" office:value="57099" calcext:value-type="float">
            <text:p>57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Google Tensor G2</text:p>
          </table:table-cell>
          <table:table-cell table:style-name="ce3" office:value-type="string" calcext:value-type="string">
            <text:p>50MP + 12MP</text:p>
          </table:table-cell>
          <table:table-cell table:style-name="ce3" office:value-type="string" calcext:value-type="string">
            <text:p>10.8M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70" calcext:value-type="float">
            <text:p>427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/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0999" calcext:value-type="float">
            <text:p>8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 table:number-columns-repeated="2"/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5</text:p>
          </table:table-cell>
          <table:table-cell table:style-name="ce3" office:value-type="string" calcext:value-type="string">
            <text:p>Icy Blu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50MP + 2MP Depth Sensor + 2MP Macro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 5G</text:p>
          </table:table-cell>
          <table:table-cell table:style-name="ce3" office:value-type="string" calcext:value-type="string">
            <text:p>Sunrise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1684" calcext:value-type="float">
            <text:p>81684</text:p>
          </table:table-cell>
          <table:table-cell table:style-name="ce4" office:value-type="float" office:value="6856" calcext:value-type="float">
            <text:p>68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48900" calcext:value-type="float">
            <text:p>48900</text:p>
          </table:table-cell>
          <table:table-cell table:style-name="ce4" office:value-type="float" office:value="47999" calcext:value-type="float">
            <text:p>47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Metallica Gold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416" calcext:value-type="float">
            <text:p>5416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LITE 5G</text:p>
          </table:table-cell>
          <table:table-cell table:style-name="ce3"/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390" calcext:value-type="float">
            <text:p>163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97" calcext:value-type="float">
            <text:p>16.9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P 5 LTE</text:p>
          </table:table-cell>
          <table:table-cell table:style-name="ce3" office:value-type="string" calcext:value-type="string">
            <text:p>Ice Blue</text:p>
          </table:table-cell>
          <table:table-cell table:style-name="ce4" office:value-type="float" office:value="6599" calcext:value-type="float">
            <text:p>6599</text:p>
          </table:table-cell>
          <table:table-cell table:style-name="ce4" office:value-type="float" office:value="6464" calcext:value-type="float">
            <text:p>646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59900" calcext:value-type="float">
            <text:p>59900</text:p>
          </table:table-cell>
          <table:table-cell table:style-name="ce4" office:value-type="float" office:value="51999" calcext:value-type="float">
            <text:p>51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457" calcext:value-type="float">
            <text:p>4457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Plus</text:p>
          </table:table-cell>
          <table:table-cell table:style-name="ce3" office:value-type="string" calcext:value-type="string">
            <text:p>50MP + 50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020" calcext:value-type="float">
            <text:p>402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 5G</text:p>
          </table:table-cell>
          <table:table-cell table:style-name="ce3" office:value-type="string" calcext:value-type="string">
            <text:p>Orange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(SM6375)</text:p>
          </table:table-cell>
          <table:table-cell table:style-name="ce3" office:value-type="string" calcext:value-type="string">
            <text:p>50MP + 5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3T</text:p>
          </table:table-cell>
          <table:table-cell table:style-name="ce3" office:value-type="string" calcext:value-type="string">
            <text:p>Starry Gold</text:p>
          </table:table-cell>
          <table:table-cell table:style-name="ce4" office:value-type="float" office:value="22990" calcext:value-type="float">
            <text:p>22990</text:p>
          </table:table-cell>
          <table:table-cell table:style-name="ce4" office:value-type="float" office:value="16790" calcext:value-type="float">
            <text:p>167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76" calcext:value-type="float">
            <text:p>257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I</text:p>
          </table:table-cell>
          <table:table-cell table:style-name="ce3" office:value-type="string" calcext:value-type="string">
            <text:p>Mint Green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6870" calcext:value-type="float">
            <text:p>687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2289" calcext:value-type="float">
            <text:p>122289</text:p>
          </table:table-cell>
          <table:table-cell table:style-name="ce4" office:value-type="float" office:value="4876" calcext:value-type="float">
            <text:p>48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SC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NOKIA</text:p>
          </table:table-cell>
          <table:table-cell table:style-name="ce3" office:value-type="string" calcext:value-type="string">
            <text:p>NOKIA G11 PLUS</text:p>
          </table:table-cell>
          <table:table-cell table:style-name="ce3" office:value-type="string" calcext:value-type="string">
            <text:p>Grey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 + 2MP Dual</text:p>
          </table:table-cell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5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50MP + 2MP Depth Sensor + 2MP Macro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Coral Green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9094" calcext:value-type="float">
            <text:p>909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9732" calcext:value-type="float">
            <text:p>9732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56 5G</text:p>
          </table:table-cell>
          <table:table-cell table:style-name="ce3" office:value-type="string" calcext:value-type="string">
            <text:p>Orange Shimmer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56 5G</text:p>
          </table:table-cell>
          <table:table-cell table:style-name="ce3" office:value-type="string" calcext:value-type="string">
            <text:p>Black Engin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S PRO 5G</text:p>
          </table:table-cell>
          <table:table-cell table:style-name="ce3" office:value-type="string" calcext:value-type="string">
            <text:p>Starlight Black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5490" calcext:value-type="float">
            <text:p>254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M6225 Snapdragon 680 4G (6 nm)</text:p>
          </table:table-cell>
          <table:table-cell table:style-name="ce3" office:value-type="string" calcext:value-type="string">
            <text:p>64MP + 2MP + 2MP</text:p>
          </table:table-cell>
          <table:table-cell table:style-name="ce3" office:value-type="string" calcext:value-type="string">
            <text:p>16MP + 2MP Dual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</text:p>
          </table:table-cell>
          <table:table-cell table:style-name="ce3" office:value-type="string" calcext:value-type="string">
            <text:p>Sunburst Gold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332" calcext:value-type="float">
            <text:p>61332</text:p>
          </table:table-cell>
          <table:table-cell table:style-name="ce4" office:value-type="float" office:value="4451" calcext:value-type="float">
            <text:p>445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</text:p>
          </table:table-cell>
          <table:table-cell table:style-name="ce3" office:value-type="string" calcext:value-type="string">
            <text:p>Sunburst Gold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4775" calcext:value-type="float">
            <text:p>24775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</text:p>
          </table:table-cell>
          <table:table-cell table:style-name="ce3" office:value-type="string" calcext:value-type="string">
            <text:p>Meteor Black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332" calcext:value-type="float">
            <text:p>61332</text:p>
          </table:table-cell>
          <table:table-cell table:style-name="ce4" office:value-type="float" office:value="4451" calcext:value-type="float">
            <text:p>445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90999" calcext:value-type="float">
            <text:p>9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90999" calcext:value-type="float">
            <text:p>9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NEO 6 5G</text:p>
          </table:table-cell>
          <table:table-cell table:style-name="ce3" office:value-type="string" calcext:value-type="string">
            <text:p>Dark Nova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30300" calcext:value-type="float">
            <text:p>3030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 + 64MP + 8MP + 2MP</text:p>
          </table:table-cell>
          <table:table-cell table:style-name="ce3" office:value-type="string" calcext:value-type="string">
            <text:p>16MP + 16MP Dual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2</text:p>
          </table:table-cell>
          <table:table-cell table:style-name="ce3" office:value-type="string" calcext:value-type="string">
            <text:p>Metaverse Green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7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2</text:p>
          </table:table-cell>
          <table:table-cell table:style-name="ce3" office:value-type="string" calcext:value-type="string">
            <text:p>Metaverse Green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7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0</text:p>
          </table:table-cell>
          <table:table-cell table:style-name="ce3" office:value-type="string" calcext:value-type="string">
            <text:p>Cool Blu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6873" calcext:value-type="float">
            <text:p>296873</text:p>
          </table:table-cell>
          <table:table-cell table:style-name="ce4" office:value-type="float" office:value="14013" calcext:value-type="float">
            <text:p>140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K50I 5G</text:p>
          </table:table-cell>
          <table:table-cell table:style-name="ce3" office:value-type="string" calcext:value-type="string">
            <text:p>Stealth Black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3290" calcext:value-type="float">
            <text:p>232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80" calcext:value-type="float">
            <text:p>508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+ 5G</text:p>
          </table:table-cell>
          <table:table-cell table:style-name="ce3" office:value-type="string" calcext:value-type="string">
            <text:p>Obsidian Black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404" calcext:value-type="float">
            <text:p>5404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20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40 FUSION</text:p>
          </table:table-cell>
          <table:table-cell table:style-name="ce3" office:value-type="string" calcext:value-type="string">
            <text:p>Dynamic Gray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2941" calcext:value-type="float">
            <text:p>32941</text:p>
          </table:table-cell>
          <table:table-cell table:style-name="ce4" office:value-type="float" office:value="3704" calcext:value-type="float">
            <text:p>37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1</text:p>
          </table:table-cell>
          <table:table-cell table:style-name="ce3" office:value-type="string" calcext:value-type="string">
            <text:p>Diamond Glow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2628" calcext:value-type="float">
            <text:p>12628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580" calcext:value-type="float">
            <text:p>14580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 PRIME EDITION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570" calcext:value-type="float">
            <text:p>1157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 5G</text:p>
          </table:table-cell>
          <table:table-cell table:style-name="ce3" office:value-type="string" calcext:value-type="string">
            <text:p>Soulful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416" calcext:value-type="float">
            <text:p>5416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 5G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6 PLUS</text:p>
          </table:table-cell>
          <table:table-cell table:style-name="ce3" office:value-type="string" calcext:value-type="string">
            <text:p>Crystal Violet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620" calcext:value-type="float">
            <text:p>11620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8 MP + Depth Lens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</text:p>
          </table:table-cell>
          <table:table-cell table:style-name="ce3" office:value-type="string" calcext:value-type="string">
            <text:p>Meteor Black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4775" calcext:value-type="float">
            <text:p>24775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P 5 LTE</text:p>
          </table:table-cell>
          <table:table-cell table:style-name="ce3" office:value-type="string" calcext:value-type="string">
            <text:p>Deepsea Lust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7299" calcext:value-type="float">
            <text:p>72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</text:p>
          </table:table-cell>
          <table:table-cell table:style-name="ce3" office:value-type="string" calcext:value-type="string">
            <text:p>Matte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8759" calcext:value-type="float">
            <text:p>398759</text:p>
          </table:table-cell>
          <table:table-cell table:style-name="ce4" office:value-type="float" office:value="26507" calcext:value-type="float">
            <text:p>265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LITE 5G</text:p>
          </table:table-cell>
          <table:table-cell table:style-name="ce3"/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4180" calcext:value-type="float">
            <text:p>1418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97" calcext:value-type="float">
            <text:p>16.9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Dark Red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CAMON 19</text:p>
          </table:table-cell>
          <table:table-cell table:style-name="ce3" office:value-type="string" calcext:value-type="string">
            <text:p>Eco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64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I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7500" calcext:value-type="float">
            <text:p>7500</text:p>
          </table:table-cell>
          <table:table-cell table:style-name="ce4" office:value-type="float" office:value="6880" calcext:value-type="float">
            <text:p>688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2289" calcext:value-type="float">
            <text:p>122289</text:p>
          </table:table-cell>
          <table:table-cell table:style-name="ce4" office:value-type="float" office:value="4876" calcext:value-type="float">
            <text:p>48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SC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T1 PRO 5G</text:p>
          </table:table-cell>
          <table:table-cell table:style-name="ce3" office:value-type="string" calcext:value-type="string">
            <text:p>Turbo Cyan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982" calcext:value-type="float">
            <text:p>798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 5G Mobile Platform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 3</text:p>
          </table:table-cell>
          <table:table-cell table:style-name="ce3" office:value-type="string" calcext:value-type="string">
            <text:p>Multi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 3</text:p>
          </table:table-cell>
          <table:table-cell table:style-name="ce3" office:value-type="string" calcext:value-type="string">
            <text:p>Deep Ocean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777" calcext:value-type="float">
            <text:p>677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1684" calcext:value-type="float">
            <text:p>81684</text:p>
          </table:table-cell>
          <table:table-cell table:style-name="ce4" office:value-type="float" office:value="6856" calcext:value-type="float">
            <text:p>68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90999" calcext:value-type="float">
            <text:p>9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3 5G</text:p>
          </table:table-cell>
          <table:table-cell table:style-name="ce3" office:value-type="string" calcext:value-type="string">
            <text:p>Lavender</text:p>
          </table:table-cell>
          <table:table-cell table:style-name="ce4" office:value-type="float" office:value="95999" calcext:value-type="float">
            <text:p>95999</text:p>
          </table:table-cell>
          <table:table-cell table:style-name="ce4" office:value-type="float" office:value="79999" calcext:value-type="float">
            <text:p>79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 Gen 2</text:p>
          </table:table-cell>
          <table:table-cell table:style-name="ce3" office:value-type="string" calcext:value-type="string">
            <text:p>50MP + 10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4" office:value-type="float" office:value="3900" calcext:value-type="float">
            <text:p>39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450" calcext:value-type="float">
            <text:p>14450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 5G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1684" calcext:value-type="float">
            <text:p>81684</text:p>
          </table:table-cell>
          <table:table-cell table:style-name="ce4" office:value-type="float" office:value="6856" calcext:value-type="float">
            <text:p>68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</text:p>
          </table:table-cell>
          <table:table-cell table:style-name="ce3" office:value-type="string" calcext:value-type="string">
            <text:p>Silver Wav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145" calcext:value-type="float">
            <text:p>16145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70</text:p>
          </table:table-cell>
          <table:table-cell table:style-name="ce3" office:value-type="string" calcext:value-type="string">
            <text:p>13MP +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200" calcext:value-type="float">
            <text:p>52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F4 5G</text:p>
          </table:table-cell>
          <table:table-cell table:style-name="ce3" office:value-type="string" calcext:value-type="string">
            <text:p>Night Black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034" calcext:value-type="float">
            <text:p>12034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</text:p>
          </table:table-cell>
          <table:table-cell table:style-name="ce3" office:value-type="string" calcext:value-type="string">
            <text:p>Starburst Whit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699" calcext:value-type="float">
            <text:p>146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+ 5G</text:p>
          </table:table-cell>
          <table:table-cell table:style-name="ce3" office:value-type="string" calcext:value-type="string">
            <text:p>Arctic White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42" calcext:value-type="float">
            <text:p>242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20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</text:p>
          </table:table-cell>
          <table:table-cell table:style-name="ce3" office:value-type="string" calcext:value-type="string">
            <text:p>Stardust Brown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244" calcext:value-type="float">
            <text:p>1124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4" calcext:value-type="float">
            <text:p>249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 5G</text:p>
          </table:table-cell>
          <table:table-cell table:style-name="ce3" office:value-type="string" calcext:value-type="string">
            <text:p>Stardust Purple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94" calcext:value-type="float">
            <text:p>36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50MP (OIS)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1T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59" calcext:value-type="float">
            <text:p>155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</text:p>
          </table:table-cell>
          <table:table-cell table:style-name="ce3" office:value-type="string" calcext:value-type="string">
            <text:p>Stargaze Whit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4775" calcext:value-type="float">
            <text:p>24775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T 5G</text:p>
          </table:table-cell>
          <table:table-cell table:style-name="ce3" office:value-type="string" calcext:value-type="string">
            <text:p>Mint Green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1669" calcext:value-type="float">
            <text:p>31669</text:p>
          </table:table-cell>
          <table:table-cell table:style-name="ce4" office:value-type="float" office:value="2424" calcext:value-type="float">
            <text:p>24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48MP Primary Camera + 2MP Macro Lens + 2MP Depth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9732" calcext:value-type="float">
            <text:p>9732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44W</text:p>
          </table:table-cell>
          <table:table-cell table:style-name="ce3" office:value-type="string" calcext:value-type="string">
            <text:p>Lumina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535" calcext:value-type="float">
            <text:p>1453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 + 50MP + 2MP + 2MP</text:p>
          </table:table-cell>
          <table:table-cell table:style-name="ce3" office:value-type="string" calcext:value-type="string">
            <text:p>16MP + 16MP Dual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Z FLIP3 5G</text:p>
          </table:table-cell>
          <table:table-cell table:style-name="ce3" office:value-type="string" calcext:value-type="string">
            <text:p>Cream</text:p>
          </table:table-cell>
          <table:table-cell table:style-name="ce4" office:value-type="float" office:value="95999" calcext:value-type="float">
            <text:p>95999</text:p>
          </table:table-cell>
          <table:table-cell table:style-name="ce4" office:value-type="float" office:value="69999" calcext:value-type="float">
            <text:p>6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 Octa-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3300" calcext:value-type="float">
            <text:p>33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51 5G</text:p>
          </table:table-cell>
          <table:table-cell table:style-name="ce3" office:value-type="string" calcext:value-type="string">
            <text:p>Indigo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7217" calcext:value-type="float">
            <text:p>17217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480 Pro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6</text:p>
          </table:table-cell>
          <table:table-cell table:style-name="ce3" office:value-type="string" calcext:value-type="string">
            <text:p>Glowing Black</text:p>
          </table:table-cell>
          <table:table-cell table:style-name="ce4" office:value-type="float" office:value="21499" calcext:value-type="float">
            <text:p>21499</text:p>
          </table:table-cell>
          <table:table-cell table:style-name="ce4" office:value-type="float" office:value="16490" calcext:value-type="float">
            <text:p>16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F4 5G</text:p>
          </table:table-cell>
          <table:table-cell table:style-name="ce3" office:value-type="string" calcext:value-type="string">
            <text:p>Night Black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808" calcext:value-type="float">
            <text:p>2808</text:p>
          </table:table-cell>
          <table:table-cell table:style-name="ce4" office:value-type="float" office:value="406" calcext:value-type="float">
            <text:p>406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4 PRO 5G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220" calcext:value-type="float">
            <text:p>73220</text:p>
          </table:table-cell>
          <table:table-cell table:style-name="ce4" office:value-type="float" office:value="7392" calcext:value-type="float">
            <text:p>73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95 5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</text:p>
          </table:table-cell>
          <table:table-cell table:style-name="ce3" office:value-type="string" calcext:value-type="string">
            <text:p>Cross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1737" calcext:value-type="float">
            <text:p>71737</text:p>
          </table:table-cell>
          <table:table-cell table:style-name="ce4" office:value-type="float" office:value="3906" calcext:value-type="float">
            <text:p>39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PRO+ 5G</text:p>
          </table:table-cell>
          <table:table-cell table:style-name="ce3" office:value-type="string" calcext:value-type="string">
            <text:p>Obsidian Black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42" calcext:value-type="float">
            <text:p>242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1080</text:p>
          </table:table-cell>
          <table:table-cell table:style-name="ce3" office:value-type="string" calcext:value-type="string">
            <text:p>20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79900" calcext:value-type="float">
            <text:p>79900</text:p>
          </table:table-cell>
          <table:table-cell table:style-name="ce4" office:value-type="float" office:value="71999" calcext:value-type="float">
            <text:p>7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PRO 5G</text:p>
          </table:table-cell>
          <table:table-cell table:style-name="ce3" office:value-type="string" calcext:value-type="string">
            <text:p>Hyper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1890" calcext:value-type="float">
            <text:p>218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Dimensity 920 5G</text:p>
          </table:table-cell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3S</text:p>
          </table:table-cell>
          <table:table-cell table:style-name="ce3" office:value-type="string" calcext:value-type="string">
            <text:p>Midday Dream</text:p>
          </table:table-cell>
          <table:table-cell table:style-name="ce4" office:value-type="float" office:value="21990" calcext:value-type="float">
            <text:p>21990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159" calcext:value-type="float">
            <text:p>12159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LITE NE</text:p>
          </table:table-cell>
          <table:table-cell table:style-name="ce3" office:value-type="string" calcext:value-type="string">
            <text:p>Vinyl Black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3S</text:p>
          </table:table-cell>
          <table:table-cell table:style-name="ce3" office:value-type="string" calcext:value-type="string">
            <text:p>Ocean Blue</text:p>
          </table:table-cell>
          <table:table-cell table:style-name="ce4" office:value-type="float" office:value="4899" calcext:value-type="float">
            <text:p>4899</text:p>
          </table:table-cell>
          <table:table-cell table:style-name="ce4" office:value-type="float" office:value="4699" calcext:value-type="float">
            <text:p>4699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2MP</text:p>
          </table:table-cell>
          <table:table-cell table:style-name="ce3"/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3020" calcext:value-type="float">
            <text:p>3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7939" calcext:value-type="float">
            <text:p>47939</text:p>
          </table:table-cell>
          <table:table-cell table:style-name="ce4" office:value-type="float" office:value="4182" calcext:value-type="float">
            <text:p>41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S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9358" calcext:value-type="float">
            <text:p>49358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S</text:p>
          </table:table-cell>
          <table:table-cell table:style-name="ce3" office:value-type="string" calcext:value-type="string">
            <text:p>Silver Wav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9358" calcext:value-type="float">
            <text:p>49358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GO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7688" calcext:value-type="float">
            <text:p>167688</text:p>
          </table:table-cell>
          <table:table-cell table:style-name="ce4" office:value-type="float" office:value="13179" calcext:value-type="float">
            <text:p>131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Qualcomm Snapdragon 42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2</text:p>
          </table:table-cell>
          <table:table-cell table:style-name="ce3" office:value-type="string" calcext:value-type="string">
            <text:p>Awesome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5490" calcext:value-type="float">
            <text:p>25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20G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9</text:p>
          </table:table-cell>
          <table:table-cell table:style-name="ce3" office:value-type="string" calcext:value-type="string">
            <text:p>Scarlet Red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3832" calcext:value-type="float">
            <text:p>123832</text:p>
          </table:table-cell>
          <table:table-cell table:style-name="ce4" office:value-type="float" office:value="9424" calcext:value-type="float">
            <text:p>94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20" calcext:value-type="float">
            <text:p>5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43900" calcext:value-type="float">
            <text:p>43900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7A</text:p>
          </table:table-cell>
          <table:table-cell table:style-name="ce3" office:value-type="string" calcext:value-type="string">
            <text:p>Matte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88968" calcext:value-type="float">
            <text:p>388968</text:p>
          </table:table-cell>
          <table:table-cell table:style-name="ce4" office:value-type="float" office:value="28128" calcext:value-type="float">
            <text:p>281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Qualcomm Snapdragon 439</text:p>
          </table:table-cell>
          <table:table-cell table:style-name="ce3" office:value-type="string" calcext:value-type="string">
            <text:p>1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2</text:p>
          </table:table-cell>
          <table:table-cell table:style-name="ce3" office:value-type="string" calcext:value-type="string">
            <text:p>Paper Green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990" calcext:value-type="float">
            <text:p>5990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2</text:p>
          </table:table-cell>
          <table:table-cell table:style-name="ce3" office:value-type="string" calcext:value-type="string">
            <text:p>Steel Black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990" calcext:value-type="float">
            <text:p>5990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6</text:p>
          </table:table-cell>
          <table:table-cell table:style-name="ce3" office:value-type="string" calcext:value-type="string">
            <text:p>Glowing Blue</text:p>
          </table:table-cell>
          <table:table-cell table:style-name="ce4" office:value-type="float" office:value="21499" calcext:value-type="float">
            <text:p>21499</text:p>
          </table:table-cell>
          <table:table-cell table:style-name="ce4" office:value-type="float" office:value="16490" calcext:value-type="float">
            <text:p>16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2 5G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float" office:value="85999" calcext:value-type="float">
            <text:p>85999</text:p>
          </table:table-cell>
          <table:table-cell table:style-name="ce4" office:value-type="float" office:value="52149" calcext:value-type="float">
            <text:p>5214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50MP + 12MP + 10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4" office:value-type="float" office:value="3700" calcext:value-type="float">
            <text:p>37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2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0990" calcext:value-type="float">
            <text:p>10990</text:p>
          </table:table-cell>
          <table:table-cell table:style-name="ce4" office:value-type="float" office:value="9990" calcext:value-type="float">
            <text:p>9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5143" calcext:value-type="float">
            <text:p>75143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 PRIME EDITION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899" calcext:value-type="float">
            <text:p>128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5</text:p>
          </table:table-cell>
          <table:table-cell table:style-name="ce3" office:value-type="string" calcext:value-type="string">
            <text:p>Starry Black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5</text:p>
          </table:table-cell>
          <table:table-cell table:style-name="ce3" office:value-type="string" calcext:value-type="string">
            <text:p>Starry Black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5199" calcext:value-type="float">
            <text:p>151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I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0085" calcext:value-type="float">
            <text:p>70085</text:p>
          </table:table-cell>
          <table:table-cell table:style-name="ce4" office:value-type="float" office:value="4884" calcext:value-type="float">
            <text:p>48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I</text:p>
          </table:table-cell>
          <table:table-cell table:style-name="ce3" office:value-type="string" calcext:value-type="string">
            <text:p>Space Purple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72736" calcext:value-type="float">
            <text:p>172736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Midnight</text:p>
          </table:table-cell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87999" calcext:value-type="float">
            <text:p>8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59900" calcext:value-type="float">
            <text:p>59900</text:p>
          </table:table-cell>
          <table:table-cell table:style-name="ce4" office:value-type="float" office:value="51999" calcext:value-type="float">
            <text:p>51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 PLUS 5G</text:p>
          </table:table-cell>
          <table:table-cell table:style-name="ce3" office:value-type="string" calcext:value-type="string">
            <text:p>Stealth Black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21900" calcext:value-type="float">
            <text:p>219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5S</text:p>
          </table:table-cell>
          <table:table-cell table:style-name="ce3" office:value-type="string" calcext:value-type="string">
            <text:p>Rainbow Silver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12910" calcext:value-type="float">
            <text:p>1291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645" calcext:value-type="float">
            <text:p>564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MI 11 LITE</text:p>
          </table:table-cell>
          <table:table-cell table:style-name="ce3" office:value-type="string" calcext:value-type="string">
            <text:p>Tuscany Coral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022" calcext:value-type="float">
            <text:p>6022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3E 5G</text:p>
          </table:table-cell>
          <table:table-cell table:style-name="ce3" office:value-type="string" calcext:value-type="string">
            <text:p>Sunshine Gold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141" calcext:value-type="float">
            <text:p>2141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44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050" calcext:value-type="float">
            <text:p>405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</text:p>
          </table:table-cell>
          <table:table-cell table:style-name="ce3" office:value-type="string" calcext:value-type="string">
            <text:p>Atlantic Blue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9449" calcext:value-type="float">
            <text:p>944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6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 5G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28990" calcext:value-type="float">
            <text:p>28990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 (SM6375)</text:p>
          </table:table-cell>
          <table:table-cell table:style-name="ce3" office:value-type="string" calcext:value-type="string">
            <text:p>50MP + 5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73 5G</text:p>
          </table:table-cell>
          <table:table-cell table:style-name="ce3" office:value-type="string" calcext:value-type="string">
            <text:p>Awesome White</text:p>
          </table:table-cell>
          <table:table-cell table:style-name="ce4" office:value-type="float" office:value="47490" calcext:value-type="float">
            <text:p>47490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40 FUSION</text:p>
          </table:table-cell>
          <table:table-cell table:style-name="ce3" office:value-type="string" calcext:value-type="string">
            <text:p>Frosted Champagn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6396" calcext:value-type="float">
            <text:p>56396</text:p>
          </table:table-cell>
          <table:table-cell table:style-name="ce4" office:value-type="float" office:value="6064" calcext:value-type="float">
            <text:p>60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5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65" calcext:value-type="float">
            <text:p>156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50MP + 2MP Depth Sensor + 2MP Macro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 FUSION</text:p>
          </table:table-cell>
          <table:table-cell table:style-name="ce3" office:value-type="string" calcext:value-type="string">
            <text:p>Cosmic grey</text:p>
          </table:table-cell>
          <table:table-cell table:style-name="ce4" office:value-type="float" office:value="49999" calcext:value-type="float">
            <text:p>49999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621" calcext:value-type="float">
            <text:p>2621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 +</text:p>
          </table:table-cell>
          <table:table-cell table:style-name="ce3" office:value-type="string" calcext:value-type="string">
            <text:p>50MP + 13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400" calcext:value-type="float">
            <text:p>44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Dark Red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E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1 5G</text:p>
          </table:table-cell>
          <table:table-cell table:style-name="ce3" office:value-type="string" calcext:value-type="string">
            <text:p>Dusk Blue</text:p>
          </table:table-cell>
          <table:table-cell table:style-name="ce4" office:value-type="float" office:value="32990" calcext:value-type="float">
            <text:p>32990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7150" calcext:value-type="float">
            <text:p>1715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44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44W</text:p>
          </table:table-cell>
          <table:table-cell table:style-name="ce3" office:value-type="string" calcext:value-type="string">
            <text:p>Raven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394" calcext:value-type="float">
            <text:p>1439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53S</text:p>
          </table:table-cell>
          <table:table-cell table:style-name="ce3" office:value-type="string" calcext:value-type="string">
            <text:p>Deep Sea Blue</text:p>
          </table:table-cell>
          <table:table-cell table:style-name="ce4" office:value-type="float" office:value="22990" calcext:value-type="float">
            <text:p>22990</text:p>
          </table:table-cell>
          <table:table-cell table:style-name="ce4" office:value-type="float" office:value="15490" calcext:value-type="float">
            <text:p>15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983" calcext:value-type="float">
            <text:p>18983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64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S PRO</text:p>
          </table:table-cell>
          <table:table-cell table:style-name="ce3" office:value-type="string" calcext:value-type="string">
            <text:p>Dawnlight Gold</text:p>
          </table:table-cell>
          <table:table-cell table:style-name="ce4" office:value-type="float" office:value="21990" calcext:value-type="float">
            <text:p>21990</text:p>
          </table:table-cell>
          <table:table-cell table:style-name="ce4" office:value-type="float" office:value="21890" calcext:value-type="float">
            <text:p>218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M6225 Snapdragon 680 4G (6 nm)</text:p>
          </table:table-cell>
          <table:table-cell table:style-name="ce3" office:value-type="string" calcext:value-type="string">
            <text:p>64MP + 2MP + 2MP</text:p>
          </table:table-cell>
          <table:table-cell table:style-name="ce3" office:value-type="string" calcext:value-type="string">
            <text:p>32MP + 2MP Dual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 3</text:p>
          </table:table-cell>
          <table:table-cell table:style-name="ce3" office:value-type="string" calcext:value-type="string">
            <text:p>Multi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911" calcext:value-type="float">
            <text:p>69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5G</text:p>
          </table:table-cell>
          <table:table-cell table:style-name="ce3" office:value-type="string" calcext:value-type="string">
            <text:p>Hyper Blue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</text:p>
          </table:table-cell>
          <table:table-cell table:style-name="ce3" office:value-type="string" calcext:value-type="string">
            <text:p>Supersonic Black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8692" calcext:value-type="float">
            <text:p>38692</text:p>
          </table:table-cell>
          <table:table-cell table:style-name="ce4" office:value-type="float" office:value="2191" calcext:value-type="float">
            <text:p>21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</text:p>
          </table:table-cell>
          <table:table-cell table:style-name="ce3" office:value-type="string" calcext:value-type="string">
            <text:p>Stargaze Whit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8229" calcext:value-type="float">
            <text:p>48229</text:p>
          </table:table-cell>
          <table:table-cell table:style-name="ce4" office:value-type="float" office:value="3121" calcext:value-type="float">
            <text:p>3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3S</text:p>
          </table:table-cell>
          <table:table-cell table:style-name="ce3" office:value-type="string" calcext:value-type="string">
            <text:p>Sky Cyan</text:p>
          </table:table-cell>
          <table:table-cell table:style-name="ce4" office:value-type="float" office:value="4899" calcext:value-type="float">
            <text:p>4899</text:p>
          </table:table-cell>
          <table:table-cell table:style-name="ce4" office:value-type="float" office:value="4699" calcext:value-type="float">
            <text:p>4699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2MP</text:p>
          </table:table-cell>
          <table:table-cell table:style-name="ce3"/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3020" calcext:value-type="float">
            <text:p>3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</text:p>
          </table:table-cell>
          <table:table-cell table:style-name="ce3" office:value-type="string" calcext:value-type="string">
            <text:p>Meteor Black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8692" calcext:value-type="float">
            <text:p>38692</text:p>
          </table:table-cell>
          <table:table-cell table:style-name="ce4" office:value-type="float" office:value="2191" calcext:value-type="float">
            <text:p>21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3</text:p>
          </table:table-cell>
          <table:table-cell table:style-name="ce3" office:value-type="string" calcext:value-type="string">
            <text:p>Awesome Peach</text:p>
          </table:table-cell>
          <table:table-cell table:style-name="ce4" office:value-type="float" office:value="39990" calcext:value-type="float">
            <text:p>39990</text:p>
          </table:table-cell>
          <table:table-cell table:style-name="ce4" office:value-type="float" office:value="33499" calcext:value-type="float">
            <text:p>3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69" calcext:value-type="float">
            <text:p>136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</text:p>
          </table:table-cell>
          <table:table-cell table:style-name="ce3" office:value-type="string" calcext:value-type="string">
            <text:p>Cyber Silver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5767" calcext:value-type="float">
            <text:p>95767</text:p>
          </table:table-cell>
          <table:table-cell table:style-name="ce4" office:value-type="float" office:value="8396" calcext:value-type="float">
            <text:p>83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</text:p>
          </table:table-cell>
          <table:table-cell table:style-name="ce3" office:value-type="string" calcext:value-type="string">
            <text:p>Cyber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1725" calcext:value-type="float">
            <text:p>121725</text:p>
          </table:table-cell>
          <table:table-cell table:style-name="ce4" office:value-type="float" office:value="9954" calcext:value-type="float">
            <text:p>99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Y</text:p>
          </table:table-cell>
          <table:table-cell table:style-name="ce3" office:value-type="string" calcext:value-type="string">
            <text:p>Cross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90474" calcext:value-type="float">
            <text:p>90474</text:p>
          </table:table-cell>
          <table:table-cell table:style-name="ce4" office:value-type="float" office:value="3087" calcext:value-type="float">
            <text:p>308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Y</text:p>
          </table:table-cell>
          <table:table-cell table:style-name="ce3" office:value-type="string" calcext:value-type="string">
            <text:p>Cross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90474" calcext:value-type="float">
            <text:p>90474</text:p>
          </table:table-cell>
          <table:table-cell table:style-name="ce4" office:value-type="float" office:value="3087" calcext:value-type="float">
            <text:p>308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3</text:p>
          </table:table-cell>
          <table:table-cell table:style-name="ce3" office:value-type="string" calcext:value-type="string">
            <text:p>Deep Ocean Black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850" calcext:value-type="float">
            <text:p>585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</text:p>
          </table:table-cell>
          <table:table-cell table:style-name="ce3" office:value-type="string" calcext:value-type="string">
            <text:p>Peach</text:p>
          </table:table-cell>
          <table:table-cell table:style-name="ce4" office:value-type="float" office:value="23990" calcext:value-type="float">
            <text:p>23990</text:p>
          </table:table-cell>
          <table:table-cell table:style-name="ce4" office:value-type="float" office:value="18499" calcext:value-type="float">
            <text:p>18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Octa-core(EXYNOS)</text:p>
          </table:table-cell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5A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7199" calcext:value-type="float">
            <text:p>71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8844" calcext:value-type="float">
            <text:p>78844</text:p>
          </table:table-cell>
          <table:table-cell table:style-name="ce4" office:value-type="float" office:value="5387" calcext:value-type="float">
            <text:p>538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0</text:p>
          </table:table-cell>
          <table:table-cell table:style-name="ce3" office:value-type="string" calcext:value-type="string">
            <text:p>8MP + Depth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KIA</text:p>
          </table:table-cell>
          <table:table-cell table:style-name="ce3" office:value-type="string" calcext:value-type="string">
            <text:p>NOKIA C01 PLUS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699" calcext:value-type="float">
            <text:p>56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5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2</text:p>
          </table:table-cell>
          <table:table-cell table:style-name="ce3" office:value-type="string" calcext:value-type="string">
            <text:p>Awesome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5990" calcext:value-type="float">
            <text:p>2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20G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3 5G</text:p>
          </table:table-cell>
          <table:table-cell table:style-name="ce3" office:value-type="string" calcext:value-type="string">
            <text:p>Mystique Green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18757" calcext:value-type="float">
            <text:p>1875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5_Y</text:p>
          </table:table-cell>
          <table:table-cell table:style-name="ce3" office:value-type="string" calcext:value-type="string">
            <text:p>Metal Grey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6866" calcext:value-type="float">
            <text:p>46866</text:p>
          </table:table-cell>
          <table:table-cell table:style-name="ce4" office:value-type="float" office:value="2234" calcext:value-type="float">
            <text:p>22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8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 5G</text:p>
          </table:table-cell>
          <table:table-cell table:style-name="ce3" office:value-type="string" calcext:value-type="string">
            <text:p>Sunrise Blue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450" calcext:value-type="float">
            <text:p>14450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2</text:p>
          </table:table-cell>
          <table:table-cell table:style-name="ce3" office:value-type="string" calcext:value-type="string">
            <text:p>Denim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5488" calcext:value-type="float">
            <text:p>65488</text:p>
          </table:table-cell>
          <table:table-cell table:style-name="ce4" office:value-type="float" office:value="6019" calcext:value-type="float">
            <text:p>60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10R 5G</text:p>
          </table:table-cell>
          <table:table-cell table:style-name="ce3" office:value-type="string" calcext:value-type="string">
            <text:p>Sierra Black</text:p>
          </table:table-cell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8" calcext:value-type="float">
            <text:p>7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49</text:p>
          </table:table-cell>
          <table:table-cell table:style-name="ce3" office:value-type="string" calcext:value-type="string">
            <text:p>Crystal Purple</text:p>
          </table:table-cell>
          <table:table-cell table:style-name="ce4" office:value-type="float" office:value="5799" calcext:value-type="float">
            <text:p>5799</text:p>
          </table:table-cell>
          <table:table-cell table:style-name="ce4" office:value-type="float" office:value="5699" calcext:value-type="float">
            <text:p>56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Quad Core</text:p>
          </table:table-cell>
          <table:table-cell table:number-columns-repeated="2"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49</text:p>
          </table:table-cell>
          <table:table-cell table:style-name="ce3" office:value-type="string" calcext:value-type="string">
            <text:p>Sky Cyan</text:p>
          </table:table-cell>
          <table:table-cell table:style-name="ce4" office:value-type="float" office:value="6799" calcext:value-type="float">
            <text:p>6799</text:p>
          </table:table-cell>
          <table:table-cell table:style-name="ce4" office:value-type="float" office:value="5699" calcext:value-type="float">
            <text:p>56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Quad Core</text:p>
          </table:table-cell>
          <table:table-cell table:number-columns-repeated="2" table:style-name="ce3" office:value-type="string" calcext:value-type="string">
            <text:p>5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VA 3</text:p>
          </table:table-cell>
          <table:table-cell table:style-name="ce3" office:value-type="string" calcext:value-type="string">
            <text:p>Tech Silver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0890" calcext:value-type="float">
            <text:p>108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53" calcext:value-type="float">
            <text:p>17.53</text:p>
          </table:table-cell>
          <table:table-cell table:style-name="ce4" office:value-type="float" office:value="7000" calcext:value-type="float">
            <text:p>7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/>
          <table:table-cell table:style-name="ce4" office:value-type="float" office:value="89900" calcext:value-type="float">
            <text:p>89900</text:p>
          </table:table-cell>
          <table:table-cell table:style-name="ce4" office:value-type="float" office:value="81999" calcext:value-type="float">
            <text:p>8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 table:number-columns-repeated="2"/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SE</text:p>
          </table:table-cell>
          <table:table-cell table:style-name="ce3" office:value-type="string" calcext:value-type="string">
            <text:p>Bifrost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454" calcext:value-type="float">
            <text:p>39454</text:p>
          </table:table-cell>
          <table:table-cell table:style-name="ce4" office:value-type="float" office:value="2459" calcext:value-type="float">
            <text:p>24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5 Octa Core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T 5G</text:p>
          </table:table-cell>
          <table:table-cell table:style-name="ce3" office:value-type="string" calcext:value-type="string">
            <text:p>Stardust Whit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747" calcext:value-type="float">
            <text:p>5747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PRO 5G</text:p>
          </table:table-cell>
          <table:table-cell table:style-name="ce3" office:value-type="string" calcext:value-type="string">
            <text:p>Legion Sky</text:p>
          </table:table-cell>
          <table:table-cell table:style-name="ce4" office:value-type="float" office:value="27990" calcext:value-type="float">
            <text:p>27990</text:p>
          </table:table-cell>
          <table:table-cell table:style-name="ce4" office:value-type="float" office:value="23800" calcext:value-type="float">
            <text:p>238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T 5G</text:p>
          </table:table-cell>
          <table:table-cell table:style-name="ce3" office:value-type="string" calcext:value-type="string">
            <text:p>Aquamarine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8700" calcext:value-type="float">
            <text:p>187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061" calcext:value-type="float">
            <text:p>306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PRO 5G</text:p>
          </table:table-cell>
          <table:table-cell table:style-name="ce3" office:value-type="string" calcext:value-type="string">
            <text:p>Phantom Dus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Snapdragon® 778G</text:p>
          </table:table-cell>
          <table:table-cell table:style-name="ce3" office:value-type="string" calcext:value-type="string">
            <text:p>64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 SE</text:p>
          </table:table-cell>
          <table:table-cell table:style-name="ce3" office:value-type="string" calcext:value-type="string">
            <text:p>Starry Glow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88" calcext:value-type="float">
            <text:p>2488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 SE</text:p>
          </table:table-cell>
          <table:table-cell table:style-name="ce3" office:value-type="string" calcext:value-type="string">
            <text:p>Azure Glow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6850" calcext:value-type="float">
            <text:p>26850</text:p>
          </table:table-cell>
          <table:table-cell table:style-name="ce4" office:value-type="float" office:value="2216" calcext:value-type="float">
            <text:p>22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S</text:p>
          </table:table-cell>
          <table:table-cell table:style-name="ce3" office:value-type="string" calcext:value-type="string">
            <text:p>Silver Wav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9358" calcext:value-type="float">
            <text:p>49358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Diamond Grey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8888" calcext:value-type="float">
            <text:p>8888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2</text:p>
          </table:table-cell>
          <table:table-cell table:style-name="ce3" office:value-type="string" calcext:value-type="string">
            <text:p>Steel Black</text:p>
          </table:table-cell>
          <table:table-cell table:style-name="ce4" office:value-type="float" office:value="44999" calcext:value-type="float">
            <text:p>44999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61" calcext:value-type="float">
            <text:p>161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59900" calcext:value-type="float">
            <text:p>159900</text:p>
          </table:table-cell>
          <table:table-cell table:style-name="ce4" office:value-type="float" office:value="152999" calcext:value-type="float">
            <text:p>15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Diamond Grey</text:p>
          </table:table-cell>
          <table:table-cell table:style-name="ce4" office:value-type="float" office:value="8498" calcext:value-type="float">
            <text:p>8498</text:p>
          </table:table-cell>
          <table:table-cell table:style-name="ce4" office:value-type="float" office:value="7899" calcext:value-type="float">
            <text:p>78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42 5G</text:p>
          </table:table-cell>
          <table:table-cell table:style-name="ce3" office:value-type="string" calcext:value-type="string">
            <text:p>Matte Aqua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0434" calcext:value-type="float">
            <text:p>10434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64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2</text:p>
          </table:table-cell>
          <table:table-cell table:style-name="ce3" office:value-type="string" calcext:value-type="string">
            <text:p>Flowing Silver</text:p>
          </table:table-cell>
          <table:table-cell table:style-name="ce4" office:value-type="float" office:value="11990" calcext:value-type="float">
            <text:p>11990</text:p>
          </table:table-cell>
          <table:table-cell table:style-name="ce4" office:value-type="float" office:value="10990" calcext:value-type="float">
            <text:p>10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7536" calcext:value-type="float">
            <text:p>67536</text:p>
          </table:table-cell>
          <table:table-cell table:style-name="ce4" office:value-type="float" office:value="3116" calcext:value-type="float">
            <text:p>31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3</text:p>
          </table:table-cell>
          <table:table-cell table:style-name="ce3" office:value-type="string" calcext:value-type="string">
            <text:p>Awesome Black</text:p>
          </table:table-cell>
          <table:table-cell table:style-name="ce4" office:value-type="float" office:value="39990" calcext:value-type="float">
            <text:p>39990</text:p>
          </table:table-cell>
          <table:table-cell table:style-name="ce4" office:value-type="float" office:value="33499" calcext:value-type="float">
            <text:p>3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69" calcext:value-type="float">
            <text:p>136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2 5G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85666" calcext:value-type="float">
            <text:p>85666</text:p>
          </table:table-cell>
          <table:table-cell table:style-name="ce4" office:value-type="float" office:value="52499" calcext:value-type="float">
            <text:p>52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50MP + 12MP + 10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4" office:value-type="float" office:value="3700" calcext:value-type="float">
            <text:p>37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5S</text:p>
          </table:table-cell>
          <table:table-cell table:style-name="ce3" office:value-type="string" calcext:value-type="string">
            <text:p>Fancy White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11990" calcext:value-type="float">
            <text:p>11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645" calcext:value-type="float">
            <text:p>564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25490" calcext:value-type="float">
            <text:p>25490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Octa-core(EXYNOS)</text:p>
          </table:table-cell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 KALL</text:p>
          </table:table-cell>
          <table:table-cell table:style-name="ce3" office:value-type="string" calcext:value-type="string">
            <text:p>I KALL Z5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699" calcext:value-type="float">
            <text:p>46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3000" calcext:value-type="float">
            <text:p>3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60</text:p>
          </table:table-cell>
          <table:table-cell table:style-name="ce3" office:value-type="string" calcext:value-type="string">
            <text:p>Dynamic Gray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3640" calcext:value-type="float">
            <text:p>133640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8490" calcext:value-type="float">
            <text:p>18490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I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2267" calcext:value-type="float">
            <text:p>62267</text:p>
          </table:table-cell>
          <table:table-cell table:style-name="ce4" office:value-type="float" office:value="3499" calcext:value-type="float">
            <text:p>34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C9863A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+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F3 GT 5G</text:p>
          </table:table-cell>
          <table:table-cell table:style-name="ce3" office:value-type="string" calcext:value-type="string">
            <text:p>Predator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09" calcext:value-type="float">
            <text:p>4709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20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65" calcext:value-type="float">
            <text:p>5065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 ULTRA</text:p>
          </table:table-cell>
          <table:table-cell table:style-name="ce3" office:value-type="string" calcext:value-type="string">
            <text:p>Starlight White</text:p>
          </table:table-cell>
          <table:table-cell table:style-name="ce4" office:value-type="float" office:value="69999" calcext:value-type="float">
            <text:p>69999</text:p>
          </table:table-cell>
          <table:table-cell table:style-name="ce4" office:value-type="float" office:value="54999" calcext:value-type="float">
            <text:p>5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+ Gen 1</text:p>
          </table:table-cell>
          <table:table-cell table:style-name="ce3" office:value-type="string" calcext:value-type="string">
            <text:p>200MP + 50MP + 12MP</text:p>
          </table:table-cell>
          <table:table-cell table:style-name="ce3" office:value-type="string" calcext:value-type="string">
            <text:p>6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610" calcext:value-type="float">
            <text:p>461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Midnight</text:p>
          </table:table-cell>
          <table:table-cell table:style-name="ce4" office:value-type="float" office:value="119900" calcext:value-type="float">
            <text:p>119900</text:p>
          </table:table-cell>
          <table:table-cell table:style-name="ce4" office:value-type="float" office:value="110999" calcext:value-type="float">
            <text:p>11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7</text:p>
          </table:table-cell>
          <table:table-cell table:style-name="ce3" office:value-type="string" calcext:value-type="string">
            <text:p>Sky Blu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E</text:p>
          </table:table-cell>
          <table:table-cell table:style-name="ce3" office:value-type="string" calcext:value-type="string">
            <text:p>Copper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29900" calcext:value-type="float">
            <text:p>129900</text:p>
          </table:table-cell>
          <table:table-cell table:style-name="ce4" office:value-type="float" office:value="122999" calcext:value-type="float">
            <text:p>12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 CORE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KIA</text:p>
          </table:table-cell>
          <table:table-cell table:style-name="ce3" office:value-type="string" calcext:value-type="string">
            <text:p>NOKIA C01 PLUS</text:p>
          </table:table-cell>
          <table:table-cell table:style-name="ce3" office:value-type="string" calcext:value-type="string">
            <text:p>Grey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5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1</text:p>
          </table:table-cell>
          <table:table-cell table:style-name="ce3" office:value-type="string" calcext:value-type="string">
            <text:p>Gradation Blue</text:p>
          </table:table-cell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5705" calcext:value-type="float">
            <text:p>25705</text:p>
          </table:table-cell>
          <table:table-cell table:style-name="ce4" office:value-type="float" office:value="2164" calcext:value-type="float">
            <text:p>216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SC9863A Octa Core</text:p>
          </table:table-cell>
          <table:table-cell table:style-name="ce3" office:value-type="string" calcext:value-type="string">
            <text:p>8MP + 0.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5.46" calcext:value-type="float">
            <text:p>15.4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</text:p>
          </table:table-cell>
          <table:table-cell table:style-name="ce3"/>
          <table:table-cell table:style-name="ce4" office:value-type="float" office:value="45999" calcext:value-type="float">
            <text:p>45999</text:p>
          </table:table-cell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Mediatek Dimensity 810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E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</text:p>
          </table:table-cell>
          <table:table-cell table:style-name="ce3" office:value-type="string" calcext:value-type="string">
            <text:p>Racing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6491" calcext:value-type="float">
            <text:p>76491</text:p>
          </table:table-cell>
          <table:table-cell table:style-name="ce4" office:value-type="float" office:value="6058" calcext:value-type="float">
            <text:p>60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9149" calcext:value-type="float">
            <text:p>914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9732" calcext:value-type="float">
            <text:p>9732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 SE</text:p>
          </table:table-cell>
          <table:table-cell table:style-name="ce3" office:value-type="string" calcext:value-type="string">
            <text:p>Starry Glow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6850" calcext:value-type="float">
            <text:p>26850</text:p>
          </table:table-cell>
          <table:table-cell table:style-name="ce4" office:value-type="float" office:value="2216" calcext:value-type="float">
            <text:p>22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BLAZE PRO</text:p>
          </table:table-cell>
          <table:table-cell table:style-name="ce3" office:value-type="string" calcext:value-type="string">
            <text:p>Glass Orang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260" calcext:value-type="float">
            <text:p>1026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G37 Octa Core</text:p>
          </table:table-cell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GO 2022</text:p>
          </table:table-cell>
          <table:table-cell table:style-name="ce3" office:value-type="string" calcext:value-type="string">
            <text:p>Iris Purpl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990" calcext:value-type="float">
            <text:p>6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GO 2022</text:p>
          </table:table-cell>
          <table:table-cell table:style-name="ce3" office:value-type="string" calcext:value-type="string">
            <text:p>Atlantic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865" calcext:value-type="float">
            <text:p>686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Helio A20</text:p>
          </table:table-cell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I</text:p>
          </table:table-cell>
          <table:table-cell table:style-name="ce3" office:value-type="string" calcext:value-type="string">
            <text:p>Sea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77272" calcext:value-type="float">
            <text:p>577272</text:p>
          </table:table-cell>
          <table:table-cell table:style-name="ce4" office:value-type="float" office:value="33908" calcext:value-type="float">
            <text:p>339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4 5G</text:p>
          </table:table-cell>
          <table:table-cell table:style-name="ce3" office:value-type="string" calcext:value-type="string">
            <text:p>Light Green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SEC S5E8535 (Exynos 1330)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 CORE</text:p>
          </table:table-cell>
          <table:table-cell table:style-name="ce3" office:value-type="string" calcext:value-type="string">
            <text:p>Bronze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6569" calcext:value-type="float">
            <text:p>65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9</text:p>
          </table:table-cell>
          <table:table-cell table:style-name="ce3" office:value-type="string" calcext:value-type="string">
            <text:p>Sky Mirror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8749" calcext:value-type="float">
            <text:p>874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1Y</text:p>
          </table:table-cell>
          <table:table-cell table:style-name="ce3" office:value-type="string" calcext:value-type="string">
            <text:p>Cross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54314" calcext:value-type="float">
            <text:p>254314</text:p>
          </table:table-cell>
          <table:table-cell table:style-name="ce4" office:value-type="float" office:value="9538" calcext:value-type="float">
            <text:p>95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NEO 6 5G</text:p>
          </table:table-cell>
          <table:table-cell table:style-name="ce3" office:value-type="string" calcext:value-type="string">
            <text:p>Cyber Rage</text:p>
          </table:table-cell>
          <table:table-cell table:style-name="ce4" office:value-type="float" office:value="34990" calcext:value-type="float">
            <text:p>34990</text:p>
          </table:table-cell>
          <table:table-cell table:style-name="ce4" office:value-type="float" office:value="29990" calcext:value-type="float">
            <text:p>29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 MAX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27999" calcext:value-type="float">
            <text:p>12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5" calcext:value-type="float">
            <text:p>65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2</text:p>
          </table:table-cell>
          <table:table-cell table:style-name="ce3" office:value-type="string" calcext:value-type="string">
            <text:p>Denim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02798" calcext:value-type="float">
            <text:p>102798</text:p>
          </table:table-cell>
          <table:table-cell table:style-name="ce4" office:value-type="float" office:value="9876" calcext:value-type="float">
            <text:p>98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</text:p>
          </table:table-cell>
          <table:table-cell table:style-name="ce3" office:value-type="string" calcext:value-type="string">
            <text:p>Cyber Silv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1725" calcext:value-type="float">
            <text:p>121725</text:p>
          </table:table-cell>
          <table:table-cell table:style-name="ce4" office:value-type="float" office:value="9954" calcext:value-type="float">
            <text:p>99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+</text:p>
          </table:table-cell>
          <table:table-cell table:style-name="ce3" office:value-type="string" calcext:value-type="string">
            <text:p>Light Blue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7</text:p>
          </table:table-cell>
          <table:table-cell table:style-name="ce3" office:value-type="string" calcext:value-type="string">
            <text:p>Deep Gray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5299" calcext:value-type="float">
            <text:p>52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2MP</text:p>
          </table:table-cell>
          <table:table-cell table:style-name="ce3"/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Deep Sea Blu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6</text:p>
          </table:table-cell>
          <table:table-cell table:style-name="ce3" office:value-type="string" calcext:value-type="string">
            <text:p>Crystal Black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2990" calcext:value-type="float">
            <text:p>12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846" calcext:value-type="float">
            <text:p>384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Z2 MAX</text:p>
          </table:table-cell>
          <table:table-cell table:style-name="ce3" office:value-type="string" calcext:value-type="string">
            <text:p>Stroked Blue</text:p>
          </table:table-cell>
          <table:table-cell table:style-name="ce4" office:value-type="float" office:value="8449" calcext:value-type="float">
            <text:p>8449</text:p>
          </table:table-cell>
          <table:table-cell table:style-name="ce4" office:value-type="float" office:value="7799" calcext:value-type="float">
            <text:p>77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Quad Core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78" calcext:value-type="float">
            <text:p>17.78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5G</text:p>
          </table:table-cell>
          <table:table-cell table:style-name="ce3" office:value-type="string" calcext:value-type="string">
            <text:p>Hyper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535" calcext:value-type="float">
            <text:p>1453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Deep Purple</text:p>
          </table:table-cell>
          <table:table-cell table:style-name="ce4" office:value-type="float" office:value="129900" calcext:value-type="float">
            <text:p>129900</text:p>
          </table:table-cell>
          <table:table-cell table:style-name="ce4" office:value-type="float" office:value="122999" calcext:value-type="float">
            <text:p>12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Peach</text:p>
          </table:table-cell>
          <table:table-cell table:style-name="ce4" office:value-type="float" office:value="18490" calcext:value-type="float">
            <text:p>18490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 PLUS 5G</text:p>
          </table:table-cell>
          <table:table-cell table:style-name="ce3" office:value-type="string" calcext:value-type="string">
            <text:p>Stealth Black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20995" calcext:value-type="float">
            <text:p>2099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1A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3489" calcext:value-type="float">
            <text:p>1348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67" calcext:value-type="float">
            <text:p>186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22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 + 8MP Dual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Frost White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5G</text:p>
          </table:table-cell>
          <table:table-cell table:style-name="ce3" office:value-type="string" calcext:value-type="string">
            <text:p>Hyper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7899" calcext:value-type="float">
            <text:p>178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6</text:p>
          </table:table-cell>
          <table:table-cell table:style-name="ce3" office:value-type="string" calcext:value-type="string">
            <text:p>Royal Gold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2990" calcext:value-type="float">
            <text:p>12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846" calcext:value-type="float">
            <text:p>384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A SPORT</text:p>
          </table:table-cell>
          <table:table-cell table:style-name="ce3" office:value-type="string" calcext:value-type="string">
            <text:p>Carbon Black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7285" calcext:value-type="float">
            <text:p>728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755" calcext:value-type="float">
            <text:p>2975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755" calcext:value-type="float">
            <text:p>2975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TURBO</text:p>
          </table:table-cell>
          <table:table-cell table:style-name="ce3" office:value-type="string" calcext:value-type="string">
            <text:p>Snowfall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57" calcext:value-type="float">
            <text:p>7857</text:p>
          </table:table-cell>
          <table:table-cell table:style-name="ce4" office:value-type="float" office:value="989" calcext:value-type="float">
            <text:p>9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7</text:p>
          </table:table-cell>
          <table:table-cell table:style-name="ce3" office:value-type="string" calcext:value-type="string">
            <text:p>Glowing Gold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53 5G</text:p>
          </table:table-cell>
          <table:table-cell table:style-name="ce3" office:value-type="string" calcext:value-type="string">
            <text:p>Emerald Brow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3680" calcext:value-type="float">
            <text:p>23680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1 PRIME</text:p>
          </table:table-cell>
          <table:table-cell table:style-name="ce3" office:value-type="string" calcext:value-type="string">
            <text:p>Peppy Purpl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3690" calcext:value-type="float">
            <text:p>13690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LITE 5G</text:p>
          </table:table-cell>
          <table:table-cell table:style-name="ce3"/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4" calcext:value-type="float">
            <text:p>16994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97" calcext:value-type="float">
            <text:p>16.9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30</text:p>
          </table:table-cell>
          <table:table-cell table:style-name="ce3" office:value-type="string" calcext:value-type="string">
            <text:p>Dark Pearl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6307" calcext:value-type="float">
            <text:p>36307</text:p>
          </table:table-cell>
          <table:table-cell table:style-name="ce4" office:value-type="float" office:value="3550" calcext:value-type="float">
            <text:p>35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napdragon 662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2 PRO 5G</text:p>
          </table:table-cell>
          <table:table-cell table:style-name="ce3" office:value-type="string" calcext:value-type="string">
            <text:p>Noir Black</text:p>
          </table:table-cell>
          <table:table-cell table:style-name="ce4" office:value-type="float" office:value="84999" calcext:value-type="float">
            <text:p>84999</text:p>
          </table:table-cell>
          <table:table-cell table:style-name="ce4" office:value-type="float" office:value="51999" calcext:value-type="float">
            <text:p>5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Snapdragon@ 8 Gen 1</text:p>
          </table:table-cell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9" calcext:value-type="float">
            <text:p>17.09</text:p>
          </table:table-cell>
          <table:table-cell table:style-name="ce4" office:value-type="float" office:value="4600" calcext:value-type="float">
            <text:p>46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 5G</text:p>
          </table:table-cell>
          <table:table-cell table:style-name="ce3" office:value-type="string" calcext:value-type="string">
            <text:p>Supersonic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848" calcext:value-type="float">
            <text:p>75848</text:p>
          </table:table-cell>
          <table:table-cell table:style-name="ce4" office:value-type="float" office:value="6016" calcext:value-type="float">
            <text:p>60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 (MT6833)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3</text:p>
          </table:table-cell>
          <table:table-cell table:style-name="ce3" office:value-type="string" calcext:value-type="string">
            <text:p>Awesome White</text:p>
          </table:table-cell>
          <table:table-cell table:style-name="ce4" office:value-type="float" office:value="39990" calcext:value-type="float">
            <text:p>39990</text:p>
          </table:table-cell>
          <table:table-cell table:style-name="ce4" office:value-type="float" office:value="33499" calcext:value-type="float">
            <text:p>3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69" calcext:value-type="float">
            <text:p>136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 PRO</text:p>
          </table:table-cell>
          <table:table-cell table:style-name="ce3" office:value-type="string" calcext:value-type="string">
            <text:p>Cosmic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68" calcext:value-type="float">
            <text:p>256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04</text:p>
          </table:table-cell>
          <table:table-cell table:style-name="ce3" office:value-type="string" calcext:value-type="string">
            <text:p>Light Green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10489" calcext:value-type="float">
            <text:p>1048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</text:p>
          </table:table-cell>
          <table:table-cell table:style-name="ce3" office:value-type="string" calcext:value-type="string">
            <text:p>Racing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6194" calcext:value-type="float">
            <text:p>106194</text:p>
          </table:table-cell>
          <table:table-cell table:style-name="ce4" office:value-type="float" office:value="8989" calcext:value-type="float">
            <text:p>898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I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72736" calcext:value-type="float">
            <text:p>172736</text:p>
          </table:table-cell>
          <table:table-cell table:style-name="ce4" office:value-type="float" office:value="10847" calcext:value-type="float">
            <text:p>108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5G</text:p>
          </table:table-cell>
          <table:table-cell table:style-name="ce3" office:value-type="string" calcext:value-type="string">
            <text:p>Dynamo Black</text:p>
          </table:table-cell>
          <table:table-cell table:style-name="ce4" office:value-type="float" office:value="17499" calcext:value-type="float">
            <text:p>17499</text:p>
          </table:table-cell>
          <table:table-cell table:style-name="ce4" office:value-type="float" office:value="17489" calcext:value-type="float">
            <text:p>1748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1</text:p>
          </table:table-cell>
          <table:table-cell table:style-name="ce3" office:value-type="string" calcext:value-type="string">
            <text:p>Metallic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450" calcext:value-type="float">
            <text:p>945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653" calcext:value-type="float">
            <text:p>1065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Qualcomm Snapdragon (SDM450-F01) Octa Core</text:p>
          </table:table-cell>
          <table:table-cell table:style-name="ce3" office:value-type="string" calcext:value-type="string">
            <text:p>13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A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7746" calcext:value-type="float">
            <text:p>7746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534" calcext:value-type="float">
            <text:p>21534</text:p>
          </table:table-cell>
          <table:table-cell table:style-name="ce4" office:value-type="float" office:value="1289" calcext:value-type="float">
            <text:p>128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Z2</text:p>
          </table:table-cell>
          <table:table-cell table:style-name="ce3" office:value-type="string" calcext:value-type="string">
            <text:p>Flame Red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 CORE</text:p>
          </table:table-cell>
          <table:table-cell table:style-name="ce3" office:value-type="string" calcext:value-type="string">
            <text:p>Onyx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6769" calcext:value-type="float">
            <text:p>67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 PRO MAX</text:p>
          </table:table-cell>
          <table:table-cell table:style-name="ce3" office:value-type="string" calcext:value-type="string">
            <text:p>Dark Nebula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833" calcext:value-type="float">
            <text:p>16833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10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20" calcext:value-type="float">
            <text:p>5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5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9</text:p>
          </table:table-cell>
          <table:table-cell table:style-name="ce3" office:value-type="string" calcext:value-type="string">
            <text:p>50MP + 2MP Depth Sensor + 2MP Macro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1 5G</text:p>
          </table:table-cell>
          <table:table-cell table:style-name="ce3" office:value-type="string" calcext:value-type="string">
            <text:p>Sunset Dazzle</text:p>
          </table:table-cell>
          <table:table-cell table:style-name="ce4" office:value-type="float" office:value="32990" calcext:value-type="float">
            <text:p>32990</text:p>
          </table:table-cell>
          <table:table-cell table:style-name="ce4" office:value-type="float" office:value="27990" calcext:value-type="float">
            <text:p>27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7150" calcext:value-type="float">
            <text:p>1715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44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5_Y</text:p>
          </table:table-cell>
          <table:table-cell table:style-name="ce3" office:value-type="string" calcext:value-type="string">
            <text:p>Metal Grey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6866" calcext:value-type="float">
            <text:p>46866</text:p>
          </table:table-cell>
          <table:table-cell table:style-name="ce4" office:value-type="float" office:value="2234" calcext:value-type="float">
            <text:p>22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Unisoc T618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KIA</text:p>
          </table:table-cell>
          <table:table-cell table:style-name="ce3" office:value-type="string" calcext:value-type="string">
            <text:p>NOKIA C01 PLUS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Unisoc SC9863A</text:p>
          </table:table-cell>
          <table:table-cell table:style-name="ce3" office:value-type="string" calcext:value-type="string">
            <text:p>5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2 5G</text:p>
          </table:table-cell>
          <table:table-cell table:style-name="ce3" office:value-type="string" calcext:value-type="string">
            <text:p>Matte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7692" calcext:value-type="float">
            <text:p>17692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Magnet Black</text:p>
          </table:table-cell>
          <table:table-cell table:style-name="ce4" office:value-type="float" office:value="8248" calcext:value-type="float">
            <text:p>8248</text:p>
          </table:table-cell>
          <table:table-cell table:style-name="ce4" office:value-type="float" office:value="8199" calcext:value-type="float">
            <text:p>81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 PRIME EDITION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700" calcext:value-type="float">
            <text:p>127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S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0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T</text:p>
          </table:table-cell>
          <table:table-cell table:style-name="ce3" office:value-type="string" calcext:value-type="string">
            <text:p>Atlantic Blue</text:p>
          </table:table-cell>
          <table:table-cell table:style-name="ce4" office:value-type="float" office:value="9850" calcext:value-type="float">
            <text:p>9850</text:p>
          </table:table-cell>
          <table:table-cell table:style-name="ce4" office:value-type="float" office:value="9499" calcext:value-type="float">
            <text:p>9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 MAX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27999" calcext:value-type="float">
            <text:p>12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5" calcext:value-type="float">
            <text:p>65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 PRO 5G</text:p>
          </table:table-cell>
          <table:table-cell table:style-name="ce3" office:value-type="string" calcext:value-type="string">
            <text:p>Blade Silver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8455" calcext:value-type="float">
            <text:p>28455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48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5G</text:p>
          </table:table-cell>
          <table:table-cell table:style-name="ce3" office:value-type="string" calcext:value-type="string">
            <text:p>Hyper Black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4774" calcext:value-type="float">
            <text:p>1477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</text:p>
          </table:table-cell>
          <table:table-cell table:style-name="ce3" office:value-type="string" calcext:value-type="string">
            <text:p>Star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8300" calcext:value-type="float">
            <text:p>183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161" calcext:value-type="float">
            <text:p>116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2 5G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57890" calcext:value-type="float">
            <text:p>578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50MP + 12MP + 10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4" office:value-type="float" office:value="3700" calcext:value-type="float">
            <text:p>37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LITE NE</text:p>
          </table:table-cell>
          <table:table-cell table:style-name="ce3" office:value-type="string" calcext:value-type="string">
            <text:p>Diamond Dazzle</text:p>
          </table:table-cell>
          <table:table-cell table:style-name="ce4" office:value-type="float" office:value="23895" calcext:value-type="float">
            <text:p>23895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346" calcext:value-type="float">
            <text:p>334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2</text:p>
          </table:table-cell>
          <table:table-cell table:style-name="ce3" office:value-type="string" calcext:value-type="string">
            <text:p>Paper White</text:p>
          </table:table-cell>
          <table:table-cell table:style-name="ce4" office:value-type="float" office:value="39999" calcext:value-type="float">
            <text:p>39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990" calcext:value-type="float">
            <text:p>5990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6E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9990" calcext:value-type="float">
            <text:p>9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22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 MAX</text:p>
          </table:table-cell>
          <table:table-cell table:style-name="ce3" office:value-type="string" calcext:value-type="string">
            <text:p>Deep Purple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27999" calcext:value-type="float">
            <text:p>12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5" calcext:value-type="float">
            <text:p>65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3 PRO 5G</text:p>
          </table:table-cell>
          <table:table-cell table:style-name="ce3" office:value-type="string" calcext:value-type="string">
            <text:p>Sunshine Gold</text:p>
          </table:table-cell>
          <table:table-cell table:style-name="ce4" office:value-type="float" office:value="41990" calcext:value-type="float">
            <text:p>41990</text:p>
          </table:table-cell>
          <table:table-cell table:style-name="ce4" office:value-type="float" office:value="38990" calcext:value-type="float">
            <text:p>38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786" calcext:value-type="float">
            <text:p>378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1200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50MP + 8MP Dual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4300" calcext:value-type="float">
            <text:p>43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+</text:p>
          </table:table-cell>
          <table:table-cell table:style-name="ce3" office:value-type="string" calcext:value-type="string">
            <text:p>Light Green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5</text:p>
          </table:table-cell>
          <table:table-cell table:style-name="ce3" office:value-type="string" calcext:value-type="string">
            <text:p>Power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5111" calcext:value-type="float">
            <text:p>125111</text:p>
          </table:table-cell>
          <table:table-cell table:style-name="ce4" office:value-type="float" office:value="7187" calcext:value-type="float">
            <text:p>718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2</text:p>
          </table:table-cell>
          <table:table-cell table:style-name="ce3" office:value-type="string" calcext:value-type="string">
            <text:p>Denim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5488" calcext:value-type="float">
            <text:p>65488</text:p>
          </table:table-cell>
          <table:table-cell table:style-name="ce4" office:value-type="float" office:value="6019" calcext:value-type="float">
            <text:p>60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5 5G</text:p>
          </table:table-cell>
          <table:table-cell table:style-name="ce3" office:value-type="string" calcext:value-type="string">
            <text:p>Elegant Black</text:p>
          </table:table-cell>
          <table:table-cell table:style-name="ce4" office:value-type="float" office:value="32999" calcext:value-type="float">
            <text:p>32999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847" calcext:value-type="float">
            <text:p>6847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50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Z6 LITE 5G</text:p>
          </table:table-cell>
          <table:table-cell table:style-name="ce3"/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4399" calcext:value-type="float">
            <text:p>143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97" calcext:value-type="float">
            <text:p>16.9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7</text:p>
          </table:table-cell>
          <table:table-cell table:style-name="ce3" office:value-type="string" calcext:value-type="string">
            <text:p>Glowing Black</text:p>
          </table:table-cell>
          <table:table-cell table:style-name="ce4" office:value-type="float" office:value="16990" calcext:value-type="float">
            <text:p>16990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7 POWER</text:p>
          </table:table-cell>
          <table:table-cell table:style-name="ce3" office:value-type="string" calcext:value-type="string">
            <text:p>Tahiti Blue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3852" calcext:value-type="float">
            <text:p>83852</text:p>
          </table:table-cell>
          <table:table-cell table:style-name="ce4" office:value-type="float" office:value="7443" calcext:value-type="float">
            <text:p>74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2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21G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895" calcext:value-type="float">
            <text:p>1289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134" calcext:value-type="float">
            <text:p>213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MT6769 Helio G70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3T</text:p>
          </table:table-cell>
          <table:table-cell table:style-name="ce3" office:value-type="string" calcext:value-type="string">
            <text:p>Mirror Black</text:p>
          </table:table-cell>
          <table:table-cell table:style-name="ce4" office:value-type="float" office:value="17490" calcext:value-type="float">
            <text:p>17490</text:p>
          </table:table-cell>
          <table:table-cell table:style-name="ce4" office:value-type="float" office:value="17099" calcext:value-type="float">
            <text:p>170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76" calcext:value-type="float">
            <text:p>257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8699" calcext:value-type="float">
            <text:p>86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UMS9230</text:p>
          </table:table-cell>
          <table:table-cell table:style-name="ce3" office:value-type="string" calcext:value-type="string">
            <text:p>48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P 5 PRO</text:p>
          </table:table-cell>
          <table:table-cell table:style-name="ce3" office:value-type="string" calcext:value-type="string">
            <text:p>Ice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7299" calcext:value-type="float">
            <text:p>72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Helio A22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33</text:p>
          </table:table-cell>
          <table:table-cell table:style-name="ce3" office:value-type="string" calcext:value-type="string">
            <text:p>Awesome Peach</text:p>
          </table:table-cell>
          <table:table-cell table:style-name="ce4" office:value-type="float" office:value="33990" calcext:value-type="float">
            <text:p>33990</text:p>
          </table:table-cell>
          <table:table-cell table:style-name="ce4" office:value-type="float" office:value="27989" calcext:value-type="float">
            <text:p>2798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1280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5G SE</text:p>
          </table:table-cell>
          <table:table-cell table:style-name="ce3" office:value-type="string" calcext:value-type="string">
            <text:p>Azure Glow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488" calcext:value-type="float">
            <text:p>2488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0980" calcext:value-type="float">
            <text:p>1098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4" calcext:value-type="float">
            <text:p>249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40 FUSION</text:p>
          </table:table-cell>
          <table:table-cell table:style-name="ce3" office:value-type="string" calcext:value-type="string">
            <text:p>Dynamic Gray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6396" calcext:value-type="float">
            <text:p>56396</text:p>
          </table:table-cell>
          <table:table-cell table:style-name="ce4" office:value-type="float" office:value="6064" calcext:value-type="float">
            <text:p>60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4</text:p>
          </table:table-cell>
          <table:table-cell table:style-name="ce3" office:value-type="string" calcext:value-type="string">
            <text:p>Crystal Black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4</text:p>
          </table:table-cell>
          <table:table-cell table:style-name="ce3" office:value-type="string" calcext:value-type="string">
            <text:p>Starry Blue</text:p>
          </table:table-cell>
          <table:table-cell table:style-name="ce4" office:value-type="float" office:value="17990" calcext:value-type="float">
            <text:p>17990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1</text:p>
          </table:table-cell>
          <table:table-cell table:style-name="ce3" office:value-type="string" calcext:value-type="string">
            <text:p>Yellow</text:p>
          </table:table-cell>
          <table:table-cell table:style-name="ce4" office:value-type="float" office:value="43900" calcext:value-type="float">
            <text:p>43900</text:p>
          </table:table-cell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4191" calcext:value-type="float">
            <text:p>184191</text:p>
          </table:table-cell>
          <table:table-cell table:style-name="ce4" office:value-type="float" office:value="10818" calcext:value-type="float">
            <text:p>10818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59900" calcext:value-type="float">
            <text:p>59900</text:p>
          </table:table-cell>
          <table:table-cell table:style-name="ce4" office:value-type="float" office:value="51999" calcext:value-type="float">
            <text:p>51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 G71 5G</text:p>
          </table:table-cell>
          <table:table-cell table:style-name="ce3" office:value-type="string" calcext:value-type="string">
            <text:p>Neptune Green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2647" calcext:value-type="float">
            <text:p>22647</text:p>
          </table:table-cell>
          <table:table-cell table:style-name="ce4" office:value-type="float" office:value="2610" calcext:value-type="float">
            <text:p>26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95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Shadow Black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397" calcext:value-type="float">
            <text:p>739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73 5G</text:p>
          </table:table-cell>
          <table:table-cell table:style-name="ce3" office:value-type="string" calcext:value-type="string">
            <text:p>Awesome Mint</text:p>
          </table:table-cell>
          <table:table-cell table:style-name="ce4" office:value-type="float" office:value="47490" calcext:value-type="float">
            <text:p>47490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92" calcext:value-type="float">
            <text:p>139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108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 MINI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55999" calcext:value-type="float">
            <text:p>5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5841" calcext:value-type="float">
            <text:p>125841</text:p>
          </table:table-cell>
          <table:table-cell table:style-name="ce4" office:value-type="float" office:value="10101" calcext:value-type="float">
            <text:p>10101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3.72" calcext:value-type="float">
            <text:p>13.7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TURBO</text:p>
          </table:table-cell>
          <table:table-cell table:style-name="ce3" office:value-type="string" calcext:value-type="string">
            <text:p>Force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57" calcext:value-type="float">
            <text:p>7857</text:p>
          </table:table-cell>
          <table:table-cell table:style-name="ce4" office:value-type="float" office:value="989" calcext:value-type="float">
            <text:p>9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27999" calcext:value-type="float">
            <text:p>27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1257" calcext:value-type="float">
            <text:p>31257</text:p>
          </table:table-cell>
          <table:table-cell table:style-name="ce4" office:value-type="float" office:value="3811" calcext:value-type="float">
            <text:p>38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2 TURBO</text:p>
          </table:table-cell>
          <table:table-cell table:style-name="ce3" office:value-type="string" calcext:value-type="string">
            <text:p>Jewel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7857" calcext:value-type="float">
            <text:p>7857</text:p>
          </table:table-cell>
          <table:table-cell table:style-name="ce4" office:value-type="float" office:value="989" calcext:value-type="float">
            <text:p>9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2</text:p>
          </table:table-cell>
          <table:table-cell table:style-name="ce3" office:value-type="string" calcext:value-type="string">
            <text:p>Sky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98148" calcext:value-type="float">
            <text:p>298148</text:p>
          </table:table-cell>
          <table:table-cell table:style-name="ce4" office:value-type="float" office:value="23492" calcext:value-type="float">
            <text:p>234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48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Turquoise Cyan</text:p>
          </table:table-cell>
          <table:table-cell table:style-name="ce4" office:value-type="float" office:value="8240" calcext:value-type="float">
            <text:p>8240</text:p>
          </table:table-cell>
          <table:table-cell table:style-name="ce4" office:value-type="float" office:value="8140" calcext:value-type="float">
            <text:p>814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VA NEO</text:p>
          </table:table-cell>
          <table:table-cell table:style-name="ce3" office:value-type="string" calcext:value-type="string">
            <text:p>Geek Blue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10247" calcext:value-type="float">
            <text:p>10247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Iris Purple</text:p>
          </table:table-cell>
          <table:table-cell table:style-name="ce4" office:value-type="float" office:value="8948" calcext:value-type="float">
            <text:p>8948</text:p>
          </table:table-cell>
          <table:table-cell table:style-name="ce4" office:value-type="float" office:value="8799" calcext:value-type="float">
            <text:p>87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POVA NEO</text:p>
          </table:table-cell>
          <table:table-cell table:style-name="ce3" office:value-type="string" calcext:value-type="string">
            <text:p>Obsidian Black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10790" calcext:value-type="float">
            <text:p>107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Helio G25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25S</text:p>
          </table:table-cell>
          <table:table-cell table:style-name="ce3" office:value-type="string" calcext:value-type="string">
            <text:p>Watery Grey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0767" calcext:value-type="float">
            <text:p>50767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E</text:p>
          </table:table-cell>
          <table:table-cell table:style-name="ce3" office:value-type="string" calcext:value-type="string">
            <text:p>Copper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 PRO</text:p>
          </table:table-cell>
          <table:table-cell table:style-name="ce3" office:value-type="string" calcext:value-type="string">
            <text:p>Interstellar Black</text:p>
          </table:table-cell>
          <table:table-cell table:style-name="ce4" office:value-type="float" office:value="13499" calcext:value-type="float">
            <text:p>13499</text:p>
          </table:table-cell>
          <table:table-cell table:style-name="ce4" office:value-type="float" office:value="9798" calcext:value-type="float">
            <text:p>9798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</text:p>
          </table:table-cell>
          <table:table-cell table:style-name="ce3" office:value-type="string" calcext:value-type="string">
            <text:p>Prism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6434" calcext:value-type="float">
            <text:p>26434</text:p>
          </table:table-cell>
          <table:table-cell table:style-name="ce4" office:value-type="float" office:value="1569" calcext:value-type="float">
            <text:p>156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 (SM6225)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Z2C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/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 5G</text:p>
          </table:table-cell>
          <table:table-cell table:style-name="ce3" office:value-type="string" calcext:value-type="string">
            <text:p>Supersonic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848" calcext:value-type="float">
            <text:p>75848</text:p>
          </table:table-cell>
          <table:table-cell table:style-name="ce4" office:value-type="float" office:value="6016" calcext:value-type="float">
            <text:p>60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 (MT6833)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5S</text:p>
          </table:table-cell>
          <table:table-cell table:style-name="ce3" office:value-type="string" calcext:value-type="string">
            <text:p>MYSTIC BLUE</text:p>
          </table:table-cell>
          <table:table-cell table:style-name="ce4" office:value-type="float" office:value="9909" calcext:value-type="float">
            <text:p>9909</text:p>
          </table:table-cell>
          <table:table-cell table:style-name="ce4" office:value-type="float" office:value="9850" calcext:value-type="float">
            <text:p>985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742" calcext:value-type="float">
            <text:p>374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A1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350" calcext:value-type="float">
            <text:p>635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176" calcext:value-type="float">
            <text:p>417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5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2</text:p>
          </table:table-cell>
          <table:table-cell table:style-name="ce3" office:value-type="string" calcext:value-type="string">
            <text:p>Paper White</text:p>
          </table:table-cell>
          <table:table-cell table:style-name="ce4" office:value-type="float" office:value="44999" calcext:value-type="float">
            <text:p>44999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61" calcext:value-type="float">
            <text:p>161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T 5G</text:p>
          </table:table-cell>
          <table:table-cell table:style-name="ce3" office:value-type="string" calcext:value-type="string">
            <text:p>Metallic Blue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4860" calcext:value-type="float">
            <text:p>44860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48MP Primary Camera + 2MP Macro Lens + 2MP Depth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0670" calcext:value-type="float">
            <text:p>1067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4" calcext:value-type="float">
            <text:p>249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LITE NE</text:p>
          </table:table-cell>
          <table:table-cell table:style-name="ce3" office:value-type="string" calcext:value-type="string">
            <text:p>Vinyl Black</text:p>
          </table:table-cell>
          <table:table-cell table:style-name="ce4" office:value-type="float" office:value="24298" calcext:value-type="float">
            <text:p>24298</text:p>
          </table:table-cell>
          <table:table-cell table:style-name="ce4" office:value-type="float" office:value="23579" calcext:value-type="float">
            <text:p>2357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50 5G</text:p>
          </table:table-cell>
          <table:table-cell table:style-name="ce3" office:value-type="string" calcext:value-type="string">
            <text:p>Hyper Blue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15380" calcext:value-type="float">
            <text:p>153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SMART HD 2021</text:p>
          </table:table-cell>
          <table:table-cell table:style-name="ce3" office:value-type="string" calcext:value-type="string">
            <text:p>Topaz Blu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6389" calcext:value-type="float">
            <text:p>66389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A20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4</text:p>
          </table:table-cell>
          <table:table-cell table:style-name="ce3" office:value-type="string" calcext:value-type="string">
            <text:p>Moonlight Gold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3990" calcext:value-type="float">
            <text:p>13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938" calcext:value-type="float">
            <text:p>10938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4</text:p>
          </table:table-cell>
          <table:table-cell table:style-name="ce3" office:value-type="string" calcext:value-type="string">
            <text:p>Crystal Black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4990" calcext:value-type="float">
            <text:p>14990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938" calcext:value-type="float">
            <text:p>10938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33</text:p>
          </table:table-cell>
          <table:table-cell table:style-name="ce3" office:value-type="string" calcext:value-type="string">
            <text:p>Awesome Blue</text:p>
          </table:table-cell>
          <table:table-cell table:style-name="ce4" office:value-type="float" office:value="33990" calcext:value-type="float">
            <text:p>33990</text:p>
          </table:table-cell>
          <table:table-cell table:style-name="ce4" office:value-type="float" office:value="27499" calcext:value-type="float">
            <text:p>27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1280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BEU</text:p>
          </table:table-cell>
          <table:table-cell table:style-name="ce3" office:value-type="string" calcext:value-type="string">
            <text:p>ROSE PINK</text:p>
          </table:table-cell>
          <table:table-cell table:style-name="ce4" office:value-type="float" office:value="7777" calcext:value-type="float">
            <text:p>7777</text:p>
          </table:table-cell>
          <table:table-cell table:style-name="ce4" office:value-type="float" office:value="5960" calcext:value-type="float">
            <text:p>59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5.44" calcext:value-type="float">
            <text:p>15.44</text:p>
          </table:table-cell>
          <table:table-cell table:style-name="ce4" office:value-type="float" office:value="4060" calcext:value-type="float">
            <text:p>406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ARQ</text:p>
          </table:table-cell>
          <table:table-cell table:style-name="ce3" office:value-type="string" calcext:value-type="string">
            <text:p>MARQ BY FLIPKART M3 SMART</text:p>
          </table:table-cell>
          <table:table-cell table:style-name="ce3"/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499" calcext:value-type="float">
            <text:p>54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13MP + Digital Camera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5.46" calcext:value-type="float">
            <text:p>15.4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 PRO</text:p>
          </table:table-cell>
          <table:table-cell table:style-name="ce3" office:value-type="string" calcext:value-type="string">
            <text:p>Silver</text:p>
          </table:table-cell>
          <table:table-cell table:style-name="ce4" office:value-type="float" office:value="149900" calcext:value-type="float">
            <text:p>149900</text:p>
          </table:table-cell>
          <table:table-cell table:style-name="ce4" office:value-type="float" office:value="122999" calcext:value-type="float">
            <text:p>122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421" calcext:value-type="float">
            <text:p>1421</text:p>
          </table:table-cell>
          <table:table-cell table:style-name="ce4" office:value-type="float" office:value="121" calcext:value-type="float">
            <text:p>121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1S</text:p>
          </table:table-cell>
          <table:table-cell table:style-name="ce3" office:value-type="string" calcext:value-type="string">
            <text:p>Haze Green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981" calcext:value-type="float">
            <text:p>11981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 MP + 2 MP Depth Lens + 2 MP Macro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1S</text:p>
          </table:table-cell>
          <table:table-cell table:style-name="ce3" office:value-type="string" calcext:value-type="string">
            <text:p>Mithril Grey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981" calcext:value-type="float">
            <text:p>11981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50 MP + 2 MP Depth Lens + 2 MP Macro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Steller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799" calcext:value-type="float">
            <text:p>107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7</text:p>
          </table:table-cell>
          <table:table-cell table:style-name="ce3" office:value-type="string" calcext:value-type="string">
            <text:p>Sky Blu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7</text:p>
          </table:table-cell>
          <table:table-cell table:style-name="ce3" office:value-type="string" calcext:value-type="string">
            <text:p>Sunset Orange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1</text:p>
          </table:table-cell>
          <table:table-cell table:style-name="ce3" office:value-type="string" calcext:value-type="string">
            <text:p>Graphite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807" calcext:value-type="float">
            <text:p>10807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1</text:p>
          </table:table-cell>
          <table:table-cell table:style-name="ce3" office:value-type="string" calcext:value-type="string">
            <text:p>Celestial Snow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807" calcext:value-type="float">
            <text:p>10807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NOTE 11</text:p>
          </table:table-cell>
          <table:table-cell table:style-name="ce3" office:value-type="string" calcext:value-type="string">
            <text:p>Glacier Green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807" calcext:value-type="float">
            <text:p>10807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 MP + 2 MP Depth Lens + AI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0352" calcext:value-type="float">
            <text:p>150352</text:p>
          </table:table-cell>
          <table:table-cell table:style-name="ce4" office:value-type="float" office:value="13531" calcext:value-type="float">
            <text:p>135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6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6 PRO</text:p>
          </table:table-cell>
          <table:table-cell table:style-name="ce3" office:value-type="string" calcext:value-type="string">
            <text:p>Lightning Orange</text:p>
          </table:table-cell>
          <table:table-cell table:number-columns-repeated="2"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1057" calcext:value-type="float">
            <text:p>61057</text:p>
          </table:table-cell>
          <table:table-cell table:style-name="ce4" office:value-type="float" office:value="6545" calcext:value-type="float">
            <text:p>65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Snapdragon 720G</text:p>
          </table:table-cell>
          <table:table-cell table:style-name="ce3" office:value-type="string" calcext:value-type="string">
            <text:p>64MP + 12MP + 8MP + 2MP</text:p>
          </table:table-cell>
          <table:table-cell table:style-name="ce3" office:value-type="string" calcext:value-type="string">
            <text:p>16MP + 8MP Dual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300" calcext:value-type="float">
            <text:p>43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7</text:p>
          </table:table-cell>
          <table:table-cell table:style-name="ce3" office:value-type="string" calcext:value-type="string">
            <text:p>Silver Purple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5169" calcext:value-type="float">
            <text:p>51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9832E</text:p>
          </table:table-cell>
          <table:table-cell table:number-columns-repeated="2"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33</text:p>
          </table:table-cell>
          <table:table-cell table:style-name="ce3" office:value-type="string" calcext:value-type="string">
            <text:p>Awesome Black</text:p>
          </table:table-cell>
          <table:table-cell table:style-name="ce4" office:value-type="float" office:value="32990" calcext:value-type="float">
            <text:p>32990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1280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6</text:p>
          </table:table-cell>
          <table:table-cell table:style-name="ce3" office:value-type="string" calcext:value-type="string">
            <text:p>Drizzling Gold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699" calcext:value-type="float">
            <text:p>106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LITE NE</text:p>
          </table:table-cell>
          <table:table-cell table:style-name="ce3" office:value-type="string" calcext:value-type="string">
            <text:p>Vinyl Black</text:p>
          </table:table-cell>
          <table:table-cell table:style-name="ce4" office:value-type="float" office:value="29990" calcext:value-type="float">
            <text:p>29990</text:p>
          </table:table-cell>
          <table:table-cell table:style-name="ce4" office:value-type="float" office:value="21990" calcext:value-type="float">
            <text:p>21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346" calcext:value-type="float">
            <text:p>334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T 5G</text:p>
          </table:table-cell>
          <table:table-cell table:style-name="ce3" office:value-type="string" calcext:value-type="string">
            <text:p>Metallic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788" calcext:value-type="float">
            <text:p>12788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4860" calcext:value-type="float">
            <text:p>44860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48MP Primary Camera + 2MP Macro Lens + 2MP Depth Sensor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32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090" calcext:value-type="float">
            <text:p>120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421" calcext:value-type="float">
            <text:p>4421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M13</text:p>
          </table:table-cell>
          <table:table-cell table:style-name="ce3" office:value-type="string" calcext:value-type="string">
            <text:p>Midnight Blue</text:p>
          </table:table-cell>
          <table:table-cell table:style-name="ce4" office:value-type="float" office:value="10595" calcext:value-type="float">
            <text:p>10595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494" calcext:value-type="float">
            <text:p>249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5 5G</text:p>
          </table:table-cell>
          <table:table-cell table:style-name="ce3" office:value-type="string" calcext:value-type="string">
            <text:p>Surfing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8989" calcext:value-type="float">
            <text:p>2898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847" calcext:value-type="float">
            <text:p>6847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50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42 5G</text:p>
          </table:table-cell>
          <table:table-cell table:style-name="ce3" office:value-type="string" calcext:value-type="string">
            <text:p>Matte Aqua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058" calcext:value-type="float">
            <text:p>6058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64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15C</text:p>
          </table:table-cell>
          <table:table-cell table:style-name="ce3" office:value-type="string" calcext:value-type="string">
            <text:p>Wave Green</text:p>
          </table:table-cell>
          <table:table-cell table:style-name="ce4" office:value-type="float" office:value="9976" calcext:value-type="float">
            <text:p>9976</text:p>
          </table:table-cell>
          <table:table-cell table:style-name="ce4" office:value-type="float" office:value="9949" calcext:value-type="float">
            <text:p>994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31</text:p>
          </table:table-cell>
          <table:table-cell table:style-name="ce3" office:value-type="string" calcext:value-type="string">
            <text:p>Mystery Black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4180" calcext:value-type="float">
            <text:p>141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9727" calcext:value-type="float">
            <text:p>29727</text:p>
          </table:table-cell>
          <table:table-cell table:style-name="ce4" office:value-type="float" office:value="1866" calcext:value-type="float">
            <text:p>186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 Octa Core</text:p>
          </table:table-cell>
          <table:table-cell table:style-name="ce3" office:value-type="string" calcext:value-type="string">
            <text:p>12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</text:p>
          </table:table-cell>
          <table:table-cell table:style-name="ce3" office:value-type="string" calcext:value-type="string">
            <text:p>Stealth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7490" calcext:value-type="float">
            <text:p>174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161" calcext:value-type="float">
            <text:p>116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3 PRO 5G</text:p>
          </table:table-cell>
          <table:table-cell table:style-name="ce3" office:value-type="string" calcext:value-type="string">
            <text:p>Yellow</text:p>
          </table:table-cell>
          <table:table-cell table:number-columns-repeated="2" table:style-name="ce4" office:value-type="float" office:value="17999" calcext:value-type="float">
            <text:p>17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3487" calcext:value-type="float">
            <text:p>53487</text:p>
          </table:table-cell>
          <table:table-cell table:style-name="ce4" office:value-type="float" office:value="4495" calcext:value-type="float">
            <text:p>44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</text:p>
          </table:table-cell>
          <table:table-cell table:style-name="ce3" office:value-type="string" calcext:value-type="string">
            <text:p>Phantom Whit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20499" calcext:value-type="float">
            <text:p>204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0 FE 5G</text:p>
          </table:table-cell>
          <table:table-cell table:style-name="ce3" office:value-type="string" calcext:value-type="string">
            <text:p>Cloud Lavender</text:p>
          </table:table-cell>
          <table:table-cell table:style-name="ce4" office:value-type="float" office:value="74990" calcext:value-type="float">
            <text:p>74990</text:p>
          </table:table-cell>
          <table:table-cell table:style-name="ce4" office:value-type="float" office:value="31390" calcext:value-type="float">
            <text:p>313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32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6E</text:p>
          </table:table-cell>
          <table:table-cell table:style-name="ce3" office:value-type="string" calcext:value-type="string">
            <text:p>Midnight Black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1400" calcext:value-type="float">
            <text:p>114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22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6E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1400" calcext:value-type="float">
            <text:p>114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22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P</text:p>
          </table:table-cell>
          <table:table-cell table:style-name="ce3" office:value-type="string" calcext:value-type="string">
            <text:p>Iris Purpl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9239" calcext:value-type="float">
            <text:p>92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4 5G</text:p>
          </table:table-cell>
          <table:table-cell table:style-name="ce3" office:value-type="string" calcext:value-type="string">
            <text:p>Fantastic Purple</text:p>
          </table:table-cell>
          <table:table-cell table:style-name="ce4" office:value-type="float" office:value="18490" calcext:value-type="float">
            <text:p>18490</text:p>
          </table:table-cell>
          <table:table-cell table:style-name="ce4" office:value-type="float" office:value="17089" calcext:value-type="float">
            <text:p>1708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48" calcext:value-type="float">
            <text:p>16.48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 2022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4" office:value-type="float" office:value="1398" calcext:value-type="float">
            <text:p>139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 MP + 2 MP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 office:value-type="string" calcext:value-type="string">
            <text:p>Pink</text:p>
          </table:table-cell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87999" calcext:value-type="float">
            <text:p>8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Metallic Purpl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8981" calcext:value-type="float">
            <text:p>898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9732" calcext:value-type="float">
            <text:p>9732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S PRO 5G</text:p>
          </table:table-cell>
          <table:table-cell table:style-name="ce3" office:value-type="string" calcext:value-type="string">
            <text:p>Dawnlight Gold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4990" calcext:value-type="float">
            <text:p>24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 + 64MP + 2MP + 2MP</text:p>
          </table:table-cell>
          <table:table-cell table:style-name="ce3" office:value-type="string" calcext:value-type="string">
            <text:p>16MP Dual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F1</text:p>
          </table:table-cell>
          <table:table-cell table:style-name="ce3" office:value-type="string" calcext:value-type="string">
            <text:p>Rosso Re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44108" calcext:value-type="float">
            <text:p>244108</text:p>
          </table:table-cell>
          <table:table-cell table:style-name="ce4" office:value-type="float" office:value="30022" calcext:value-type="float">
            <text:p>300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845</text:p>
          </table:table-cell>
          <table:table-cell table:style-name="ce3" office:value-type="string" calcext:value-type="string">
            <text:p>12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 78 5G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9595" calcext:value-type="float">
            <text:p>195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29900" calcext:value-type="float">
            <text:p>129900</text:p>
          </table:table-cell>
          <table:table-cell table:style-name="ce4" office:value-type="float" office:value="122999" calcext:value-type="float">
            <text:p>12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G51 5G</text:p>
          </table:table-cell>
          <table:table-cell table:style-name="ce3" office:value-type="string" calcext:value-type="string">
            <text:p>Bright Silv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7217" calcext:value-type="float">
            <text:p>17217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480 Pro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20 FUSION 5G</text:p>
          </table:table-cell>
          <table:table-cell table:style-name="ce3" office:value-type="string" calcext:value-type="string">
            <text:p>Electric Graphit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791" calcext:value-type="float">
            <text:p>19791</text:p>
          </table:table-cell>
          <table:table-cell table:style-name="ce4" office:value-type="float" office:value="2662" calcext:value-type="float">
            <text:p>266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00U</text:p>
          </table:table-cell>
          <table:table-cell table:style-name="ce3" office:value-type="string" calcext:value-type="string">
            <text:p>108MP + 8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 5G</text:p>
          </table:table-cell>
          <table:table-cell table:style-name="ce3" office:value-type="string" calcext:value-type="string">
            <text:p>Racing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4648" calcext:value-type="float">
            <text:p>84648</text:p>
          </table:table-cell>
          <table:table-cell table:style-name="ce4" office:value-type="float" office:value="7375" calcext:value-type="float">
            <text:p>73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 (MT6833)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</text:p>
          </table:table-cell>
          <table:table-cell table:style-name="ce3" office:value-type="string" calcext:value-type="string">
            <text:p>Asphalt Black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810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0 FE 5G</text:p>
          </table:table-cell>
          <table:table-cell table:style-name="ce3" office:value-type="string" calcext:value-type="string">
            <text:p>Cloud Navy</text:p>
          </table:table-cell>
          <table:table-cell table:style-name="ce4" office:value-type="float" office:value="66999" calcext:value-type="float">
            <text:p>66999</text:p>
          </table:table-cell>
          <table:table-cell table:style-name="ce4" office:value-type="float" office:value="29990" calcext:value-type="float">
            <text:p>299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2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01A</text:p>
          </table:table-cell>
          <table:table-cell table:style-name="ce3" office:value-type="string" calcext:value-type="string">
            <text:p>Sapphire Blue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X80</text:p>
          </table:table-cell>
          <table:table-cell table:style-name="ce3" office:value-type="string" calcext:value-type="string">
            <text:p>Urban Blue</text:p>
          </table:table-cell>
          <table:table-cell table:style-name="ce4" office:value-type="float" office:value="59999" calcext:value-type="float">
            <text:p>59999</text:p>
          </table:table-cell>
          <table:table-cell table:style-name="ce4" office:value-type="float" office:value="54999" calcext:value-type="float">
            <text:p>5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0</text:p>
          </table:table-cell>
          <table:table-cell table:style-name="ce3" office:value-type="string" calcext:value-type="string">
            <text:p>50MP + 12MP + 1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GO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7688" calcext:value-type="float">
            <text:p>167688</text:p>
          </table:table-cell>
          <table:table-cell table:style-name="ce4" office:value-type="float" office:value="13179" calcext:value-type="float">
            <text:p>131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Qualcomm Snapdragon 42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K50I</text:p>
          </table:table-cell>
          <table:table-cell table:style-name="ce3" office:value-type="string" calcext:value-type="string">
            <text:p>Phantom Blue</text:p>
          </table:table-cell>
          <table:table-cell table:style-name="ce4" office:value-type="float" office:value="35999" calcext:value-type="float">
            <text:p>35999</text:p>
          </table:table-cell>
          <table:table-cell table:style-name="ce4" office:value-type="float" office:value="26480" calcext:value-type="float">
            <text:p>264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80" calcext:value-type="float">
            <text:p>508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S</text:p>
          </table:table-cell>
          <table:table-cell table:style-name="ce3" office:value-type="string" calcext:value-type="string">
            <text:p>Copper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2340" calcext:value-type="float">
            <text:p>1234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0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GO 2021</text:p>
          </table:table-cell>
          <table:table-cell table:style-name="ce3" office:value-type="string" calcext:value-type="string">
            <text:p>Horizon Orang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7689" calcext:value-type="float">
            <text:p>768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</text:p>
          </table:table-cell>
          <table:table-cell table:style-name="ce3" office:value-type="string" calcext:value-type="string">
            <text:p>Star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161" calcext:value-type="float">
            <text:p>116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Sunrise Blue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755" calcext:value-type="float">
            <text:p>2975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I</text:p>
          </table:table-cell>
          <table:table-cell table:style-name="ce3" office:value-type="string" calcext:value-type="string">
            <text:p>Prism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4865" calcext:value-type="float">
            <text:p>124865</text:p>
          </table:table-cell>
          <table:table-cell table:style-name="ce4" office:value-type="float" office:value="7409" calcext:value-type="float">
            <text:p>74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 (SM6225)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755" calcext:value-type="float">
            <text:p>2975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1</text:p>
          </table:table-cell>
          <table:table-cell table:style-name="ce3" office:value-type="string" calcext:value-type="string">
            <text:p>Rich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59210" calcext:value-type="float">
            <text:p>459210</text:p>
          </table:table-cell>
          <table:table-cell table:style-name="ce4" office:value-type="float" office:value="29491" calcext:value-type="float">
            <text:p>294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66999" calcext:value-type="float">
            <text:p>66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LAVA Z2</text:p>
          </table:table-cell>
          <table:table-cell table:style-name="ce3" office:value-type="string" calcext:value-type="string">
            <text:p>Aqua Blue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7999" calcext:value-type="float">
            <text:p>7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4 PRO 5G</text:p>
          </table:table-cell>
          <table:table-cell table:style-name="ce3" office:value-type="string" calcext:value-type="string">
            <text:p>Power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955" calcext:value-type="float">
            <text:p>39955</text:p>
          </table:table-cell>
          <table:table-cell table:style-name="ce4" office:value-type="float" office:value="3495" calcext:value-type="float">
            <text:p>34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Dimensity 810</text:p>
          </table:table-cell>
          <table:table-cell table:style-name="ce3" office:value-type="string" calcext:value-type="string">
            <text:p>50MP + 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8C</text:p>
          </table:table-cell>
          <table:table-cell table:style-name="ce3" office:value-type="string" calcext:value-type="string">
            <text:p>Magnet Black</text:p>
          </table:table-cell>
          <table:table-cell table:style-name="ce4" office:value-type="float" office:value="9145" calcext:value-type="float">
            <text:p>9145</text:p>
          </table:table-cell>
          <table:table-cell table:style-name="ce4" office:value-type="float" office:value="9135" calcext:value-type="float">
            <text:p>913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06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7S</text:p>
          </table:table-cell>
          <table:table-cell table:style-name="ce3" office:value-type="string" calcext:value-type="string">
            <text:p>Onyx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22214" calcext:value-type="float">
            <text:p>422214</text:p>
          </table:table-cell>
          <table:table-cell table:style-name="ce4" office:value-type="float" office:value="34039" calcext:value-type="float">
            <text:p>340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60 AIE</text:p>
          </table:table-cell>
          <table:table-cell table:style-name="ce3" office:value-type="string" calcext:value-type="string">
            <text:p>48MP + 5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5</text:p>
          </table:table-cell>
          <table:table-cell table:style-name="ce3" office:value-type="string" calcext:value-type="string">
            <text:p>Rainbow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Purple</text:p>
          </table:table-cell>
          <table:table-cell table:style-name="ce4" office:value-type="float" office:value="119900" calcext:value-type="float">
            <text:p>119900</text:p>
          </table:table-cell>
          <table:table-cell table:style-name="ce4" office:value-type="float" office:value="110999" calcext:value-type="float">
            <text:p>11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Y33T</text:p>
          </table:table-cell>
          <table:table-cell table:style-name="ce3" office:value-type="string" calcext:value-type="string">
            <text:p>Mid day dream</text:p>
          </table:table-cell>
          <table:table-cell table:style-name="ce4" office:value-type="float" office:value="22990" calcext:value-type="float">
            <text:p>22990</text:p>
          </table:table-cell>
          <table:table-cell table:style-name="ce4" office:value-type="float" office:value="17989" calcext:value-type="float">
            <text:p>1798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576" calcext:value-type="float">
            <text:p>257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8</text:p>
          </table:table-cell>
          <table:table-cell table:style-name="ce3" office:value-type="string" calcext:value-type="string">
            <text:p>Cyber Silver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21931" calcext:value-type="float">
            <text:p>121931</text:p>
          </table:table-cell>
          <table:table-cell table:style-name="ce4" office:value-type="float" office:value="10687" calcext:value-type="float">
            <text:p>1068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ZERO 5G</text:p>
          </table:table-cell>
          <table:table-cell table:style-name="ce3" office:value-type="string" calcext:value-type="string">
            <text:p>Horizon Blue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272" calcext:value-type="float">
            <text:p>10272</text:p>
          </table:table-cell>
          <table:table-cell table:style-name="ce4" office:value-type="float" office:value="1546" calcext:value-type="float">
            <text:p>154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48 MP + 13 MP Portrait Lens + 2 MP Bokeh Lens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3 PLUS 5G</text:p>
          </table:table-cell>
          <table:table-cell table:style-name="ce3" office:value-type="string" calcext:value-type="string">
            <text:p>Cream</text:p>
          </table:table-cell>
          <table:table-cell table:style-name="ce4" office:value-type="float" office:value="116999" calcext:value-type="float">
            <text:p>116999</text:p>
          </table:table-cell>
          <table:table-cell table:style-name="ce4" office:value-type="float" office:value="94999" calcext:value-type="float">
            <text:p>9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 Gen 2</text:p>
          </table:table-cell>
          <table:table-cell table:style-name="ce3" office:value-type="string" calcext:value-type="string">
            <text:p>50MP + 10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41</text:p>
          </table:table-cell>
          <table:table-cell table:style-name="ce3" office:value-type="string" calcext:value-type="string">
            <text:p>Fusion Black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3417" calcext:value-type="float">
            <text:p>393417</text:p>
          </table:table-cell>
          <table:table-cell table:style-name="ce4" office:value-type="float" office:value="42174" calcext:value-type="float">
            <text:p>421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9611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8 5G</text:p>
          </table:table-cell>
          <table:table-cell table:style-name="ce3" office:value-type="string" calcext:value-type="string">
            <text:p>Glowing Blue</text:p>
          </table:table-cell>
          <table:table-cell table:style-name="ce4" office:value-type="float" office:value="21999" calcext:value-type="float">
            <text:p>21999</text:p>
          </table:table-cell>
          <table:table-cell table:style-name="ce4" office:value-type="float" office:value="19428" calcext:value-type="float">
            <text:p>19428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66999" calcext:value-type="float">
            <text:p>66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 PLUS 5G</text:p>
          </table:table-cell>
          <table:table-cell table:style-name="ce3" office:value-type="string" calcext:value-type="string">
            <text:p>PHANTOM WHIT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8999" calcext:value-type="float">
            <text:p>28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</text:p>
          </table:table-cell>
          <table:table-cell table:style-name="ce3" office:value-type="string" calcext:value-type="string">
            <text:p>Racing Silver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5499" calcext:value-type="float">
            <text:p>15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6491" calcext:value-type="float">
            <text:p>76491</text:p>
          </table:table-cell>
          <table:table-cell table:style-name="ce4" office:value-type="float" office:value="6058" calcext:value-type="float">
            <text:p>60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Dash Yellow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124" calcext:value-type="float">
            <text:p>12124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Shade Black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24" calcext:value-type="float">
            <text:p>752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NEO 6 5G</text:p>
          </table:table-cell>
          <table:table-cell table:style-name="ce3" office:value-type="string" calcext:value-type="string">
            <text:p>Cyber Rag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34439" calcext:value-type="float">
            <text:p>3443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2" calcext:value-type="float">
            <text:p>52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64MP + 64MP + 8MP + 2MP</text:p>
          </table:table-cell>
          <table:table-cell table:style-name="ce3" office:value-type="string" calcext:value-type="string">
            <text:p>16MP + 16MP Dual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Dash Yellow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24" calcext:value-type="float">
            <text:p>752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 KALL</text:p>
          </table:table-cell>
          <table:table-cell table:style-name="ce3" office:value-type="string" calcext:value-type="string">
            <text:p>I KALL 401 PRO DARK BLUE</text:p>
          </table:table-cell>
          <table:table-cell table:style-name="ce3" office:value-type="string" calcext:value-type="string">
            <text:p>Dark Blue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6499" calcext:value-type="float">
            <text:p>6499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</text:p>
          </table:table-cell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Drifting White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24" calcext:value-type="float">
            <text:p>752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Shade Black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3999" calcext:value-type="float">
            <text:p>33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524" calcext:value-type="float">
            <text:p>752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Shade Black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124" calcext:value-type="float">
            <text:p>12124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T</text:p>
          </table:table-cell>
          <table:table-cell table:style-name="ce3" office:value-type="string" calcext:value-type="string">
            <text:p>Drifting White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124" calcext:value-type="float">
            <text:p>12124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7</text:p>
          </table:table-cell>
          <table:table-cell table:style-name="ce3" office:value-type="string" calcext:value-type="string">
            <text:p>Crystal Blue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5175" calcext:value-type="float">
            <text:p>51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9832E</text:p>
          </table:table-cell>
          <table:table-cell table:number-columns-repeated="2"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7</text:p>
          </table:table-cell>
          <table:table-cell table:style-name="ce3" office:value-type="string" calcext:value-type="string">
            <text:p>Deep Grey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5149" calcext:value-type="float">
            <text:p>5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Unisoc 9832E</text:p>
          </table:table-cell>
          <table:table-cell table:number-columns-repeated="2" table:style-name="ce3" office:value-type="string" calcext:value-type="string">
            <text:p>2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F21SPRO</text:p>
          </table:table-cell>
          <table:table-cell table:style-name="ce3" office:value-type="string" calcext:value-type="string">
            <text:p>Orange</text:p>
          </table:table-cell>
          <table:table-cell table:style-name="ce4" office:value-type="float" office:value="22929" calcext:value-type="float">
            <text:p>22929</text:p>
          </table:table-cell>
          <table:table-cell table:style-name="ce4" office:value-type="float" office:value="20880" calcext:value-type="float">
            <text:p>2088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 + 2MP</text:p>
          </table:table-cell>
          <table:table-cell table:style-name="ce3" office:value-type="string" calcext:value-type="string">
            <text:p>32MP + 2MP Dual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4500" calcext:value-type="float">
            <text:p>45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2 PRO</text:p>
          </table:table-cell>
          <table:table-cell table:style-name="ce3" office:value-type="string" calcext:value-type="string">
            <text:p>Green and Green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9999" calcext:value-type="float">
            <text:p>1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50744" calcext:value-type="float">
            <text:p>350744</text:p>
          </table:table-cell>
          <table:table-cell table:style-name="ce4" office:value-type="float" office:value="33202" calcext:value-type="float">
            <text:p>332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20G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23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Octa-core(EXYNOS)</text:p>
          </table:table-cell>
          <table:table-cell table:style-name="ce3" office:value-type="string" calcext:value-type="string">
            <text:p>50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ICROMAX</text:p>
          </table:table-cell>
          <table:table-cell table:style-name="ce3" office:value-type="string" calcext:value-type="string">
            <text:p>MICROMAX BHARAT 2 PLUS</text:p>
          </table:table-cell>
          <table:table-cell table:style-name="ce3" office:value-type="string" calcext:value-type="string">
            <text:p>Champagn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6917" calcext:value-type="float">
            <text:p>6917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SC9832</text:p>
          </table:table-cell>
          <table:table-cell table:style-name="ce3" office:value-type="string" calcext:value-type="string">
            <text:p>5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0.16" calcext:value-type="float">
            <text:p>10.16</text:p>
          </table:table-cell>
          <table:table-cell table:style-name="ce4" office:value-type="float" office:value="1600" calcext:value-type="float">
            <text:p>16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ROLA EDGE 30 ULTRA</text:p>
          </table:table-cell>
          <table:table-cell table:style-name="ce3" office:value-type="string" calcext:value-type="string">
            <text:p>Interstellar Black</text:p>
          </table:table-cell>
          <table:table-cell table:style-name="ce4" office:value-type="float" office:value="69999" calcext:value-type="float">
            <text:p>69999</text:p>
          </table:table-cell>
          <table:table-cell table:style-name="ce4" office:value-type="float" office:value="54999" calcext:value-type="float">
            <text:p>54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+ Gen 1</text:p>
          </table:table-cell>
          <table:table-cell table:style-name="ce3" office:value-type="string" calcext:value-type="string">
            <text:p>200MP + 50MP + 12MP</text:p>
          </table:table-cell>
          <table:table-cell table:style-name="ce3" office:value-type="string" calcext:value-type="string">
            <text:p>6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610" calcext:value-type="float">
            <text:p>461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6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59353" calcext:value-type="float">
            <text:p>559353</text:p>
          </table:table-cell>
          <table:table-cell table:style-name="ce4" office:value-type="float" office:value="40463" calcext:value-type="float">
            <text:p>4046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2.0 GHz Mediatek P22 Octacore</text:p>
          </table:table-cell>
          <table:table-cell table:style-name="ce3" office:value-type="string" calcext:value-type="string">
            <text:p>12MP + 5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3.84" calcext:value-type="float">
            <text:p>13.84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3 PLUS 5G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116999" calcext:value-type="float">
            <text:p>116999</text:p>
          </table:table-cell>
          <table:table-cell table:style-name="ce4" office:value-type="float" office:value="94999" calcext:value-type="float">
            <text:p>94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 Gen 2</text:p>
          </table:table-cell>
          <table:table-cell table:style-name="ce3" office:value-type="string" calcext:value-type="string">
            <text:p>50MP + 10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9 PRO+ 5G</text:p>
          </table:table-cell>
          <table:table-cell table:style-name="ce3" office:value-type="string" calcext:value-type="string">
            <text:p>Sunrise Blue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6999" calcext:value-type="float">
            <text:p>26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9755" calcext:value-type="float">
            <text:p>2975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12</text:p>
          </table:table-cell>
          <table:table-cell table:style-name="ce3" office:value-type="string" calcext:value-type="string">
            <text:p>Sky Blu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98148" calcext:value-type="float">
            <text:p>298148</text:p>
          </table:table-cell>
          <table:table-cell table:style-name="ce4" office:value-type="float" office:value="23492" calcext:value-type="float">
            <text:p>234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850</text:p>
          </table:table-cell>
          <table:table-cell table:style-name="ce3" office:value-type="string" calcext:value-type="string">
            <text:p>48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5" calcext:value-type="float">
            <text:p>16.55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3I</text:p>
          </table:table-cell>
          <table:table-cell table:style-name="ce3" office:value-type="string" calcext:value-type="string">
            <text:p>Diamond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0034" calcext:value-type="float">
            <text:p>80034</text:p>
          </table:table-cell>
          <table:table-cell table:style-name="ce4" office:value-type="float" office:value="6607" calcext:value-type="float">
            <text:p>66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P60 Octa Core 2.0 GHz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2 RELOADED</text:p>
          </table:table-cell>
          <table:table-cell table:style-name="ce3" office:value-type="string" calcext:value-type="string">
            <text:p>Greyish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6978" calcext:value-type="float">
            <text:p>66978</text:p>
          </table:table-cell>
          <table:table-cell table:style-name="ce4" office:value-type="float" office:value="4602" calcext:value-type="float">
            <text:p>460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0</text:p>
          </table:table-cell>
          <table:table-cell table:style-name="ce3" office:value-type="string" calcext:value-type="string">
            <text:p>13MP + 8MP + 5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 2022</text:p>
          </table:table-cell>
          <table:table-cell table:style-name="ce3" office:value-type="string" calcext:value-type="string">
            <text:p>Aurora Green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999" calcext:value-type="float">
            <text:p>9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4" office:value-type="float" office:value="1398" calcext:value-type="float">
            <text:p>139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T610</text:p>
          </table:table-cell>
          <table:table-cell table:style-name="ce3" office:value-type="string" calcext:value-type="string">
            <text:p>13 MP + 2 MP Depth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NEO 6 5G</text:p>
          </table:table-cell>
          <table:table-cell table:style-name="ce3" office:value-type="string" calcext:value-type="string">
            <text:p>Cyber Rag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</text:p>
          </table:table-cell>
          <table:table-cell table:style-name="ce3"/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C15</text:p>
          </table:table-cell>
          <table:table-cell table:style-name="ce3" office:value-type="string" calcext:value-type="string">
            <text:p>Power Silv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999" calcext:value-type="float">
            <text:p>1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6326" calcext:value-type="float">
            <text:p>56326</text:p>
          </table:table-cell>
          <table:table-cell table:style-name="ce4" office:value-type="float" office:value="3840" calcext:value-type="float">
            <text:p>38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 C PLUS</text:p>
          </table:table-cell>
          <table:table-cell table:style-name="ce3" office:value-type="string" calcext:value-type="string">
            <text:p>Starry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540" calcext:value-type="float">
            <text:p>365540</text:p>
          </table:table-cell>
          <table:table-cell table:style-name="ce4" office:value-type="float" office:value="53824" calcext:value-type="float">
            <text:p>538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Mediatek MTK6737 Quad Core 1.3Ghz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MOTOROLA</text:p>
          </table:table-cell>
          <table:table-cell table:style-name="ce3" office:value-type="string" calcext:value-type="string">
            <text:p>MOTO C PLUS</text:p>
          </table:table-cell>
          <table:table-cell table:style-name="ce3" office:value-type="string" calcext:value-type="string">
            <text:p>Fine Gol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6999" calcext:value-type="float">
            <text:p>6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65540" calcext:value-type="float">
            <text:p>365540</text:p>
          </table:table-cell>
          <table:table-cell table:style-name="ce4" office:value-type="float" office:value="53824" calcext:value-type="float">
            <text:p>538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Mediatek MTK6737 Quad Core 1.3Ghz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4000" calcext:value-type="float">
            <text:p>4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LUS</text:p>
          </table:table-cell>
          <table:table-cell table:style-name="ce3" office:value-type="string" calcext:value-type="string">
            <text:p>Starlight</text:p>
          </table:table-cell>
          <table:table-cell table:style-name="ce4" office:value-type="float" office:value="119900" calcext:value-type="float">
            <text:p>119900</text:p>
          </table:table-cell>
          <table:table-cell table:style-name="ce4" office:value-type="float" office:value="110999" calcext:value-type="float">
            <text:p>110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294" calcext:value-type="float">
            <text:p>294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Deep Sea Blue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4168" calcext:value-type="float">
            <text:p>84168</text:p>
          </table:table-cell>
          <table:table-cell table:style-name="ce4" office:value-type="float" office:value="5715" calcext:value-type="float">
            <text:p>57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Space Black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32999" calcext:value-type="float">
            <text:p>13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0 PRIME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11180" calcext:value-type="float">
            <text:p>11180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LITE NE</text:p>
          </table:table-cell>
          <table:table-cell table:style-name="ce3" office:value-type="string" calcext:value-type="string">
            <text:p>Jazz Blue</text:p>
          </table:table-cell>
          <table:table-cell table:style-name="ce4" office:value-type="float" office:value="25490" calcext:value-type="float">
            <text:p>25490</text:p>
          </table:table-cell>
          <table:table-cell table:style-name="ce4" office:value-type="float" office:value="22990" calcext:value-type="float">
            <text:p>229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78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1 PRO PLUS 5G</text:p>
          </table:table-cell>
          <table:table-cell table:style-name="ce3" office:value-type="string" calcext:value-type="string">
            <text:p>Mirage Blue</text:p>
          </table:table-cell>
          <table:table-cell table:style-name="ce4" office:value-type="float" office:value="26499" calcext:value-type="float">
            <text:p>26499</text:p>
          </table:table-cell>
          <table:table-cell table:style-name="ce4" office:value-type="float" office:value="23700" calcext:value-type="float">
            <text:p>2370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 MINI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55999" calcext:value-type="float">
            <text:p>5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5841" calcext:value-type="float">
            <text:p>125841</text:p>
          </table:table-cell>
          <table:table-cell table:style-name="ce4" office:value-type="float" office:value="10101" calcext:value-type="float">
            <text:p>10101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3.72" calcext:value-type="float">
            <text:p>13.7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</text:p>
          </table:table-cell>
          <table:table-cell table:style-name="ce3" office:value-type="string" calcext:value-type="string">
            <text:p>Asphalt Black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9</text:p>
          </table:table-cell>
          <table:table-cell table:style-name="ce3" office:value-type="string" calcext:value-type="string">
            <text:p>Sky Mirror</text:p>
          </table:table-cell>
          <table:table-cell table:style-name="ce4" office:value-type="float" office:value="9498" calcext:value-type="float">
            <text:p>9498</text:p>
          </table:table-cell>
          <table:table-cell table:style-name="ce4" office:value-type="float" office:value="8549" calcext:value-type="float">
            <text:p>854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37</text:p>
          </table:table-cell>
          <table:table-cell table:style-name="ce3" office:value-type="string" calcext:value-type="string">
            <text:p>13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3 ULTRA 5G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149999" calcext:value-type="float">
            <text:p>149999</text:p>
          </table:table-cell>
          <table:table-cell table:style-name="ce4" office:value-type="float" office:value="124999" calcext:value-type="float">
            <text:p>124999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 Gen 2</text:p>
          </table:table-cell>
          <table:table-cell table:style-name="ce3" office:value-type="string" calcext:value-type="string">
            <text:p>200MP + 10MP + 12MP + 10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11 PRIME</text:p>
          </table:table-cell>
          <table:table-cell table:style-name="ce3" office:value-type="string" calcext:value-type="string">
            <text:p>Peppy Purpl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1463" calcext:value-type="float">
            <text:p>11463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RENO8 PRO 5G</text:p>
          </table:table-cell>
          <table:table-cell table:style-name="ce3" office:value-type="string" calcext:value-type="string">
            <text:p>Glazed Black</text:p>
          </table:table-cell>
          <table:table-cell table:style-name="ce4" office:value-type="float" office:value="52999" calcext:value-type="float">
            <text:p>52999</text:p>
          </table:table-cell>
          <table:table-cell table:style-name="ce4" office:value-type="float" office:value="45999" calcext:value-type="float">
            <text:p>4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2268" calcext:value-type="float">
            <text:p>2268</text:p>
          </table:table-cell>
          <table:table-cell table:style-name="ce4" office:value-type="float" office:value="275" calcext:value-type="float">
            <text:p>275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8100 Max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S</text:p>
          </table:table-cell>
          <table:table-cell table:style-name="ce3" office:value-type="string" calcext:value-type="string">
            <text:p>Polar Black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9358" calcext:value-type="float">
            <text:p>49358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53</text:p>
          </table:table-cell>
          <table:table-cell table:style-name="ce3" office:value-type="string" calcext:value-type="string">
            <text:p>Awesome Blue</text:p>
          </table:table-cell>
          <table:table-cell table:style-name="ce4" office:value-type="float" office:value="38990" calcext:value-type="float">
            <text:p>38990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64MP + 12MP + 5MP + 5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09900" calcext:value-type="float">
            <text:p>109900</text:p>
          </table:table-cell>
          <table:table-cell table:style-name="ce4" office:value-type="float" office:value="101999" calcext:value-type="float">
            <text:p>101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686" calcext:value-type="float">
            <text:p>686</text:p>
          </table:table-cell>
          <table:table-cell table:style-name="ce3"/>
          <table:table-cell table:style-name="ce4" office:value-type="float" office:value="512" calcext:value-type="float">
            <text:p>512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7K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9370" calcext:value-type="float">
            <text:p>937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TK Helio G35</text:p>
          </table:table-cell>
          <table:table-cell table:style-name="ce3" office:value-type="string" calcext:value-type="string">
            <text:p>8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66" calcext:value-type="float">
            <text:p>16.6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NEPLUS</text:p>
          </table:table-cell>
          <table:table-cell table:style-name="ce3" office:value-type="string" calcext:value-type="string">
            <text:p>ONEPLUS 10R 5G</text:p>
          </table:table-cell>
          <table:table-cell table:style-name="ce3" office:value-type="string" calcext:value-type="string">
            <text:p>Sierra Black</text:p>
          </table:table-cell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37599" calcext:value-type="float">
            <text:p>375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8" calcext:value-type="float">
            <text:p>7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15S</text:p>
          </table:table-cell>
          <table:table-cell table:style-name="ce3" office:value-type="string" calcext:value-type="string">
            <text:p>Dynamic Black</text:p>
          </table:table-cell>
          <table:table-cell table:style-name="ce4" office:value-type="float" office:value="11389" calcext:value-type="float">
            <text:p>11389</text:p>
          </table:table-cell>
          <table:table-cell table:style-name="ce4" office:value-type="float" office:value="10285" calcext:value-type="float">
            <text:p>1028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645" calcext:value-type="float">
            <text:p>564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3MP</text:p>
          </table:table-cell>
          <table:table-cell table:style-name="ce3"/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4230" calcext:value-type="float">
            <text:p>423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</text:p>
          </table:table-cell>
          <table:table-cell table:style-name="ce3" office:value-type="string" calcext:value-type="string">
            <text:p>Copper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9</text:p>
          </table:table-cell>
          <table:table-cell table:style-name="ce3" office:value-type="string" calcext:value-type="string">
            <text:p>Shadow Black</text:p>
          </table:table-cell>
          <table:table-cell table:style-name="ce4" office:value-type="float" office:value="16499" calcext:value-type="float">
            <text:p>16499</text:p>
          </table:table-cell>
          <table:table-cell table:style-name="ce4" office:value-type="float" office:value="14819" calcext:value-type="float">
            <text:p>1481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23832" calcext:value-type="float">
            <text:p>123832</text:p>
          </table:table-cell>
          <table:table-cell table:style-name="ce4" office:value-type="float" office:value="9424" calcext:value-type="float">
            <text:p>94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85</text:p>
          </table:table-cell>
          <table:table-cell table:style-name="ce3" office:value-type="string" calcext:value-type="string">
            <text:p>48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20" calcext:value-type="float">
            <text:p>5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2</text:p>
          </table:table-cell>
          <table:table-cell table:style-name="ce3" office:value-type="string" calcext:value-type="string">
            <text:p>Matrix Purpl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20999" calcext:value-type="float">
            <text:p>20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0874" calcext:value-type="float">
            <text:p>60874</text:p>
          </table:table-cell>
          <table:table-cell table:style-name="ce4" office:value-type="float" office:value="6988" calcext:value-type="float">
            <text:p>69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730G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20MP + 2MP Dual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13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19990" calcext:value-type="float">
            <text:p>19990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50MP + 5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74 5G BLACK</text:p>
          </table:table-cell>
          <table:table-cell table:style-name="ce3" office:value-type="string" calcext:value-type="string">
            <text:p>Fluid Black</text:p>
          </table:table-cell>
          <table:table-cell table:style-name="ce4" office:value-type="float" office:value="20990" calcext:value-type="float">
            <text:p>20990</text:p>
          </table:table-cell>
          <table:table-cell table:style-name="ce4" office:value-type="float" office:value="17397" calcext:value-type="float">
            <text:p>1739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803" calcext:value-type="float">
            <text:p>1803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48" calcext:value-type="float">
            <text:p>16.48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 KALL</text:p>
          </table:table-cell>
          <table:table-cell table:style-name="ce3" office:value-type="string" calcext:value-type="string">
            <text:p>I KALL Z20 PRO</text:p>
          </table:table-cell>
          <table:table-cell table:style-name="ce3" office:value-type="string" calcext:value-type="string">
            <text:p>Black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7999" calcext:value-type="float">
            <text:p>79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MI 11X PRO 5G</text:p>
          </table:table-cell>
          <table:table-cell table:style-name="ce3" office:value-type="string" calcext:value-type="string">
            <text:p>Celestial Silver</text:p>
          </table:table-cell>
          <table:table-cell table:style-name="ce4" office:value-type="float" office:value="44999" calcext:value-type="float">
            <text:p>44999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</text:p>
          </table:table-cell>
          <table:table-cell table:style-name="ce3" office:value-type="string" calcext:value-type="string">
            <text:p>108MP + 8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520" calcext:value-type="float">
            <text:p>45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9 PRO</text:p>
          </table:table-cell>
          <table:table-cell table:style-name="ce3" office:value-type="string" calcext:value-type="string">
            <text:p>Interstellar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450" calcext:value-type="float">
            <text:p>1445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6761" calcext:value-type="float">
            <text:p>26761</text:p>
          </table:table-cell>
          <table:table-cell table:style-name="ce4" office:value-type="float" office:value="1830" calcext:value-type="float">
            <text:p>18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® Snapdragon™ 720G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20" calcext:value-type="float">
            <text:p>5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 MINI</text:p>
          </table:table-cell>
          <table:table-cell table:style-name="ce3" office:value-type="string" calcext:value-type="string">
            <text:p>Blue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55999" calcext:value-type="float">
            <text:p>55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5841" calcext:value-type="float">
            <text:p>125841</text:p>
          </table:table-cell>
          <table:table-cell table:style-name="ce4" office:value-type="float" office:value="10101" calcext:value-type="float">
            <text:p>10101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3.72" calcext:value-type="float">
            <text:p>13.7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</text:p>
          </table:table-cell>
          <table:table-cell table:style-name="ce3" office:value-type="string" calcext:value-type="string">
            <text:p>Deep Purple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32999" calcext:value-type="float">
            <text:p>132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96</text:p>
          </table:table-cell>
          <table:table-cell table:style-name="ce3" office:value-type="string" calcext:value-type="string">
            <text:p>Starry Black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F23 5G</text:p>
          </table:table-cell>
          <table:table-cell table:style-name="ce3" office:value-type="string" calcext:value-type="string">
            <text:p>Copper Blush</text:p>
          </table:table-cell>
          <table:table-cell table:style-name="ce4" office:value-type="float" office:value="18999" calcext:value-type="float">
            <text:p>18999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57763" calcext:value-type="float">
            <text:p>157763</text:p>
          </table:table-cell>
          <table:table-cell table:style-name="ce4" office:value-type="float" office:value="12636" calcext:value-type="float">
            <text:p>126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8</text:p>
          </table:table-cell>
          <table:table-cell table:style-name="ce3" office:value-type="string" calcext:value-type="string">
            <text:p>Sapphire Blue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10749" calcext:value-type="float">
            <text:p>1074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942649" calcext:value-type="float">
            <text:p>942649</text:p>
          </table:table-cell>
          <table:table-cell table:style-name="ce4" office:value-type="float" office:value="66962" calcext:value-type="float">
            <text:p>669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439</text:p>
          </table:table-cell>
          <table:table-cell table:style-name="ce3" office:value-type="string" calcext:value-type="string">
            <text:p>12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9T 5G</text:p>
          </table:table-cell>
          <table:table-cell table:style-name="ce3" office:value-type="string" calcext:value-type="string">
            <text:p>LEGEN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9499" calcext:value-type="float">
            <text:p>494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NFINIX</text:p>
          </table:table-cell>
          <table:table-cell table:style-name="ce3" office:value-type="string" calcext:value-type="string">
            <text:p>INFINIX HOT 11S</text:p>
          </table:table-cell>
          <table:table-cell table:style-name="ce3" office:value-type="string" calcext:value-type="string">
            <text:p>Green Wave</text:p>
          </table:table-cell>
          <table:table-cell table:style-name="ce4" office:value-type="float" office:value="13999" calcext:value-type="float">
            <text:p>13999</text:p>
          </table:table-cell>
          <table:table-cell table:style-name="ce4" office:value-type="float" office:value="10999" calcext:value-type="float">
            <text:p>10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9358" calcext:value-type="float">
            <text:p>49358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88</text:p>
          </table:table-cell>
          <table:table-cell table:style-name="ce3" office:value-type="string" calcext:value-type="string">
            <text:p>50MP + 2MP + AI Lens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Z FLIP3 5G</text:p>
          </table:table-cell>
          <table:table-cell table:style-name="ce3" office:value-type="string" calcext:value-type="string">
            <text:p>Phantom Black</text:p>
          </table:table-cell>
          <table:table-cell table:style-name="ce4" office:value-type="float" office:value="95999" calcext:value-type="float">
            <text:p>95999</text:p>
          </table:table-cell>
          <table:table-cell table:style-name="ce4" office:value-type="float" office:value="69999" calcext:value-type="float">
            <text:p>69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88 Octa-Cor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3300" calcext:value-type="float">
            <text:p>33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9 ACTIV</text:p>
          </table:table-cell>
          <table:table-cell table:style-name="ce3" office:value-type="string" calcext:value-type="string">
            <text:p>Metallic Purpl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5042" calcext:value-type="float">
            <text:p>504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4 PRO MAX</text:p>
          </table:table-cell>
          <table:table-cell table:style-name="ce3" office:value-type="string" calcext:value-type="string">
            <text:p>Silver</text:p>
          </table:table-cell>
          <table:table-cell table:style-name="ce4" office:value-type="float" office:value="139900" calcext:value-type="float">
            <text:p>139900</text:p>
          </table:table-cell>
          <table:table-cell table:style-name="ce4" office:value-type="float" office:value="127999" calcext:value-type="float">
            <text:p>12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5" calcext:value-type="float">
            <text:p>65</text:p>
          </table:table-cell>
          <table:table-cell table:style-name="ce3"/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A Bionic Chip, <text:s/>Core</text:p>
          </table:table-cell>
          <table:table-cell table:style-name="ce3" office:value-type="string" calcext:value-type="string">
            <text:p>48MP + 12MP + 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X50 PRO</text:p>
          </table:table-cell>
          <table:table-cell table:style-name="ce3" office:value-type="string" calcext:value-type="string">
            <text:p>Moss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7999" calcext:value-type="float">
            <text:p>4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85" calcext:value-type="float">
            <text:p>185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64MP + 12MP + 8MP + 2MP</text:p>
          </table:table-cell>
          <table:table-cell table:style-name="ce3" office:value-type="string" calcext:value-type="string">
            <text:p>32MP + 8MP Dual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200" calcext:value-type="float">
            <text:p>42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X50 PRO</text:p>
          </table:table-cell>
          <table:table-cell table:style-name="ce3" office:value-type="string" calcext:value-type="string">
            <text:p>Moss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689" calcext:value-type="float">
            <text:p>8689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 + 12MP + 8MP + 2MP</text:p>
          </table:table-cell>
          <table:table-cell table:style-name="ce3" office:value-type="string" calcext:value-type="string">
            <text:p>32MP + 8MP Dual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200" calcext:value-type="float">
            <text:p>42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NOKIA</text:p>
          </table:table-cell>
          <table:table-cell table:style-name="ce3" office:value-type="string" calcext:value-type="string">
            <text:p>NOKIA C21 PLUS</text:p>
          </table:table-cell>
          <table:table-cell table:style-name="ce3" office:value-type="string" calcext:value-type="string">
            <text:p>Warm Grey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499" calcext:value-type="float">
            <text:p>104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Octa Core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050" calcext:value-type="float">
            <text:p>505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QOO</text:p>
          </table:table-cell>
          <table:table-cell table:style-name="ce3" office:value-type="string" calcext:value-type="string">
            <text:p>IQOO 9T 5G</text:p>
          </table:table-cell>
          <table:table-cell table:style-name="ce3" office:value-type="string" calcext:value-type="string">
            <text:p>LEGEN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9499" calcext:value-type="float">
            <text:p>494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22" calcext:value-type="float">
            <text:p>17.22</text:p>
          </table:table-cell>
          <table:table-cell table:style-name="ce4" office:value-type="float" office:value="4700" calcext:value-type="float">
            <text:p>47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2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74900" calcext:value-type="float">
            <text:p>74900</text:p>
          </table:table-cell>
          <table:table-cell table:style-name="ce4" office:value-type="float" office:value="66999" calcext:value-type="float">
            <text:p>66999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86979" calcext:value-type="float">
            <text:p>186979</text:p>
          </table:table-cell>
          <table:table-cell table:style-name="ce4" office:value-type="float" office:value="12739" calcext:value-type="float">
            <text:p>12739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A Bionic Chip with Next Generation Neural Engine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2 PLUS 5G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float" office:value="101999" calcext:value-type="float">
            <text:p>101999</text:p>
          </table:table-cell>
          <table:table-cell table:style-name="ce4" office:value-type="float" office:value="69999" calcext:value-type="float">
            <text:p>69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366" calcext:value-type="float">
            <text:p>236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 Gen 1</text:p>
          </table:table-cell>
          <table:table-cell table:style-name="ce3" office:value-type="string" calcext:value-type="string">
            <text:p>50MP + 12MP + 10MP</text:p>
          </table:table-cell>
          <table:table-cell table:style-name="ce3" office:value-type="string" calcext:value-type="string">
            <text:p>10MP</text:p>
          </table:table-cell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VIVO V25 5G</text:p>
          </table:table-cell>
          <table:table-cell table:style-name="ce3" office:value-type="string" calcext:value-type="string">
            <text:p>Surfing Blue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448" calcext:value-type="float">
            <text:p>1448</text:p>
          </table:table-cell>
          <table:table-cell table:style-name="ce4" office:value-type="float" office:value="158" calcext:value-type="float">
            <text:p>15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Mediatek Dimensity 90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50MP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MI 11 LITE</text:p>
          </table:table-cell>
          <table:table-cell table:style-name="ce3" office:value-type="string" calcext:value-type="string">
            <text:p>Vinyl Black</text:p>
          </table:table-cell>
          <table:table-cell table:style-name="ce4" office:value-type="float" office:value="25999" calcext:value-type="float">
            <text:p>25999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022" calcext:value-type="float">
            <text:p>6022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64MP + 8MP + 5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64" calcext:value-type="float">
            <text:p>16.64</text:p>
          </table:table-cell>
          <table:table-cell table:style-name="ce4" office:value-type="float" office:value="4250" calcext:value-type="float">
            <text:p>425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S</text:p>
          </table:table-cell>
          <table:table-cell table:style-name="ce3" office:value-type="string" calcext:value-type="string">
            <text:p>Shadow Black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4168" calcext:value-type="float">
            <text:p>84168</text:p>
          </table:table-cell>
          <table:table-cell table:style-name="ce4" office:value-type="float" office:value="5715" calcext:value-type="float">
            <text:p>57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Mediatek Helio G95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33" calcext:value-type="float">
            <text:p>16.33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3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float" office:value="14499" calcext:value-type="float">
            <text:p>14499</text:p>
          </table:table-cell>
          <table:table-cell table:style-name="ce4" office:value-type="float" office:value="11499" calcext:value-type="float">
            <text:p>114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Unisoc UMS9230</text:p>
          </table:table-cell>
          <table:table-cell table:style-name="ce3" office:value-type="string" calcext:value-type="string">
            <text:p>48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I 5G</text:p>
          </table:table-cell>
          <table:table-cell table:style-name="ce3" office:value-type="string" calcext:value-type="string">
            <text:p>Purple Mist</text:p>
          </table:table-cell>
          <table:table-cell table:style-name="ce4" office:value-type="float" office:value="29999" calcext:value-type="float">
            <text:p>29999</text:p>
          </table:table-cell>
          <table:table-cell table:style-name="ce4" office:value-type="float" office:value="24999" calcext:value-type="float">
            <text:p>249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7768" calcext:value-type="float">
            <text:p>37768</text:p>
          </table:table-cell>
          <table:table-cell table:style-name="ce4" office:value-type="float" office:value="4638" calcext:value-type="float">
            <text:p>46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920</text:p>
          </table:table-cell>
          <table:table-cell table:style-name="ce3" office:value-type="string" calcext:value-type="string">
            <text:p>10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160" calcext:value-type="float">
            <text:p>516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3 PRO</text:p>
          </table:table-cell>
          <table:table-cell table:style-name="ce3" office:value-type="string" calcext:value-type="string">
            <text:p>Lake Blu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199" calcext:value-type="float">
            <text:p>4199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4783" calcext:value-type="float">
            <text:p>4783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Unisoc 9832E Quad Core</text:p>
          </table:table-cell>
          <table:table-cell table:style-name="ce3" office:value-type="string" calcext:value-type="string">
            <text:p>2MP</text:p>
          </table:table-cell>
          <table:table-cell table:style-name="ce3"/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2400" calcext:value-type="float">
            <text:p>24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A25</text:p>
          </table:table-cell>
          <table:table-cell table:style-name="ce3" office:value-type="string" calcext:value-type="string">
            <text:p>Gradation Green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889" calcext:value-type="float">
            <text:p>488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Cortex A53 architecture (Quad core)</text:p>
          </table:table-cell>
          <table:table-cell table:style-name="ce3" office:value-type="string" calcext:value-type="string">
            <text:p>5MP</text:p>
          </table:table-cell>
          <table:table-cell table:style-name="ce3" office:value-type="string" calcext:value-type="string">
            <text:p>2MP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3020" calcext:value-type="float">
            <text:p>3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2 PRO 5G</text:p>
          </table:table-cell>
          <table:table-cell table:style-name="ce3" office:value-type="string" calcext:value-type="string">
            <text:p>Couture Blue</text:p>
          </table:table-cell>
          <table:table-cell table:style-name="ce4" office:value-type="float" office:value="79990" calcext:value-type="float">
            <text:p>79990</text:p>
          </table:table-cell>
          <table:table-cell table:style-name="ce4" office:value-type="float" office:value="46990" calcext:value-type="float">
            <text:p>469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Snapdragon@ 8 Gen 1</text:p>
          </table:table-cell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9" calcext:value-type="float">
            <text:p>17.09</text:p>
          </table:table-cell>
          <table:table-cell table:style-name="ce4" office:value-type="float" office:value="4600" calcext:value-type="float">
            <text:p>46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5 PRO</text:p>
          </table:table-cell>
          <table:table-cell table:style-name="ce3" office:value-type="string" calcext:value-type="string">
            <text:p>Gol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4999" calcext:value-type="float">
            <text:p>14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171704" calcext:value-type="float">
            <text:p>1171704</text:p>
          </table:table-cell>
          <table:table-cell table:style-name="ce4" office:value-type="float" office:value="122453" calcext:value-type="float">
            <text:p>1224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636</text:p>
          </table:table-cell>
          <table:table-cell table:style-name="ce3" office:value-type="string" calcext:value-type="string">
            <text:p>12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5.21" calcext:value-type="float">
            <text:p>15.21</text:p>
          </table:table-cell>
          <table:table-cell table:style-name="ce4" office:value-type="float" office:value="4000" calcext:value-type="float">
            <text:p>4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8A DUAL</text:p>
          </table:table-cell>
          <table:table-cell table:style-name="ce3" office:value-type="string" calcext:value-type="string">
            <text:p>Sky White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7499" calcext:value-type="float">
            <text:p>74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7135" calcext:value-type="float">
            <text:p>57135</text:p>
          </table:table-cell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Qualcomm Snapdragon 439</text:p>
          </table:table-cell>
          <table:table-cell table:style-name="ce3" office:value-type="string" calcext:value-type="string">
            <text:p>13MP + 2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Polyme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C3</text:p>
          </table:table-cell>
          <table:table-cell table:style-name="ce3" office:value-type="string" calcext:value-type="string">
            <text:p>Matte Black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8490" calcext:value-type="float">
            <text:p>84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98759" calcext:value-type="float">
            <text:p>398759</text:p>
          </table:table-cell>
          <table:table-cell table:style-name="ce4" office:value-type="float" office:value="26507" calcext:value-type="float">
            <text:p>265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Mediatek Helio G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9" calcext:value-type="float">
            <text:p>16.59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54</text:p>
          </table:table-cell>
          <table:table-cell table:style-name="ce3" office:value-type="string" calcext:value-type="string">
            <text:p>Moonlight Gol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7800" calcext:value-type="float">
            <text:p>178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13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4" calcext:value-type="float">
            <text:p>16.5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S20 FE</text:p>
          </table:table-cell>
          <table:table-cell table:style-name="ce3" office:value-type="string" calcext:value-type="string">
            <text:p>Cloud Lavender</text:p>
          </table:table-cell>
          <table:table-cell table:style-name="ce4" office:value-type="float" office:value="65999" calcext:value-type="float">
            <text:p>65999</text:p>
          </table:table-cell>
          <table:table-cell table:style-name="ce4" office:value-type="float" office:value="50010" calcext:value-type="float">
            <text:p>500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Octa Core</text:p>
          </table:table-cell>
          <table:table-cell table:style-name="ce3" office:value-type="string" calcext:value-type="string">
            <text:p>12MP + 12MP + 8MP</text:p>
          </table:table-cell>
          <table:table-cell table:style-name="ce3" office:value-type="string" calcext:value-type="string">
            <text:p>32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04</text:p>
          </table:table-cell>
          <table:table-cell table:style-name="ce3" office:value-type="string" calcext:value-type="string">
            <text:p>Green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Helio P35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5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SAMSUNG GALAXY A33</text:p>
          </table:table-cell>
          <table:table-cell table:style-name="ce3" office:value-type="string" calcext:value-type="string">
            <text:p>Awesome Blue</text:p>
          </table:table-cell>
          <table:table-cell table:style-name="ce4" office:value-type="float" office:value="33990" calcext:value-type="float">
            <text:p>33990</text:p>
          </table:table-cell>
          <table:table-cell table:style-name="ce4" office:value-type="float" office:value="27699" calcext:value-type="float">
            <text:p>27699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Exynos 1280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3MP</text:p>
          </table:table-cell>
          <table:table-cell table:style-name="ce4" office:value-type="float" office:value="16.26" calcext:value-type="float">
            <text:p>16.2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PPLE</text:p>
          </table:table-cell>
          <table:table-cell table:style-name="ce3" office:value-type="string" calcext:value-type="string">
            <text:p>APPLE IPHONE 13</text:p>
          </table:table-cell>
          <table:table-cell table:style-name="ce3"/>
          <table:table-cell table:style-name="ce4" office:value-type="float" office:value="99900" calcext:value-type="float">
            <text:p>99900</text:p>
          </table:table-cell>
          <table:table-cell table:style-name="ce4" office:value-type="float" office:value="87999" calcext:value-type="float">
            <text:p>87999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90651" calcext:value-type="float">
            <text:p>190651</text:p>
          </table:table-cell>
          <table:table-cell table:style-name="ce4" office:value-type="float" office:value="10468" calcext:value-type="float">
            <text:p>10468</text:p>
          </table:table-cell>
          <table:table-cell table:style-name="ce3" table:number-columns-repeated="2"/>
          <table:table-cell table:style-name="ce3" office:value-type="string" calcext:value-type="string">
            <text:p>A Bionic Chip</text:p>
          </table:table-cell>
          <table:table-cell table:style-name="ce3" office:value-type="string" calcext:value-type="string">
            <text:p>12MP + 12MP</text:p>
          </table:table-cell>
          <table:table-cell table:style-name="ce3" office:value-type="string" calcext:value-type="string">
            <text:p>12MP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ITEL</text:p>
          </table:table-cell>
          <table:table-cell table:style-name="ce3" office:value-type="string" calcext:value-type="string">
            <text:p>ITEL VISION3 TURBO</text:p>
          </table:table-cell>
          <table:table-cell table:style-name="ce3" office:value-type="string" calcext:value-type="string">
            <text:p>Multi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7100" calcext:value-type="float">
            <text:p>71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8MP</text:p>
          </table:table-cell>
          <table:table-cell table:style-name="ce3"/>
          <table:table-cell table:style-name="ce4" office:value-type="float" office:value="16.76" calcext:value-type="float">
            <text:p>16.76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MI 10T</text:p>
          </table:table-cell>
          <table:table-cell table:style-name="ce3" office:value-type="string" calcext:value-type="string">
            <text:p>Cosmic Black</text:p>
          </table:table-cell>
          <table:table-cell table:style-name="ce4" office:value-type="float" office:value="42999" calcext:value-type="float">
            <text:p>42999</text:p>
          </table:table-cell>
          <table:table-cell table:style-name="ce4" office:value-type="float" office:value="37999" calcext:value-type="float">
            <text:p>37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645" calcext:value-type="float">
            <text:p>3645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65</text:p>
          </table:table-cell>
          <table:table-cell table:style-name="ce3" office:value-type="string" calcext:value-type="string">
            <text:p>64MP + 13MP + 5MP</text:p>
          </table:table-cell>
          <table:table-cell table:style-name="ce3" office:value-type="string" calcext:value-type="string">
            <text:p>20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NARZO 30 5G</text:p>
          </table:table-cell>
          <table:table-cell table:style-name="ce3" office:value-type="string" calcext:value-type="string">
            <text:p>Racing Silver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16999" calcext:value-type="float">
            <text:p>16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84648" calcext:value-type="float">
            <text:p>84648</text:p>
          </table:table-cell>
          <table:table-cell table:style-name="ce4" office:value-type="float" office:value="7375" calcext:value-type="float">
            <text:p>73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700 (MT6833)</text:p>
          </table:table-cell>
          <table:table-cell table:style-name="ce3" office:value-type="string" calcext:value-type="string">
            <text:p>48MP + 2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51" calcext:value-type="float">
            <text:p>16.5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OPPO</text:p>
          </table:table-cell>
          <table:table-cell table:style-name="ce3" office:value-type="string" calcext:value-type="string">
            <text:p>OPPO A96</text:p>
          </table:table-cell>
          <table:table-cell table:style-name="ce3" office:value-type="string" calcext:value-type="string">
            <text:p>Sunset Blue</text:p>
          </table:table-cell>
          <table:table-cell table:style-name="ce4" office:value-type="float" office:value="23999" calcext:value-type="float">
            <text:p>23999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680</text:p>
          </table:table-cell>
          <table:table-cell table:style-name="ce3" office:value-type="string" calcext:value-type="string">
            <text:p>50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74" calcext:value-type="float">
            <text:p>16.7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3</text:p>
          </table:table-cell>
          <table:table-cell table:style-name="ce3" office:value-type="string" calcext:value-type="string">
            <text:p>Nitro Blue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6999" calcext:value-type="float">
            <text:p>36999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Mediatek Dimensity 8100</text:p>
          </table:table-cell>
          <table:table-cell table:style-name="ce3" office:value-type="string" calcext:value-type="string">
            <text:p>50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7.02" calcext:value-type="float">
            <text:p>17.02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 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2 PRO 5G</text:p>
          </table:table-cell>
          <table:table-cell table:style-name="ce3" office:value-type="string" calcext:value-type="string">
            <text:p>Opera Mauve</text:p>
          </table:table-cell>
          <table:table-cell table:style-name="ce4" office:value-type="float" office:value="79990" calcext:value-type="float">
            <text:p>79990</text:p>
          </table:table-cell>
          <table:table-cell table:style-name="ce4" office:value-type="float" office:value="47490" calcext:value-type="float">
            <text:p>4749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Snapdragon@ 8 Gen 1</text:p>
          </table:table-cell>
          <table:table-cell table:style-name="ce3" office:value-type="string" calcext:value-type="string">
            <text:p>50MP</text:p>
          </table:table-cell>
          <table:table-cell table:style-name="ce3"/>
          <table:table-cell table:style-name="ce4" office:value-type="float" office:value="17.09" calcext:value-type="float">
            <text:p>17.09</text:p>
          </table:table-cell>
          <table:table-cell table:style-name="ce4" office:value-type="float" office:value="4600" calcext:value-type="float">
            <text:p>46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XIAOMI 11T PRO 5G HYPERPHONE</text:p>
          </table:table-cell>
          <table:table-cell table:style-name="ce3" office:value-type="string" calcext:value-type="string">
            <text:p>Celestial Magic</text:p>
          </table:table-cell>
          <table:table-cell table:style-name="ce4" office:value-type="float" office:value="35899" calcext:value-type="float">
            <text:p>35899</text:p>
          </table:table-cell>
          <table:table-cell table:style-name="ce4" office:value-type="float" office:value="33500" calcext:value-type="float">
            <text:p>33500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08MP</text:p>
          </table:table-cell>
          <table:table-cell table:style-name="ce3"/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REDMI NOTE 10 PRO MAX</text:p>
          </table:table-cell>
          <table:table-cell table:style-name="ce3" office:value-type="string" calcext:value-type="string">
            <text:p>Glacial Blue</text:p>
          </table:table-cell>
          <table:table-cell table:style-name="ce4" office:value-type="float" office:value="22999" calcext:value-type="float">
            <text:p>22999</text:p>
          </table:table-cell>
          <table:table-cell table:style-name="ce4" office:value-type="float" office:value="20390" calcext:value-type="float">
            <text:p>2039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16833" calcext:value-type="float">
            <text:p>16833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732G</text:p>
          </table:table-cell>
          <table:table-cell table:style-name="ce3" office:value-type="string" calcext:value-type="string">
            <text:p>108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20" calcext:value-type="float">
            <text:p>50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2 PRO</text:p>
          </table:table-cell>
          <table:table-cell table:style-name="ce3" office:value-type="string" calcext:value-type="string">
            <text:p>Out of the Blue</text:p>
          </table:table-cell>
          <table:table-cell table:number-columns-repeated="2"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50744" calcext:value-type="float">
            <text:p>350744</text:p>
          </table:table-cell>
          <table:table-cell table:style-name="ce4" office:value-type="float" office:value="33202" calcext:value-type="float">
            <text:p>332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720G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CNO</text:p>
          </table:table-cell>
          <table:table-cell table:style-name="ce3" office:value-type="string" calcext:value-type="string">
            <text:p>TECNO SPARK 7</text:p>
          </table:table-cell>
          <table:table-cell table:style-name="ce3" office:value-type="string" calcext:value-type="string">
            <text:p>Spruce Green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8490" calcext:value-type="float">
            <text:p>849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487" calcext:value-type="float">
            <text:p>148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Helio A25</text:p>
          </table:table-cell>
          <table:table-cell table:style-name="ce3" office:value-type="string" calcext:value-type="string">
            <text:p>16MP</text:p>
          </table:table-cell>
          <table:table-cell table:style-name="ce3" office:value-type="string" calcext:value-type="string">
            <text:p>8MP</text:p>
          </table:table-cell>
          <table:table-cell table:style-name="ce4" office:value-type="float" office:value="16.56" calcext:value-type="float">
            <text:p>16.56</text:p>
          </table:table-cell>
          <table:table-cell table:style-name="ce4" office:value-type="float" office:value="6000" calcext:value-type="float">
            <text:p>6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X2</text:p>
          </table:table-cell>
          <table:table-cell table:style-name="ce3" office:value-type="string" calcext:value-type="string">
            <text:p>Matrix Purple</text:p>
          </table:table-cell>
          <table:table-cell table:number-columns-repeated="2" table:style-name="ce4" office:value-type="float" office:value="17999" calcext:value-type="float">
            <text:p>1799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71179" calcext:value-type="float">
            <text:p>271179</text:p>
          </table:table-cell>
          <table:table-cell table:style-name="ce4" office:value-type="float" office:value="28996" calcext:value-type="float">
            <text:p>289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730G</text:p>
          </table:table-cell>
          <table:table-cell table:style-name="ce3" office:value-type="string" calcext:value-type="string">
            <text:p>64MP + 8MP + 2MP + 2MP</text:p>
          </table:table-cell>
          <table:table-cell table:style-name="ce3" office:value-type="string" calcext:value-type="string">
            <text:p>20MP + 2MP Dual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4500" calcext:value-type="float">
            <text:p>45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2</text:p>
          </table:table-cell>
          <table:table-cell table:style-name="ce3" office:value-type="string" calcext:value-type="string">
            <text:p>NEO Blue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5999" calcext:value-type="float">
            <text:p>3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628" calcext:value-type="float">
            <text:p>62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2</text:p>
          </table:table-cell>
          <table:table-cell table:style-name="ce3" office:value-type="string" calcext:value-type="string">
            <text:p>NEO Black</text:p>
          </table:table-cell>
          <table:table-cell table:style-name="ce4" office:value-type="float" office:value="38999" calcext:value-type="float">
            <text:p>38999</text:p>
          </table:table-cell>
          <table:table-cell table:style-name="ce4" office:value-type="float" office:value="35999" calcext:value-type="float">
            <text:p>35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628" calcext:value-type="float">
            <text:p>628</text:p>
          </table:table-cell>
          <table:table-cell table:style-name="ce3"/>
          <table:table-cell table:style-name="ce4" office:value-type="float" office:value="256" calcext:value-type="float">
            <text:p>256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GT NEO 2</text:p>
          </table:table-cell>
          <table:table-cell table:style-name="ce3" office:value-type="string" calcext:value-type="string">
            <text:p>NEO Black</text:p>
          </table:table-cell>
          <table:table-cell table:style-name="ce4" office:value-type="float" office:value="34999" calcext:value-type="float">
            <text:p>34999</text:p>
          </table:table-cell>
          <table:table-cell table:style-name="ce4" office:value-type="float" office:value="31999" calcext:value-type="float">
            <text:p>3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8194" calcext:value-type="float">
            <text:p>18194</text:p>
          </table:table-cell>
          <table:table-cell table:style-name="ce4" office:value-type="float" office:value="2478" calcext:value-type="float">
            <text:p>24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string" calcext:value-type="string">
            <text:p>Qualcomm Snapdragon 870</text:p>
          </table:table-cell>
          <table:table-cell table:style-name="ce3" office:value-type="string" calcext:value-type="string">
            <text:p>64MP + 8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5000" calcext:value-type="float">
            <text:p>50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REALME</text:p>
          </table:table-cell>
          <table:table-cell table:style-name="ce3" office:value-type="string" calcext:value-type="string">
            <text:p>REALME X50 PRO</text:p>
          </table:table-cell>
          <table:table-cell table:style-name="ce3" office:value-type="string" calcext:value-type="string">
            <text:p>Rust Red</text:p>
          </table:table-cell>
          <table:table-cell table:style-name="ce4" office:value-type="float" office:value="17999" calcext:value-type="float">
            <text:p>17999</text:p>
          </table:table-cell>
          <table:table-cell table:style-name="ce4" office:value-type="float" office:value="41999" calcext:value-type="float">
            <text:p>41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8689" calcext:value-type="float">
            <text:p>8689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64MP + 12MP + 8MP + 2MP</text:p>
          </table:table-cell>
          <table:table-cell table:style-name="ce3" office:value-type="string" calcext:value-type="string">
            <text:p>32MP + 8MP Dual</text:p>
          </table:table-cell>
          <table:table-cell table:style-name="ce4" office:value-type="float" office:value="16.36" calcext:value-type="float">
            <text:p>16.36</text:p>
          </table:table-cell>
          <table:table-cell table:style-name="ce4" office:value-type="float" office:value="4200" calcext:value-type="float">
            <text:p>42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XIAOMI</text:p>
          </table:table-cell>
          <table:table-cell table:style-name="ce3" office:value-type="string" calcext:value-type="string">
            <text:p>POCO M2 PRO</text:p>
          </table:table-cell>
          <table:table-cell table:style-name="ce3" office:value-type="string" calcext:value-type="string">
            <text:p>Two Shades of Black</text:p>
          </table:table-cell>
          <table:table-cell table:number-columns-repeated="2" table:style-name="ce4" office:value-type="float" office:value="17999" calcext:value-type="float">
            <text:p>1799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350744" calcext:value-type="float">
            <text:p>350744</text:p>
          </table:table-cell>
          <table:table-cell table:style-name="ce4" office:value-type="float" office:value="33202" calcext:value-type="float">
            <text:p>332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Qualcomm Snapdragon 720G</text:p>
          </table:table-cell>
          <table:table-cell table:style-name="ce3" office:value-type="string" calcext:value-type="string">
            <text:p>48MP + 8MP + 5MP + 2MP</text:p>
          </table:table-cell>
          <table:table-cell table:style-name="ce3" office:value-type="string" calcext:value-type="string">
            <text:p>16MP</text:p>
          </table:table-cell>
          <table:table-cell table:style-name="ce4" office:value-type="float" office:value="16.94" calcext:value-type="float">
            <text:p>16.94</text:p>
          </table:table-cell>
          <table:table-cell table:style-name="ce4" office:value-type="float" office:value="5000" calcext:value-type="float">
            <text:p>5000</text:p>
          </table:table-cell>
          <table:table-cell table:style-name="ce3" office:value-type="string" calcext:value-type="string">
            <text:p>Lithium</text:p>
          </table:table-cell>
          <table:table-cell table:number-columns-repeated="1008"/>
        </table:table-row>
        <table:table-row table:style-name="ro1" table:number-rows-repeated="1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ual Revenue" table:style-name="ta3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Revenue ($bn)</text:p>
          </table:table-cell>
          <table:table-cell table:number-columns-repeated="1022"/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9.1" calcext:value-type="float">
            <text:p>19.1</text:p>
          </table:table-cell>
          <table:table-cell table:number-columns-repeated="1022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4.4" calcext:value-type="float">
            <text:p>24.4</text:p>
          </table:table-cell>
          <table:table-cell table:number-columns-repeated="1022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7.4" calcext:value-type="float">
            <text:p>37.4</text:p>
          </table:table-cell>
          <table:table-cell table:number-columns-repeated="1022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42.7" calcext:value-type="float">
            <text:p>42.7</text:p>
          </table:table-cell>
          <table:table-cell table:number-columns-repeated="1022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6.3" calcext:value-type="float">
            <text:p>156.3</text:p>
          </table:table-cell>
          <table:table-cell table:number-columns-repeated="1022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70.8" calcext:value-type="float">
            <text:p>170.8</text:p>
          </table:table-cell>
          <table:table-cell table:number-columns-repeated="1022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82.6" calcext:value-type="float">
            <text:p>182.6</text:p>
          </table:table-cell>
          <table:table-cell table:number-columns-repeated="1022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33.6" calcext:value-type="float">
            <text:p>233.6</text:p>
          </table:table-cell>
          <table:table-cell table:number-columns-repeated="1022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15.4" calcext:value-type="float">
            <text:p>215.4</text:p>
          </table:table-cell>
          <table:table-cell table:number-columns-repeated="1022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29.2" calcext:value-type="float">
            <text:p>229.2</text:p>
          </table:table-cell>
          <table:table-cell table:number-columns-repeated="1022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65.5" calcext:value-type="float">
            <text:p>265.5</text:p>
          </table:table-cell>
          <table:table-cell table:number-columns-repeated="1022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60.1" calcext:value-type="float">
            <text:p>260.1</text:p>
          </table:table-cell>
          <table:table-cell table:number-columns-repeated="1022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74.5" calcext:value-type="float">
            <text:p>274.5</text:p>
          </table:table-cell>
          <table:table-cell table:number-columns-repeated="1022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65.8" calcext:value-type="float">
            <text:p>365.8</text:p>
          </table:table-cell>
          <table:table-cell table:number-columns-repeated="1022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394.3" calcext:value-type="float">
            <text:p>394.3</text:p>
          </table:table-cell>
          <table:table-cell table:number-columns-repeated="1022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ket Penetration(iphone)" table:style-name="ta4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Units sold (mm)</text:p>
          </table:table-cell>
          <table:table-cell table:style-name="ce3" office:value-type="string" calcext:value-type="string">
            <text:p>Revenue Generated</text:p>
          </table:table-cell>
          <table:table-cell table:style-name="ce3" office:value-type="string" calcext:value-type="string">
            <text:p>Active Users (mm)</text:p>
          </table:table-cell>
          <table:table-cell table:number-columns-repeated="1020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72.3" calcext:value-type="float">
            <text:p>72.3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8.6" calcext:value-type="float">
            <text:p>78.6</text:p>
          </table:table-cell>
          <table:table-cell table:style-name="ce4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0.2" calcext:value-type="float">
            <text:p>150.2</text:p>
          </table:table-cell>
          <table:table-cell table:style-name="ce4" office:value-type="float" office:value="91.2" calcext:value-type="float">
            <text:p>91.2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69.2" calcext:value-type="float">
            <text:p>169.2</text:p>
          </table:table-cell>
          <table:table-cell table:style-name="ce4" office:value-type="float" office:value="101.9" calcext:value-type="float">
            <text:p>101.9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20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31.2" calcext:value-type="float">
            <text:p>231.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569" calcext:value-type="float">
            <text:p>569</text:p>
          </table:table-cell>
          <table:table-cell table:number-columns-repeated="1020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11.8" calcext:value-type="float">
            <text:p>211.8</text:p>
          </table:table-cell>
          <table:table-cell table:style-name="ce4" office:value-type="float" office:value="136.8" calcext:value-type="float">
            <text:p>136.8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20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16.7" calcext:value-type="float">
            <text:p>216.7</text:p>
          </table:table-cell>
          <table:table-cell table:style-name="ce4" office:value-type="float" office:value="141.2" calcext:value-type="float">
            <text:p>141.2</text:p>
          </table:table-cell>
          <table:table-cell table:style-name="ce4" office:value-type="float" office:value="814" calcext:value-type="float">
            <text:p>814</text:p>
          </table:table-cell>
          <table:table-cell table:number-columns-repeated="1020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17.7" calcext:value-type="float">
            <text:p>217.7</text:p>
          </table:table-cell>
          <table:table-cell table:style-name="ce4" office:value-type="float" office:value="166.2" calcext:value-type="float">
            <text:p>166.2</text:p>
          </table:table-cell>
          <table:table-cell table:style-name="ce4" office:value-type="float" office:value="888" calcext:value-type="float">
            <text:p>888</text:p>
          </table:table-cell>
          <table:table-cell table:number-columns-repeated="1020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87.2" calcext:value-type="float">
            <text:p>187.2</text:p>
          </table:table-cell>
          <table:table-cell table:style-name="ce4" office:value-type="float" office:value="142.3" calcext:value-type="float">
            <text:p>142.3</text:p>
          </table:table-cell>
          <table:table-cell table:style-name="ce4" office:value-type="float" office:value="948" calcext:value-type="float">
            <text:p>948</text:p>
          </table:table-cell>
          <table:table-cell table:number-columns-repeated="1020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96.9" calcext:value-type="float">
            <text:p>196.9</text:p>
          </table:table-cell>
          <table:table-cell table:style-name="ce4" office:value-type="float" office:value="137.7" calcext:value-type="float">
            <text:p>137.7</text:p>
          </table:table-cell>
          <table:table-cell table:style-name="ce4" office:value-type="float" office:value="1042" calcext:value-type="float">
            <text:p>1042</text:p>
          </table:table-cell>
          <table:table-cell table:number-columns-repeated="1020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91.9" calcext:value-type="float">
            <text:p>191.9</text:p>
          </table:table-cell>
          <table:table-cell table:style-name="ce4" office:value-type="float" office:value="1231" calcext:value-type="float">
            <text:p>1231</text:p>
          </table:table-cell>
          <table:table-cell table:number-columns-repeated="1020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32.2" calcext:value-type="float">
            <text:p>232.2</text:p>
          </table:table-cell>
          <table:table-cell table:style-name="ce4" office:value-type="float" office:value="205.4" calcext:value-type="float">
            <text:p>205.4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1020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ntry-wise share" table:style-name="ta5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Sales Sha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pple iPhone 14 Plus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OPPO Reno 9</text:p>
          </table:table-cell>
          <table:table-cell table:style-name="ce5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OnePlus Nord CE 2 Lite 5G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vivo Y02</text:p>
          </table:table-cell>
          <table:table-cell table:style-name="ce5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Samsung Galaxy A03 Core</text:p>
          </table:table-cell>
          <table:table-cell table:style-name="ce5" office:value-type="percentage" office:value="0.02" calcext:value-type="percentage">
            <text:p>2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Samsung Galaxy A14 5G</text:p>
          </table:table-cell>
          <table:table-cell table:style-name="ce5" office:value-type="percentage" office:value="0.02" calcext:value-type="percentage">
            <text:p>2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Apple iPhone 14 Plus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24" calcext:value-type="percentage">
            <text:p>2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Samsung Galaxy A13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Samsung Galaxy A04s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21" calcext:value-type="percentage">
            <text:p>21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Samsung Galaxy S22 5G</text:p>
          </table:table-cell>
          <table:table-cell table:style-name="ce5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Apple iPhone 14 Plus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3" office:value-type="string" calcext:value-type="string">
            <text:p>Samsung Galaxy A13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th Korea</text:p>
          </table:table-cell>
          <table:table-cell table:style-name="ce3" office:value-type="string" calcext:value-type="string">
            <text:p>Samsung Galaxy M33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28" calcext:value-type="percentage">
            <text:p>28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Apple iPhone SE 2022</text:p>
          </table:table-cell>
          <table:table-cell table:style-name="ce5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Google Pixel 6a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rterly-share" table:style-name="ta6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Q4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Samsung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18" calcext:value-type="percentage">
            <text:p>18%</text:p>
          </table:table-cell>
          <table:table-cell table:style-name="ce5" office:value-type="percentage" office:value="0.19" calcext:value-type="percentage">
            <text:p>19%</text:p>
          </table:table-cell>
          <table:table-cell table:style-name="ce5" office:value-type="percentage" office:value="0.2" calcext:value-type="percentage">
            <text:p>20%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vivo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5" office:value-type="percentage" office:value="0.17" calcext:value-type="percentage">
            <text:p>17%</text:p>
          </table:table-cell>
          <table:table-cell table:style-name="ce5" office:value-type="percentage" office:value="0.14" calcext:value-type="percentage">
            <text:p>14%</text:p>
          </table:table-cell>
          <table:table-cell table:style-name="ce5" office:value-type="percentage" office:value="0.18" calcext:value-type="percentage">
            <text:p>18%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Xiaomi</text:p>
          </table:table-cell>
          <table:table-cell table:style-name="ce5" office:value-type="percentage" office:value="0.23" calcext:value-type="percentage">
            <text:p>23%</text:p>
          </table:table-cell>
          <table:table-cell table:style-name="ce5" office:value-type="percentage" office:value="0.19" calcext:value-type="percentage">
            <text:p>19%</text:p>
          </table:table-cell>
          <table:table-cell table:style-name="ce5" office:value-type="percentage" office:value="0.21" calcext:value-type="percentage">
            <text:p>21%</text:p>
          </table:table-cell>
          <table:table-cell table:style-name="ce5" office:value-type="percentage" office:value="0.18" calcext:value-type="percentage">
            <text:p>18%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OPPO</text:p>
          </table:table-cell>
          <table:table-cell table:style-name="ce5" office:value-type="percentage" office:value="0.09" calcext:value-type="percentage">
            <text:p>9%</text:p>
          </table:table-cell>
          <table:table-cell table:style-name="ce5" office:value-type="percentage" office:value="0.11" calcext:value-type="percentage">
            <text:p>11%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5" office:value-type="percentage" office:value="0.11" calcext:value-type="percentage">
            <text:p>11%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realme</text:p>
          </table:table-cell>
          <table:table-cell table:number-columns-repeated="2" table:style-name="ce5" office:value-type="percentage" office:value="0.16" calcext:value-type="percentage">
            <text:p>16%</text:p>
          </table:table-cell>
          <table:table-cell table:style-name="ce5" office:value-type="percentage" office:value="0.14" calcext:value-type="percentage">
            <text:p>14%</text:p>
          </table:table-cell>
          <table:table-cell table:style-name="ce5" office:value-type="percentage" office:value="0.08" calcext:value-type="percentage">
            <text:p>8%</text:p>
          </table:table-cell>
          <table:table-cell table:number-columns-repeated="1018"/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Others</text:p>
          </table:table-cell>
          <table:table-cell table:style-name="ce5" office:value-type="percentage" office:value="0.17" calcext:value-type="percentage">
            <text:p>17%</text:p>
          </table:table-cell>
          <table:table-cell table:style-name="ce5" office:value-type="percentage" office:value="0.19" calcext:value-type="percentage">
            <text:p>19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5" office:value-type="percentage" office:value="0.25" calcext:value-type="percentage">
            <text:p>25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Samsung</text:p>
          </table:table-cell>
          <table:table-cell table:style-name="ce5" office:value-type="percentage" office:value="0.26" calcext:value-type="percentage">
            <text:p>26%</text:p>
          </table:table-cell>
          <table:table-cell table:style-name="ce5" office:value-type="percentage" office:value="0.28" calcext:value-type="percentage">
            <text:p>28%</text:p>
          </table:table-cell>
          <table:table-cell table:style-name="ce5" office:value-type="percentage" office:value="0.17" calcext:value-type="percentage">
            <text:p>17%</text:p>
          </table:table-cell>
          <table:table-cell table:style-name="ce8" office:value-type="percentage" office:value="0.16" calcext:value-type="percentage">
            <text:p>16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vivo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18" calcext:value-type="percentage">
            <text:p>18%</text:p>
          </table:table-cell>
          <table:table-cell table:style-name="ce5" office:value-type="percentage" office:value="0.23" calcext:value-type="percentage">
            <text:p>23%</text:p>
          </table:table-cell>
          <table:table-cell table:style-name="ce8" office:value-type="percentage" office:value="0.13" calcext:value-type="percentage">
            <text:p>13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Xiaomi</text:p>
          </table:table-cell>
          <table:table-cell table:style-name="ce5" office:value-type="percentage" office:value="0.16" calcext:value-type="percentage">
            <text:p>16%</text:p>
          </table:table-cell>
          <table:table-cell table:number-columns-repeated="2" table:style-name="ce5" office:value-type="percentage" office:value="0.15" calcext:value-type="percentage">
            <text:p>15%</text:p>
          </table:table-cell>
          <table:table-cell table:style-name="ce8" office:value-type="percentage" office:value="0.21" calcext:value-type="percentage">
            <text:p>21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OPPO</text:p>
          </table:table-cell>
          <table:table-cell table:style-name="ce5" office:value-type="percentage" office:value="0.11" calcext:value-type="percentage">
            <text:p>11%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09" calcext:value-type="percentage">
            <text:p>9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realme</text:p>
          </table:table-cell>
          <table:table-cell table:style-name="ce5" office:value-type="percentage" office:value="0.11" calcext:value-type="percentage">
            <text:p>11%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8" office:value-type="percentage" office:value="0.17" calcext:value-type="percentage">
            <text:p>17%</text:p>
          </table:table-cell>
          <table:table-cell table:number-columns-repeated="1018"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Others</text:p>
          </table:table-cell>
          <table:table-cell table:style-name="ce5" office:value-type="percentage" office:value="0.16" calcext:value-type="percentage">
            <text:p>16%</text:p>
          </table:table-cell>
          <table:table-cell table:style-name="ce5" office:value-type="percentage" office:value="0.14" calcext:value-type="percentage">
            <text:p>14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8" office:value-type="percentage" office:value="0.24" calcext:value-type="percentage">
            <text:p>24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percentage" office:value="0.31" calcext:value-type="percentage">
            <text:p>31%</text:p>
          </table:table-cell>
          <table:table-cell table:style-name="ce6" office:value-type="percentage" office:value="0.29" calcext:value-type="percentage">
            <text:p>29%</text:p>
          </table:table-cell>
          <table:table-cell table:style-name="ce6" office:value-type="percentage" office:value="0.23" calcext:value-type="percentage">
            <text:p>23%</text:p>
          </table:table-cell>
          <table:table-cell table:style-name="ce8" office:value-type="percentage" office:value="0.26" calcext:value-type="percentage">
            <text:p>26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vivo</text:p>
          </table:table-cell>
          <table:table-cell table:style-name="ce6" office:value-type="percentage" office:value="0.16" calcext:value-type="percentage">
            <text:p>16%</text:p>
          </table:table-cell>
          <table:table-cell table:style-name="ce6" office:value-type="percentage" office:value="0.26" calcext:value-type="percentage">
            <text:p>26%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Xiaomi</text:p>
          </table:table-cell>
          <table:table-cell table:number-columns-repeated="2" table:style-name="ce6" office:value-type="percentage" office:value="0.17" calcext:value-type="percentage">
            <text:p>17%</text:p>
          </table:table-cell>
          <table:table-cell table:style-name="ce6" office:value-type="percentage" office:value="0.24" calcext:value-type="percentage">
            <text:p>24%</text:p>
          </table:table-cell>
          <table:table-cell table:style-name="ce8" office:value-type="percentage" office:value="0.11" calcext:value-type="percentage">
            <text:p>11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OPPO</text:p>
          </table:table-cell>
          <table:table-cell table:style-name="ce6" office:value-type="percentage" office:value="0.14" calcext:value-type="percentage">
            <text:p>14%</text:p>
          </table:table-cell>
          <table:table-cell table:style-name="ce6" office:value-type="percentage" office:value="0.11" calcext:value-type="percentage">
            <text:p>11%</text:p>
          </table:table-cell>
          <table:table-cell table:style-name="ce6" office:value-type="percentage" office:value="0.16" calcext:value-type="percentage">
            <text:p>16%</text:p>
          </table:table-cell>
          <table:table-cell table:style-name="ce8" office:value-type="percentage" office:value="0.15" calcext:value-type="percentage">
            <text:p>15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realme</text:p>
          </table:table-cell>
          <table:table-cell table:style-name="ce6" office:value-type="percentage" office:value="0.12" calcext:value-type="percentage">
            <text:p>12%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8" office:value-type="percentage" office:value="0.1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Others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6" office:value-type="percentage" office:value="0.12" calcext:value-type="percentage">
            <text:p>12%</text:p>
          </table:table-cell>
          <table:table-cell table:style-name="ce8" office:value-type="percentage" office:value="0.18" calcext:value-type="percentage">
            <text:p>18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percentage" office:value="0.29" calcext:value-type="percentage">
            <text:p>29%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6" office:value-type="percentage" office:value="0.26" calcext:value-type="percentage">
            <text:p>26%</text:p>
          </table:table-cell>
          <table:table-cell table:style-name="ce6" office:value-type="percentage" office:value="0.27" calcext:value-type="percentage">
            <text:p>27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vivo</text:p>
          </table:table-cell>
          <table:table-cell table:style-name="ce6" office:value-type="percentage" office:value="0.23" calcext:value-type="percentage">
            <text:p>23%</text:p>
          </table:table-cell>
          <table:table-cell table:style-name="ce6" office:value-type="percentage" office:value="0.28" calcext:value-type="percentage">
            <text:p>28%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ce6" office:value-type="percentage" office:value="0.18" calcext:value-type="percentage">
            <text:p>18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Xiaomi</text:p>
          </table:table-cell>
          <table:table-cell table:style-name="ce6" office:value-type="percentage" office:value="0.12" calcext:value-type="percentage">
            <text:p>12%</text:p>
          </table:table-cell>
          <table:table-cell table:style-name="ce6" office:value-type="percentage" office:value="0.11" calcext:value-type="percentage">
            <text:p>11%</text:p>
          </table:table-cell>
          <table:table-cell table:style-name="ce6" office:value-type="percentage" office:value="0.17" calcext:value-type="percentage">
            <text:p>17%</text:p>
          </table:table-cell>
          <table:table-cell table:style-name="ce6" office:value-type="percentage" office:value="0.21" calcext:value-type="percentage">
            <text:p>21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OPPO</text:p>
          </table:table-cell>
          <table:table-cell table:style-name="ce6" office:value-type="percentage" office:value="0.07" calcext:value-type="percentage">
            <text:p>7%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6" office:value-type="percentage" office:value="0.16" calcext:value-type="percentage">
            <text:p>16%</text:p>
          </table:table-cell>
          <table:table-cell table:style-name="ce6" office:value-type="percentage" office:value="0.08" calcext:value-type="percentage">
            <text:p>8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realme</text:p>
          </table:table-cell>
          <table:table-cell table:style-name="ce6" office:value-type="percentage" office:value="0.07" calcext:value-type="percentage">
            <text:p>7%</text:p>
          </table:table-cell>
          <table:table-cell table:number-columns-repeated="2" table:style-name="ce6" office:value-type="percentage" office:value="0.08" calcext:value-type="percentage">
            <text:p>8%</text:p>
          </table:table-cell>
          <table:table-cell table:style-name="ce6" office:value-type="percentage" office:value="0.12" calcext:value-type="percentage">
            <text:p>12%</text:p>
          </table:table-cell>
          <table:table-cell table:number-columns-repeated="1018"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Others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6" office:value-type="percentage" office:value="0.19" calcext:value-type="percentage">
            <text:p>19%</text:p>
          </table:table-cell>
          <table:table-cell table:style-name="ce6" office:value-type="percentage" office:value="0.13" calcext:value-type="percentage">
            <text:p>13%</text:p>
          </table:table-cell>
          <table:table-cell table:style-name="ce6" office:value-type="percentage" office:value="0.14" calcext:value-type="percentage">
            <text:p>14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percentage" office:value="0.31" calcext:value-type="percentage">
            <text:p>31%</text:p>
          </table:table-cell>
          <table:table-cell table:style-name="ce6" office:value-type="percentage" office:value="0.28" calcext:value-type="percentage">
            <text:p>28%</text:p>
          </table:table-cell>
          <table:table-cell table:number-columns-repeated="2" table:style-name="ce6" office:value-type="percentage" office:value="0.27" calcext:value-type="percentage">
            <text:p>27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vivo</text:p>
          </table:table-cell>
          <table:table-cell table:style-name="ce6" office:value-type="percentage" office:value="0.26" calcext:value-type="percentage">
            <text:p>26%</text:p>
          </table:table-cell>
          <table:table-cell table:style-name="ce6" office:value-type="percentage" office:value="0.28" calcext:value-type="percentage">
            <text:p>28%</text:p>
          </table:table-cell>
          <table:table-cell table:style-name="ce6" office:value-type="percentage" office:value="0.23" calcext:value-type="percentage">
            <text:p>23%</text:p>
          </table:table-cell>
          <table:table-cell table:style-name="ce6" office:value-type="percentage" office:value="0.1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Xiaomi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6" office:value-type="percentage" office:value="0.12" calcext:value-type="percentage">
            <text:p>12%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6" office:value-type="percentage" office:value="0.2" calcext:value-type="percentage">
            <text:p>20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OPPO</text:p>
          </table:table-cell>
          <table:table-cell table:style-name="ce7" office:value-type="string" calcext:value-type="string">
            <text:p>–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6" office:value-type="percentage" office:value="0.07" calcext:value-type="percentage">
            <text:p>7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realme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6" office:value-type="percentage" office:value="0.09" calcext:value-type="percentage">
            <text:p>9%</text:p>
          </table:table-cell>
          <table:table-cell table:number-columns-repeated="2" table:style-name="ce6" office:value-type="percentage" office:value="0.08" calcext:value-type="percentage">
            <text:p>8%</text:p>
          </table:table-cell>
          <table:table-cell table:number-columns-repeated="1018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Others</text:p>
          </table:table-cell>
          <table:table-cell table:style-name="ce6" office:value-type="percentage" office:value="0.31" calcext:value-type="percentage">
            <text:p>31%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6" office:value-type="percentage" office:value="0.29" calcext:value-type="percentage">
            <text:p>29%</text:p>
          </table:table-cell>
          <table:table-cell table:style-name="ce6" office:value-type="percentage" office:value="0.28" calcext:value-type="percentage">
            <text:p>28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percentage" office:value="0.13" calcext:value-type="percentage">
            <text:p>13%</text:p>
          </table:table-cell>
          <table:table-cell table:style-name="ce6" office:value-type="percentage" office:value="0.23" calcext:value-type="percentage">
            <text:p>23%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6" office:value-type="percentage" office:value="0.25" calcext:value-type="percentage">
            <text:p>25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vivo</text:p>
          </table:table-cell>
          <table:table-cell table:style-name="ce6" office:value-type="percentage" office:value="0.27" calcext:value-type="percentage">
            <text:p>27%</text:p>
          </table:table-cell>
          <table:table-cell table:style-name="ce6" office:value-type="percentage" office:value="0.16" calcext:value-type="percentage">
            <text:p>16%</text:p>
          </table:table-cell>
          <table:table-cell table:number-columns-repeated="2" table:style-name="ce6" office:value-type="percentage" office:value="0.23" calcext:value-type="percentage">
            <text:p>23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Xiaomi</text:p>
          </table:table-cell>
          <table:table-cell table:style-name="ce6" office:value-type="percentage" office:value="0.12" calcext:value-type="percentage">
            <text:p>12%</text:p>
          </table:table-cell>
          <table:table-cell table:style-name="ce6" office:value-type="percentage" office:value="0.13" calcext:value-type="percentage">
            <text:p>13%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6" office:value-type="percentage" office:value="0.06" calcext:value-type="percentage">
            <text:p>6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OPPO</text:p>
          </table:table-cell>
          <table:table-cell table:number-columns-repeated="2" table:style-name="ce6" office:value-type="percentage" office:value="0.1" calcext:value-type="percentage">
            <text:p>10%</text:p>
          </table:table-cell>
          <table:table-cell table:number-columns-repeated="2" table:style-name="ce6" office:value-type="percentage" office:value="0.06" calcext:value-type="percentage">
            <text:p>6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realme</text:p>
          </table:table-cell>
          <table:table-cell table:number-columns-repeated="2" table:style-name="ce6" office:value-type="percentage" office:value="0.01" calcext:value-type="percentage">
            <text:p>1%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6" office:value-type="percentage" office:value="0.05" calcext:value-type="percentage">
            <text:p>5%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Others</text:p>
          </table:table-cell>
          <table:table-cell table:number-columns-repeated="2" table:style-name="ce6" office:value-type="percentage" office:value="0.37" calcext:value-type="percentage">
            <text:p>37%</text:p>
          </table:table-cell>
          <table:table-cell table:style-name="ce6" office:value-type="percentage" office:value="0.32" calcext:value-type="percentage">
            <text:p>32%</text:p>
          </table:table-cell>
          <table:table-cell table:style-name="ce6" office:value-type="percentage" office:value="0.35" calcext:value-type="percentage">
            <text:p>35%</text:p>
          </table:table-cell>
          <table:table-cell table:number-columns-repeated="1018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 share" table:style-name="ta7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Sales Sha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le iPhone 14</text:p>
          </table:table-cell>
          <table:table-cell table:style-name="ce5" office:value-type="percentage" office:value="0.17" calcext:value-type="percentage">
            <text:p>17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le iPhone 14 Pro Max</text:p>
          </table:table-cell>
          <table:table-cell table:style-name="ce5" office:value-type="percentage" office:value="0.17" calcext:value-type="percentage">
            <text:p>17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le iPhone 14 Pro</text:p>
          </table:table-cell>
          <table:table-cell table:style-name="ce5" office:value-type="percentage" office:value="0.09" calcext:value-type="percentage">
            <text:p>9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le iPhone 14 Plus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le iPhone 13</text:p>
          </table:table-cell>
          <table:table-cell table:style-name="ce5" office:value-type="percentage" office:value="0.04" calcext:value-type="percentage">
            <text:p>4%</text:p>
          </table:table-cell>
          <table:table-cell table:number-columns-repeated="1022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le  revenue by region" table:style-name="ta8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merica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Rest of Asia Pacific</text:p>
          </table:table-cell>
          <table:table-cell table:number-columns-repeated="1018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3.8" calcext:value-type="float">
            <text:p>93.8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58.7" calcext:value-type="float">
            <text:p>58.7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6.6" calcext:value-type="float">
            <text:p>86.6</text:p>
          </table:table-cell>
          <table:table-cell table:style-name="ce1" office:value-type="float" office:value="49.8" calcext:value-type="float">
            <text:p>49.8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13.6" calcext:value-type="float">
            <text:p>13.6</text:p>
          </table:table-cell>
          <table:table-cell table:number-columns-repeated="101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6.6" calcext:value-type="float">
            <text:p>96.6</text:p>
          </table:table-cell>
          <table:table-cell table:style-name="ce1" office:value-type="float" office:value="54.9" calcext:value-type="float">
            <text:p>54.9</text:p>
          </table:table-cell>
          <table:table-cell table:style-name="ce1" office:value-type="float" office:value="51.6" calcext:value-type="float">
            <text:p>51.6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018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2.4" calcext:value-type="float">
            <text:p>62.4</text:p>
          </table:table-cell>
          <table:table-cell table:style-name="ce1" office:value-type="float" office:value="51.9" calcext:value-type="float">
            <text:p>51.9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018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16.9" calcext:value-type="float">
            <text:p>116.9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17.8" calcext:value-type="float">
            <text:p>17.8</text:p>
          </table:table-cell>
          <table:table-cell table:number-columns-repeated="1018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24.5" calcext:value-type="float">
            <text:p>124.5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19.6" calcext:value-type="float">
            <text:p>19.6</text:p>
          </table:table-cell>
          <table:table-cell table:number-columns-repeated="1018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53.3" calcext:value-type="float">
            <text:p>153.3</text:p>
          </table:table-cell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68.3" calcext:value-type="float">
            <text:p>68.3</text:p>
          </table:table-cell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26.3" calcext:value-type="float">
            <text:p>26.3</text:p>
          </table:table-cell>
          <table:table-cell table:number-columns-repeated="1018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69.6" calcext:value-type="float">
            <text:p>169.6</text:p>
          </table:table-cell>
          <table:table-cell table:style-name="ce1" office:value-type="float" office:value="95.1" calcext:value-type="float">
            <text:p>95.1</text:p>
          </table:table-cell>
          <table:table-cell table:style-name="ce1" office:value-type="float" office:value="74.2" calcext:value-type="float">
            <text:p>74.2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29.3" calcext:value-type="float">
            <text:p>29.3</text:p>
          </table:table-cell>
          <table:table-cell table:number-columns-repeated="101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pple_products.csv'.A1:'apple_products.csv'.K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le_5f_products.csv" style:display-name="PageStyle_apple_products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ipkart_5f_Smartphone" style:display-name="PageStyle_Flipkart_Smartph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ual_20_Revenue" style:display-name="PageStyle_Annual Reve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et_20_Penetration_28_iphone_29_" style:display-name="PageStyle_Market Penetration(iph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-wise_20_share" style:display-name="PageStyle_Country-wise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rterly-share" style:display-name="PageStyle_Quarterly-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_20_share" style:display-name="PageStyle_Model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le_20__20_revenue_20_by_20_region" style:display-name="PageStyle_Apple  revenue by reg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3801" meta:object-count="0"/>
    <meta:generator>LibreOfficeDev/6.0.5.2$Linux_X86_64 LibreOffice_project/</meta:generator>
  </office:meta>
</office:document-meta>
</file>